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41">
            <text:p>1041</text:p>
          </table:table-cell>
          <table:table-cell office:value-type="float" office:value="1">
            <text:p>1</text:p>
          </table:table-cell>
          <table:table-cell office:value-type="float" office:value="1062">
            <text:p>1062</text:p>
          </table:table-cell>
          <table:table-cell office:value-type="float" office:value="1082">
            <text:p>1082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 office:value-type="float" office:value="1">
            <text:p>1</text:p>
          </table:table-cell>
          <table:table-cell table:formula="of:=IF(AND([.B2]&gt;[.D2];[.C2]=0);1;&quot;&quot;)">
            <text:p/>
          </table:table-cell>
          <table:table-cell table:formula="of:=IF(AND([.B2]&lt;=[.D2];[.C2]=1);1;&quot;&quot;)" office:value-type="float" office:value="1">
            <text:p>1</text:p>
          </table:table-cell>
          <table:table-cell table:formula="of:=IF(OR(AND([.G2]=1;[.I2]=1);AND([.F2]=1;[.H2]=1));1;&quot;&quot;)" office:value-type="float" office:value="1">
            <text:p>1</text:p>
          </table:table-cell>
          <table:table-cell/>
          <table:table-cell table:formula="of:=([.D2]/[.E2]*100)-100" office:value-type="float" office:value="-1.84842883548984">
            <text:p>-1.8484288355</text:p>
          </table:table-cell>
          <table:table-cell table:formula="of:=IF(OR(AND([.B2]&gt;[.E2];[.C2]=0);AND([.B2]&lt;=[.E2];[.C2]=1));1;&quot;&quot;)" office:value-type="float" office:value="1">
            <text:p>1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1063">
            <text:p>1063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0.846660395108188">
            <text:p>-0.8466603951</text:p>
          </table:table-cell>
          <table:table-cell table:formula="of:=IF(OR(AND([.B3]&gt;[.E3];[.C3]=0);AND([.B3]&lt;=[.E3];[.C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53">
            <text:p>753</text:p>
          </table:table-cell>
          <table:table-cell office:value-type="float" office:value="763">
            <text:p>763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 office:value-type="float" office:value="1">
            <text:p>1</text:p>
          </table:table-cell>
          <table:table-cell table:formula="of:=IF(AND([.B4]&gt;[.D4];[.C4]=0);1;&quot;&quot;)">
            <text:p/>
          </table:table-cell>
          <table:table-cell table:formula="of:=IF(AND([.B4]&lt;=[.D4];[.C4]=1);1;&quot;&quot;)" office:value-type="float" office:value="1">
            <text:p>1</text:p>
          </table:table-cell>
          <table:table-cell table:formula="of:=IF(OR(AND([.G4]=1;[.I4]=1);AND([.F4]=1;[.H4]=1));1;&quot;&quot;)" office:value-type="float" office:value="1">
            <text:p>1</text:p>
          </table:table-cell>
          <table:table-cell/>
          <table:table-cell table:formula="of:=([.D4]/[.E4]*100)-100" office:value-type="float" office:value="-1.31061598951507">
            <text:p>-1.3106159895</text:p>
          </table:table-cell>
          <table:table-cell table:formula="of:=IF(OR(AND([.B4]&gt;[.E4];[.C4]=0);AND([.B4]&lt;=[.E4];[.C4]=1));1;&quot;&quot;)" office:value-type="float" office:value="1">
            <text:p>1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383">
            <text:p>1383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1422">
            <text:p>1422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-1.61744022503515">
            <text:p>-1.617440225</text:p>
          </table:table-cell>
          <table:table-cell table:formula="of:=IF(OR(AND([.B5]&gt;[.E5];[.C5]=0);AND([.B5]&lt;=[.E5];[.C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715">
            <text:p>715</text:p>
          </table:table-cell>
          <table:table-cell office:value-type="float" office:value="0">
            <text:p>0</text:p>
          </table:table-cell>
          <table:table-cell office:value-type="float" office:value="739">
            <text:p>739</text:p>
          </table:table-cell>
          <table:table-cell office:value-type="float" office:value="723">
            <text:p>723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2.21300138312586">
            <text:p>2.2130013831</text:p>
          </table:table-cell>
          <table:table-cell table:formula="of:=IF(OR(AND([.B6]&gt;[.E6];[.C6]=0);AND([.B6]&lt;=[.E6];[.C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float" office:value="772">
            <text:p>772</text:p>
          </table:table-cell>
          <table:table-cell office:value-type="float" office:value="778">
            <text:p>778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 office:value-type="float" office:value="1">
            <text:p>1</text:p>
          </table:table-cell>
          <table:table-cell table:formula="of:=IF(AND([.B7]&gt;[.D7];[.C7]=0);1;&quot;&quot;)">
            <text:p/>
          </table:table-cell>
          <table:table-cell table:formula="of:=IF(AND([.B7]&lt;=[.D7];[.C7]=1);1;&quot;&quot;)" office:value-type="float" office:value="1">
            <text:p>1</text:p>
          </table:table-cell>
          <table:table-cell table:formula="of:=IF(OR(AND([.G7]=1;[.I7]=1);AND([.F7]=1;[.H7]=1));1;&quot;&quot;)" office:value-type="float" office:value="1">
            <text:p>1</text:p>
          </table:table-cell>
          <table:table-cell/>
          <table:table-cell table:formula="of:=([.D7]/[.E7]*100)-100" office:value-type="float" office:value="-0.771208226221077">
            <text:p>-0.7712082262</text:p>
          </table:table-cell>
          <table:table-cell table:formula="of:=IF(OR(AND([.B7]&gt;[.E7];[.C7]=0);AND([.B7]&lt;=[.E7];[.C7]=1));1;&quot;&quot;)" office:value-type="float" office:value="1">
            <text:p>1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1006">
            <text:p>1006</text:p>
          </table:table-cell>
          <table:table-cell office:value-type="float" office:value="1018">
            <text:p>1018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 office:value-type="float" office:value="1">
            <text:p>1</text:p>
          </table:table-cell>
          <table:table-cell table:formula="of:=IF(AND([.B8]&gt;[.D8];[.C8]=0);1;&quot;&quot;)">
            <text:p/>
          </table:table-cell>
          <table:table-cell table:formula="of:=IF(AND([.B8]&lt;=[.D8];[.C8]=1);1;&quot;&quot;)" office:value-type="float" office:value="1">
            <text:p>1</text:p>
          </table:table-cell>
          <table:table-cell table:formula="of:=IF(OR(AND([.G8]=1;[.I8]=1);AND([.F8]=1;[.H8]=1));1;&quot;&quot;)" office:value-type="float" office:value="1">
            <text:p>1</text:p>
          </table:table-cell>
          <table:table-cell/>
          <table:table-cell table:formula="of:=([.D8]/[.E8]*100)-100" office:value-type="float" office:value="-1.17878192534381">
            <text:p>-1.1787819253</text:p>
          </table:table-cell>
          <table:table-cell table:formula="of:=IF(OR(AND([.B8]&gt;[.E8];[.C8]=0);AND([.B8]&lt;=[.E8];[.C8]=1));1;&quot;&quot;)" office:value-type="float" office:value="1">
            <text:p>1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87">
            <text:p>1387</text:p>
          </table:table-cell>
          <table:table-cell office:value-type="float" office:value="1">
            <text:p>1</text:p>
          </table:table-cell>
          <table:table-cell office:value-type="float" office:value="1402">
            <text:p>1402</text:p>
          </table:table-cell>
          <table:table-cell office:value-type="float" office:value="1350">
            <text:p>1350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 office:value-type="float" office:value="1">
            <text:p>1</text:p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3.85185185185186">
            <text:p>3.8518518519</text:p>
          </table:table-cell>
          <table:table-cell table:formula="of:=IF(OR(AND([.B9]&gt;[.E9];[.C9]=0);AND([.B9]&lt;=[.E9];[.C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office:value-type="float" office:value="633">
            <text:p>633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 office:value-type="float" office:value="1">
            <text:p>1</text:p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 office:value-type="float" office:value="1">
            <text:p>1</text:p>
          </table:table-cell>
          <table:table-cell table:formula="of:=IF(OR(AND([.G10]=1;[.I10]=1);AND([.F10]=1;[.H10]=1));1;&quot;&quot;)" office:value-type="float" office:value="1">
            <text:p>1</text:p>
          </table:table-cell>
          <table:table-cell/>
          <table:table-cell table:formula="of:=([.D10]/[.E10]*100)-100" office:value-type="float" office:value="0.315955766192744">
            <text:p>0.3159557662</text:p>
          </table:table-cell>
          <table:table-cell table:formula="of:=IF(OR(AND([.B10]&gt;[.E10];[.C10]=0);AND([.B10]&lt;=[.E10];[.C10]=1));1;&quot;&quot;)" office:value-type="float" office:value="1">
            <text:p>1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030">
            <text:p>12030</text:p>
          </table:table-cell>
          <table:table-cell office:value-type="float" office:value="0">
            <text:p>0</text:p>
          </table:table-cell>
          <table:table-cell office:value-type="float" office:value="12222">
            <text:p>12222</text:p>
          </table:table-cell>
          <table:table-cell office:value-type="float" office:value="12125">
            <text:p>1212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0.799999999999997">
            <text:p>0.8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1984">
            <text:p>198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2035">
            <text:p>2035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 office:value-type="float" office:value="1">
            <text:p>1</text:p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 office:value-type="float" office:value="1">
            <text:p>1</text:p>
          </table:table-cell>
          <table:table-cell table:formula="of:=IF(OR(AND([.G12]=1;[.I12]=1);AND([.F12]=1;[.H12]=1));1;&quot;&quot;)" office:value-type="float" office:value="1">
            <text:p>1</text:p>
          </table:table-cell>
          <table:table-cell/>
          <table:table-cell table:formula="of:=([.D12]/[.E12]*100)-100" office:value-type="float" office:value="-0.884520884520896">
            <text:p>-0.8845208845</text:p>
          </table:table-cell>
          <table:table-cell table:formula="of:=IF(OR(AND([.B12]&gt;[.E12];[.C12]=0);AND([.B12]&lt;=[.E12];[.C12]=1));1;&quot;&quot;)" office:value-type="float" office:value="1">
            <text:p>1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office:value-type="float" office:value="1342">
            <text:p>1342</text:p>
          </table:table-cell>
          <table:table-cell office:value-type="float" office:value="1334">
            <text:p>1334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 office:value-type="float" office:value="1">
            <text:p>1</text:p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 office:value-type="float" office:value="1">
            <text:p>1</text:p>
          </table:table-cell>
          <table:table-cell table:formula="of:=IF(OR(AND([.G13]=1;[.I13]=1);AND([.F13]=1;[.H13]=1));1;&quot;&quot;)" office:value-type="float" office:value="1">
            <text:p>1</text:p>
          </table:table-cell>
          <table:table-cell/>
          <table:table-cell table:formula="of:=([.D13]/[.E13]*100)-100" office:value-type="float" office:value="0.599700149925027">
            <text:p>0.5997001499</text:p>
          </table:table-cell>
          <table:table-cell table:formula="of:=IF(OR(AND([.B13]&gt;[.E13];[.C13]=0);AND([.B13]&lt;=[.E13];[.C13]=1));1;&quot;&quot;)" office:value-type="float" office:value="1">
            <text:p>1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859">
            <text:p>2859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2947">
            <text:p>2947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1.0858500169664">
            <text:p>-1.085850017</text:p>
          </table:table-cell>
          <table:table-cell table:formula="of:=IF(OR(AND([.B14]&gt;[.E14];[.C14]=0);AND([.B14]&lt;=[.E14];[.C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27">
            <text:p>1827</text:p>
          </table:table-cell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 office:value-type="float" office:value="1865">
            <text:p>1865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 office:value-type="float" office:value="1">
            <text:p>1</text:p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 office:value-type="float" office:value="1">
            <text:p>1</text:p>
          </table:table-cell>
          <table:table-cell table:formula="of:=IF(OR(AND([.G15]=1;[.I15]=1);AND([.F15]=1;[.H15]=1));1;&quot;&quot;)" office:value-type="float" office:value="1">
            <text:p>1</text:p>
          </table:table-cell>
          <table:table-cell/>
          <table:table-cell table:formula="of:=([.D15]/[.E15]*100)-100" office:value-type="float" office:value="0.0536193029490732">
            <text:p>0.0536193029</text:p>
          </table:table-cell>
          <table:table-cell table:formula="of:=IF(OR(AND([.B15]&gt;[.E15];[.C15]=0);AND([.B15]&lt;=[.E15];[.C15]=1));1;&quot;&quot;)" office:value-type="float" office:value="1">
            <text:p>1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1141">
            <text:p>1141</text:p>
          </table:table-cell>
          <table:table-cell office:value-type="float" office:value="1153">
            <text:p>1153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-1.04076322636601">
            <text:p>-1.0407632264</text:p>
          </table:table-cell>
          <table:table-cell table:formula="of:=IF(OR(AND([.B16]&gt;[.E16];[.C16]=0);AND([.B16]&lt;=[.E16];[.C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945">
            <text:p>945</text:p>
          </table:table-cell>
          <table:table-cell office:value-type="float" office:value="955">
            <text:p>955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-1.04712041884817">
            <text:p>-1.0471204188</text:p>
          </table:table-cell>
          <table:table-cell table:formula="of:=IF(OR(AND([.B17]&gt;[.E17];[.C17]=0);AND([.B17]&lt;=[.E17];[.C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564">
            <text:p>1564</text:p>
          </table:table-cell>
          <table:table-cell office:value-type="float" office:value="0">
            <text:p>0</text:p>
          </table:table-cell>
          <table:table-cell office:value-type="float" office:value="1596">
            <text:p>1596</text:p>
          </table:table-cell>
          <table:table-cell office:value-type="float" office:value="1583">
            <text:p>1583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0.821225521162347">
            <text:p>0.8212255212</text:p>
          </table:table-cell>
          <table:table-cell table:formula="of:=IF(OR(AND([.B18]&gt;[.E18];[.C18]=0);AND([.B18]&lt;=[.E18];[.C18]=1));1;&quot;&quot;)">
            <text:p/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143">
            <text:p>1143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168">
            <text:p>1168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0.513698630137">
            <text:p>0.5136986301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659">
            <text:p>1659</text:p>
          </table:table-cell>
          <table:table-cell office:value-type="float" office:value="0">
            <text:p>0</text:p>
          </table:table-cell>
          <table:table-cell office:value-type="float" office:value="1682">
            <text:p>1682</text:p>
          </table:table-cell>
          <table:table-cell office:value-type="float" office:value="1733">
            <text:p>1733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-2.94287362954414">
            <text:p>-2.9428736295</text:p>
          </table:table-cell>
          <table:table-cell table:formula="of:=IF(OR(AND([.B20]&gt;[.E20];[.C20]=0);AND([.B20]&lt;=[.E20];[.C20]=1));1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3950">
            <text:p>3950</text:p>
          </table:table-cell>
          <table:table-cell office:value-type="float" office:value="1">
            <text:p>1</text:p>
          </table:table-cell>
          <table:table-cell office:value-type="float" office:value="4054">
            <text:p>4054</text:p>
          </table:table-cell>
          <table:table-cell office:value-type="float" office:value="4080">
            <text:p>4080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 office:value-type="float" office:value="1">
            <text:p>1</text:p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 office:value-type="float" office:value="1">
            <text:p>1</text:p>
          </table:table-cell>
          <table:table-cell table:formula="of:=IF(OR(AND([.G21]=1;[.I21]=1);AND([.F21]=1;[.H21]=1));1;&quot;&quot;)" office:value-type="float" office:value="1">
            <text:p>1</text:p>
          </table:table-cell>
          <table:table-cell/>
          <table:table-cell table:formula="of:=([.D21]/[.E21]*100)-100" office:value-type="float" office:value="-0.637254901960787">
            <text:p>-0.637254902</text:p>
          </table:table-cell>
          <table:table-cell table:formula="of:=IF(OR(AND([.B21]&gt;[.E21];[.C21]=0);AND([.B21]&lt;=[.E21];[.C21]=1));1;&quot;&quot;)" office:value-type="float" office:value="1">
            <text:p>1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077">
            <text:p>1077</text:p>
          </table:table-cell>
          <table:table-cell office:value-type="float" office:value="0">
            <text:p>0</text:p>
          </table:table-cell>
          <table:table-cell office:value-type="float" office:value="1105">
            <text:p>1105</text:p>
          </table:table-cell>
          <table:table-cell office:value-type="float" office:value="1080">
            <text:p>108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2.31481481481481">
            <text:p>2.3148148148</text:p>
          </table:table-cell>
          <table:table-cell table:formula="of:=IF(OR(AND([.B22]&gt;[.E22];[.C22]=0);AND([.B22]&lt;=[.E22];[.C22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140">
            <text:p>5140</text:p>
          </table:table-cell>
          <table:table-cell office:value-type="float" office:value="0">
            <text:p>0</text:p>
          </table:table-cell>
          <table:table-cell office:value-type="float" office:value="5189">
            <text:p>5189</text:p>
          </table:table-cell>
          <table:table-cell office:value-type="float" office:value="5440">
            <text:p>5440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4.61397058823529">
            <text:p>-4.6139705882</text:p>
          </table:table-cell>
          <table:table-cell table:formula="of:=IF(OR(AND([.B23]&gt;[.E23];[.C23]=0);AND([.B23]&lt;=[.E23];[.C23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3859">
            <text:p>3859</text:p>
          </table:table-cell>
          <table:table-cell office:value-type="float" office:value="3855">
            <text:p>3855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 office:value-type="float" office:value="1">
            <text:p>1</text:p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 office:value-type="float" office:value="1">
            <text:p>1</text:p>
          </table:table-cell>
          <table:table-cell table:formula="of:=IF(OR(AND([.G24]=1;[.I24]=1);AND([.F24]=1;[.H24]=1));1;&quot;&quot;)" office:value-type="float" office:value="1">
            <text:p>1</text:p>
          </table:table-cell>
          <table:table-cell/>
          <table:table-cell table:formula="of:=([.D24]/[.E24]*100)-100" office:value-type="float" office:value="0.103761348897535">
            <text:p>0.1037613489</text:p>
          </table:table-cell>
          <table:table-cell table:formula="of:=IF(OR(AND([.B24]&gt;[.E24];[.C24]=0);AND([.B24]&lt;=[.E24];[.C24]=1));1;&quot;&quot;)" office:value-type="float" office:value="1">
            <text:p>1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5810">
            <text:p>5810</text:p>
          </table:table-cell>
          <table:table-cell office:value-type="float" office:value="0">
            <text:p>0</text:p>
          </table:table-cell>
          <table:table-cell office:value-type="float" office:value="5935">
            <text:p>5935</text:p>
          </table:table-cell>
          <table:table-cell office:value-type="float" office:value="5940">
            <text:p>594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-0.0841750841750866">
            <text:p>-0.0841750842</text:p>
          </table:table-cell>
          <table:table-cell table:formula="of:=IF(OR(AND([.B25]&gt;[.E25];[.C25]=0);AND([.B25]&lt;=[.E25];[.C25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030">
            <text:p>18030</text:p>
          </table:table-cell>
          <table:table-cell office:value-type="float" office:value="1">
            <text:p>1</text:p>
          </table:table-cell>
          <table:table-cell office:value-type="float" office:value="17607">
            <text:p>17607</text:p>
          </table:table-cell>
          <table:table-cell office:value-type="float" office:value="18030">
            <text:p>18030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-2.34608985024958">
            <text:p>-2.3460898502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420">
            <text:p>2420</text:p>
          </table:table-cell>
          <table:table-cell office:value-type="float" office:value="0">
            <text:p>0</text:p>
          </table:table-cell>
          <table:table-cell office:value-type="float" office:value="2458">
            <text:p>2458</text:p>
          </table:table-cell>
          <table:table-cell office:value-type="float" office:value="2436">
            <text:p>2436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0.90311986863712">
            <text:p>0.9031198686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22">
            <text:p>1822</text:p>
          </table:table-cell>
          <table:table-cell office:value-type="float" office:value="0">
            <text:p>0</text:p>
          </table:table-cell>
          <table:table-cell office:value-type="float" office:value="1842">
            <text:p>1842</text:p>
          </table:table-cell>
          <table:table-cell office:value-type="float" office:value="1850">
            <text:p>1850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0.432432432432421">
            <text:p>-0.4324324324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083">
            <text:p>1083</text:p>
          </table:table-cell>
          <table:table-cell office:value-type="float" office:value="0">
            <text:p>0</text:p>
          </table:table-cell>
          <table:table-cell office:value-type="float" office:value="1098">
            <text:p>1098</text:p>
          </table:table-cell>
          <table:table-cell office:value-type="float" office:value="1099">
            <text:p>1099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0.0909918107370231">
            <text:p>-0.0909918107</text:p>
          </table:table-cell>
          <table:table-cell table:formula="of:=IF(OR(AND([.B29]&gt;[.E29];[.C29]=0);AND([.B29]&lt;=[.E29];[.C29]=1));1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855">
            <text:p>4855</text:p>
          </table:table-cell>
          <table:table-cell office:value-type="float" office:value="1">
            <text:p>1</text:p>
          </table:table-cell>
          <table:table-cell office:value-type="float" office:value="4956">
            <text:p>4956</text:p>
          </table:table-cell>
          <table:table-cell office:value-type="float" office:value="5040">
            <text:p>504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 office:value-type="float" office:value="1">
            <text:p>1</text:p>
          </table:table-cell>
          <table:table-cell table:formula="of:=IF(OR(AND([.G30]=1;[.I30]=1);AND([.F30]=1;[.H30]=1));1;&quot;&quot;)" office:value-type="float" office:value="1">
            <text:p>1</text:p>
          </table:table-cell>
          <table:table-cell/>
          <table:table-cell table:formula="of:=([.D30]/[.E30]*100)-100" office:value-type="float" office:value="-1.66666666666667">
            <text:p>-1.6666666667</text:p>
          </table:table-cell>
          <table:table-cell table:formula="of:=IF(OR(AND([.B30]&gt;[.E30];[.C30]=0);AND([.B30]&lt;=[.E30];[.C30]=1));1;&quot;&quot;)" office:value-type="float" office:value="1">
            <text:p>1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260">
            <text:p>5260</text:p>
          </table:table-cell>
          <table:table-cell office:value-type="float" office:value="0">
            <text:p>0</text:p>
          </table:table-cell>
          <table:table-cell office:value-type="float" office:value="5289">
            <text:p>5289</text:p>
          </table:table-cell>
          <table:table-cell office:value-type="float" office:value="5440">
            <text:p>5440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2.77573529411764">
            <text:p>-2.7757352941</text:p>
          </table:table-cell>
          <table:table-cell table:formula="of:=IF(OR(AND([.B31]&gt;[.E31];[.C31]=0);AND([.B31]&lt;=[.E31];[.C31]=1));1;&quot;&quot;)">
            <text:p/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float" office:value="794">
            <text:p>794</text:p>
          </table:table-cell>
          <table:table-cell office:value-type="float" office:value="801">
            <text:p>801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 office:value-type="float" office:value="1">
            <text:p>1</text:p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 office:value-type="float" office:value="1">
            <text:p>1</text:p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  <table:table-cell table:formula="of:=([.D32]/[.E32]*100)-100" office:value-type="float" office:value="-0.873907615480647">
            <text:p>-0.8739076155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52">
            <text:p>1852</text:p>
          </table:table-cell>
          <table:table-cell office:value-type="float" office:value="1">
            <text:p>1</text:p>
          </table:table-cell>
          <table:table-cell office:value-type="float" office:value="1893">
            <text:p>1893</text:p>
          </table:table-cell>
          <table:table-cell office:value-type="float" office:value="1934">
            <text:p>1934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 office:value-type="float" office:value="1">
            <text:p>1</text:p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 office:value-type="float" office:value="1">
            <text:p>1</text:p>
          </table:table-cell>
          <table:table-cell table:formula="of:=IF(OR(AND([.G33]=1;[.I33]=1);AND([.F33]=1;[.H33]=1));1;&quot;&quot;)" office:value-type="float" office:value="1">
            <text:p>1</text:p>
          </table:table-cell>
          <table:table-cell/>
          <table:table-cell table:formula="of:=([.D33]/[.E33]*100)-100" office:value-type="float" office:value="-2.11995863495346">
            <text:p>-2.119958635</text:p>
          </table:table-cell>
          <table:table-cell table:formula="of:=IF(OR(AND([.B33]&gt;[.E33];[.C33]=0);AND([.B33]&lt;=[.E33];[.C33]=1));1;&quot;&quot;)" office:value-type="float" office:value="1">
            <text:p>1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float" office:value="406">
            <text:p>406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 office:value-type="float" office:value="1">
            <text:p>1</text:p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 office:value-type="float" office:value="1">
            <text:p>1</text:p>
          </table:table-cell>
          <table:table-cell table:formula="of:=IF(OR(AND([.G34]=1;[.I34]=1);AND([.F34]=1;[.H34]=1));1;&quot;&quot;)" office:value-type="float" office:value="1">
            <text:p>1</text:p>
          </table:table-cell>
          <table:table-cell/>
          <table:table-cell table:formula="of:=([.D34]/[.E34]*100)-100" office:value-type="float" office:value="1.97044334975369">
            <text:p>1.9704433498</text:p>
          </table:table-cell>
          <table:table-cell table:formula="of:=IF(OR(AND([.B34]&gt;[.E34];[.C34]=0);AND([.B34]&lt;=[.E34];[.C34]=1));1;&quot;&quot;)" office:value-type="float" office:value="1">
            <text:p>1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1942">
            <text:p>1942</text:p>
          </table:table-cell>
          <table:table-cell office:value-type="float" office:value="1">
            <text:p>1</text:p>
          </table:table-cell>
          <table:table-cell office:value-type="float" office:value="1992">
            <text:p>1992</text:p>
          </table:table-cell>
          <table:table-cell office:value-type="float" office:value="2018">
            <text:p>2018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 office:value-type="float" office:value="1">
            <text:p>1</text:p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  <table:table-cell table:formula="of:=([.D35]/[.E35]*100)-100" office:value-type="float" office:value="-1.28840436075322">
            <text:p>-1.2884043608</text:p>
          </table:table-cell>
          <table:table-cell table:formula="of:=IF(OR(AND([.B35]&gt;[.E35];[.C35]=0);AND([.B35]&lt;=[.E35];[.C35]=1));1;&quot;&quot;)" office:value-type="float" office:value="1">
            <text:p>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270">
            <text:p>2270</text:p>
          </table:table-cell>
          <table:table-cell office:value-type="float" office:value="1">
            <text:p>1</text:p>
          </table:table-cell>
          <table:table-cell office:value-type="float" office:value="2326">
            <text:p>2326</text:p>
          </table:table-cell>
          <table:table-cell office:value-type="float" office:value="2367">
            <text:p>2367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 office:value-type="float" office:value="1">
            <text:p>1</text:p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 office:value-type="float" office:value="1">
            <text:p>1</text:p>
          </table:table-cell>
          <table:table-cell table:formula="of:=IF(OR(AND([.G36]=1;[.I36]=1);AND([.F36]=1;[.H36]=1));1;&quot;&quot;)" office:value-type="float" office:value="1">
            <text:p>1</text:p>
          </table:table-cell>
          <table:table-cell/>
          <table:table-cell table:formula="of:=([.D36]/[.E36]*100)-100" office:value-type="float" office:value="-1.73215040135192">
            <text:p>-1.7321504014</text:p>
          </table:table-cell>
          <table:table-cell table:formula="of:=IF(OR(AND([.B36]&gt;[.E36];[.C36]=0);AND([.B36]&lt;=[.E36];[.C36]=1));1;&quot;&quot;)" office:value-type="float" office:value="1">
            <text:p>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238">
            <text:p>2238</text:p>
          </table:table-cell>
          <table:table-cell office:value-type="float" office:value="1">
            <text:p>1</text:p>
          </table:table-cell>
          <table:table-cell office:value-type="float" office:value="2256">
            <text:p>2256</text:p>
          </table:table-cell>
          <table:table-cell office:value-type="float" office:value="2219">
            <text:p>2219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 office:value-type="float" office:value="1">
            <text:p>1</text:p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1.66741775574583">
            <text:p>1.6674177557</text:p>
          </table:table-cell>
          <table:table-cell table:formula="of:=IF(OR(AND([.B37]&gt;[.E37];[.C37]=0);AND([.B37]&lt;=[.E37];[.C37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03">
            <text:p>1103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1131">
            <text:p>1131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 office:value-type="float" office:value="1">
            <text:p>1</text:p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 office:value-type="float" office:value="1">
            <text:p>1</text:p>
          </table:table-cell>
          <table:table-cell table:formula="of:=IF(OR(AND([.G38]=1;[.I38]=1);AND([.F38]=1;[.H38]=1));1;&quot;&quot;)" office:value-type="float" office:value="1">
            <text:p>1</text:p>
          </table:table-cell>
          <table:table-cell/>
          <table:table-cell table:formula="of:=([.D38]/[.E38]*100)-100" office:value-type="float" office:value="0.618921308576475">
            <text:p>0.6189213086</text:p>
          </table:table-cell>
          <table:table-cell table:formula="of:=IF(OR(AND([.B38]&gt;[.E38];[.C38]=0);AND([.B38]&lt;=[.E38];[.C38]=1));1;&quot;&quot;)" office:value-type="float" office:value="1">
            <text:p>1</text:p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765">
            <text:p>3765</text:p>
          </table:table-cell>
          <table:table-cell office:value-type="float" office:value="0">
            <text:p>0</text:p>
          </table:table-cell>
          <table:table-cell office:value-type="float" office:value="3821">
            <text:p>3821</text:p>
          </table:table-cell>
          <table:table-cell office:value-type="float" office:value="3870">
            <text:p>3870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1.26614987080103">
            <text:p>-1.2661498708</text:p>
          </table:table-cell>
          <table:table-cell table:formula="of:=IF(OR(AND([.B39]&gt;[.E39];[.C39]=0);AND([.B39]&lt;=[.E39];[.C39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526">
            <text:p>1526</text:p>
          </table:table-cell>
          <table:table-cell office:value-type="float" office:value="0">
            <text:p>0</text:p>
          </table:table-cell>
          <table:table-cell office:value-type="float" office:value="1569">
            <text:p>1569</text:p>
          </table:table-cell>
          <table:table-cell office:value-type="float" office:value="1565">
            <text:p>1565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0.255591054313101">
            <text:p>0.2555910543</text:p>
          </table:table-cell>
          <table:table-cell table:formula="of:=IF(OR(AND([.B40]&gt;[.E40];[.C40]=0);AND([.B40]&lt;=[.E40];[.C40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 office:value-type="float" office:value="2441">
            <text:p>2441</text:p>
          </table:table-cell>
          <table:table-cell office:value-type="float" office:value="2499">
            <text:p>2499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 office:value-type="float" office:value="1">
            <text:p>1</text:p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 office:value-type="float" office:value="1">
            <text:p>1</text:p>
          </table:table-cell>
          <table:table-cell table:formula="of:=IF(OR(AND([.G41]=1;[.I41]=1);AND([.F41]=1;[.H41]=1));1;&quot;&quot;)" office:value-type="float" office:value="1">
            <text:p>1</text:p>
          </table:table-cell>
          <table:table-cell/>
          <table:table-cell table:formula="of:=([.D41]/[.E41]*100)-100" office:value-type="float" office:value="-2.32092837134854">
            <text:p>-2.3209283713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540">
            <text:p>8540</text:p>
          </table:table-cell>
          <table:table-cell office:value-type="float" office:value="1">
            <text:p>1</text:p>
          </table:table-cell>
          <table:table-cell office:value-type="float" office:value="8649">
            <text:p>8649</text:p>
          </table:table-cell>
          <table:table-cell office:value-type="float" office:value="8810">
            <text:p>881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 office:value-type="float" office:value="1">
            <text:p>1</text:p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 office:value-type="float" office:value="1">
            <text:p>1</text:p>
          </table:table-cell>
          <table:table-cell table:formula="of:=IF(OR(AND([.G42]=1;[.I42]=1);AND([.F42]=1;[.H42]=1));1;&quot;&quot;)" office:value-type="float" office:value="1">
            <text:p>1</text:p>
          </table:table-cell>
          <table:table-cell/>
          <table:table-cell table:formula="of:=([.D42]/[.E42]*100)-100" office:value-type="float" office:value="-1.82746878547106">
            <text:p>-1.8274687855</text:p>
          </table:table-cell>
          <table:table-cell table:formula="of:=IF(OR(AND([.B42]&gt;[.E42];[.C42]=0);AND([.B42]&lt;=[.E42];[.C42]=1));1;&quot;&quot;)" office:value-type="float" office:value="1">
            <text:p>1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590">
            <text:p>6590</text:p>
          </table:table-cell>
          <table:table-cell office:value-type="float" office:value="1">
            <text:p>1</text:p>
          </table:table-cell>
          <table:table-cell office:value-type="float" office:value="6754">
            <text:p>6754</text:p>
          </table:table-cell>
          <table:table-cell office:value-type="float" office:value="6660">
            <text:p>6660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 office:value-type="float" office:value="1">
            <text:p>1</text:p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 office:value-type="float" office:value="1">
            <text:p>1</text:p>
          </table:table-cell>
          <table:table-cell table:formula="of:=IF(OR(AND([.G43]=1;[.I43]=1);AND([.F43]=1;[.H43]=1));1;&quot;&quot;)" office:value-type="float" office:value="1">
            <text:p>1</text:p>
          </table:table-cell>
          <table:table-cell/>
          <table:table-cell table:formula="of:=([.D43]/[.E43]*100)-100" office:value-type="float" office:value="1.41141141141141">
            <text:p>1.4114114114</text:p>
          </table:table-cell>
          <table:table-cell table:formula="of:=IF(OR(AND([.B43]&gt;[.E43];[.C43]=0);AND([.B43]&lt;=[.E43];[.C43]=1));1;&quot;&quot;)" office:value-type="float" office:value="1">
            <text:p>1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519">
            <text:p>1519</text:p>
          </table:table-cell>
          <table:table-cell office:value-type="float" office:value="1">
            <text:p>1</text:p>
          </table:table-cell>
          <table:table-cell office:value-type="float" office:value="1540">
            <text:p>1540</text:p>
          </table:table-cell>
          <table:table-cell office:value-type="float" office:value="1566">
            <text:p>1566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 office:value-type="float" office:value="1">
            <text:p>1</text:p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 office:value-type="float" office:value="1">
            <text:p>1</text:p>
          </table:table-cell>
          <table:table-cell table:formula="of:=IF(OR(AND([.G44]=1;[.I44]=1);AND([.F44]=1;[.H44]=1));1;&quot;&quot;)" office:value-type="float" office:value="1">
            <text:p>1</text:p>
          </table:table-cell>
          <table:table-cell/>
          <table:table-cell table:formula="of:=([.D44]/[.E44]*100)-100" office:value-type="float" office:value="-1.66028097062579">
            <text:p>-1.6602809706</text:p>
          </table:table-cell>
          <table:table-cell table:formula="of:=IF(OR(AND([.B44]&gt;[.E44];[.C44]=0);AND([.B44]&lt;=[.E44];[.C44]=1));1;&quot;&quot;)" office:value-type="float" office:value="1">
            <text:p>1</text:p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865">
            <text:p>1865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1909">
            <text:p>1909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1.57150340492404">
            <text:p>-1.5715034049</text:p>
          </table:table-cell>
          <table:table-cell table:formula="of:=IF(OR(AND([.B45]&gt;[.E45];[.C45]=0);AND([.B45]&lt;=[.E45];[.C45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650">
            <text:p>3650</text:p>
          </table:table-cell>
          <table:table-cell office:value-type="float" office:value="1">
            <text:p>1</text:p>
          </table:table-cell>
          <table:table-cell office:value-type="float" office:value="3722">
            <text:p>3722</text:p>
          </table:table-cell>
          <table:table-cell office:value-type="float" office:value="3785">
            <text:p>3785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 office:value-type="float" office:value="1">
            <text:p>1</text:p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 office:value-type="float" office:value="1">
            <text:p>1</text:p>
          </table:table-cell>
          <table:table-cell table:formula="of:=IF(OR(AND([.G46]=1;[.I46]=1);AND([.F46]=1;[.H46]=1));1;&quot;&quot;)" office:value-type="float" office:value="1">
            <text:p>1</text:p>
          </table:table-cell>
          <table:table-cell/>
          <table:table-cell table:formula="of:=([.D46]/[.E46]*100)-100" office:value-type="float" office:value="-1.66446499339497">
            <text:p>-1.6644649934</text:p>
          </table:table-cell>
          <table:table-cell table:formula="of:=IF(OR(AND([.B46]&gt;[.E46];[.C46]=0);AND([.B46]&lt;=[.E46];[.C46]=1));1;&quot;&quot;)" office:value-type="float" office:value="1">
            <text:p>1</text:p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52">
            <text:p>2652</text:p>
          </table:table-cell>
          <table:table-cell office:value-type="float" office:value="1">
            <text:p>1</text:p>
          </table:table-cell>
          <table:table-cell office:value-type="float" office:value="2672">
            <text:p>2672</text:p>
          </table:table-cell>
          <table:table-cell office:value-type="float" office:value="2689">
            <text:p>2689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 office:value-type="float" office:value="1">
            <text:p>1</text:p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 office:value-type="float" office:value="1">
            <text:p>1</text:p>
          </table:table-cell>
          <table:table-cell table:formula="of:=IF(OR(AND([.G47]=1;[.I47]=1);AND([.F47]=1;[.H47]=1));1;&quot;&quot;)" office:value-type="float" office:value="1">
            <text:p>1</text:p>
          </table:table-cell>
          <table:table-cell/>
          <table:table-cell table:formula="of:=([.D47]/[.E47]*100)-100" office:value-type="float" office:value="-0.632205280773519">
            <text:p>-0.6322052808</text:p>
          </table:table-cell>
          <table:table-cell table:formula="of:=IF(OR(AND([.B47]&gt;[.E47];[.C47]=0);AND([.B47]&lt;=[.E47];[.C47]=1));1;&quot;&quot;)" office:value-type="float" office:value="1">
            <text:p>1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295">
            <text:p>3295</text:p>
          </table:table-cell>
          <table:table-cell office:value-type="float" office:value="1">
            <text:p>1</text:p>
          </table:table-cell>
          <table:table-cell office:value-type="float" office:value="3377">
            <text:p>3377</text:p>
          </table:table-cell>
          <table:table-cell office:value-type="float" office:value="3460">
            <text:p>3460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 office:value-type="float" office:value="1">
            <text:p>1</text:p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 office:value-type="float" office:value="1">
            <text:p>1</text:p>
          </table:table-cell>
          <table:table-cell table:formula="of:=IF(OR(AND([.G48]=1;[.I48]=1);AND([.F48]=1;[.H48]=1));1;&quot;&quot;)" office:value-type="float" office:value="1">
            <text:p>1</text:p>
          </table:table-cell>
          <table:table-cell/>
          <table:table-cell table:formula="of:=([.D48]/[.E48]*100)-100" office:value-type="float" office:value="-2.39884393063583">
            <text:p>-2.3988439306</text:p>
          </table:table-cell>
          <table:table-cell table:formula="of:=IF(OR(AND([.B48]&gt;[.E48];[.C48]=0);AND([.B48]&lt;=[.E48];[.C48]=1));1;&quot;&quot;)" office:value-type="float" office:value="1">
            <text:p>1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0.900900900900894">
            <text:p>0.9009009009</text:p>
          </table:table-cell>
          <table:table-cell table:formula="of:=IF(OR(AND([.B49]&gt;[.E49];[.C49]=0);AND([.B49]&lt;=[.E49];[.C49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681">
            <text:p>2681</text:p>
          </table:table-cell>
          <table:table-cell office:value-type="float" office:value="1">
            <text:p>1</text:p>
          </table:table-cell>
          <table:table-cell office:value-type="float" office:value="2726">
            <text:p>2726</text:p>
          </table:table-cell>
          <table:table-cell office:value-type="float" office:value="2861">
            <text:p>2861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 office:value-type="float" office:value="1">
            <text:p>1</text:p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 office:value-type="float" office:value="1">
            <text:p>1</text:p>
          </table:table-cell>
          <table:table-cell table:formula="of:=IF(OR(AND([.G50]=1;[.I50]=1);AND([.F50]=1;[.H50]=1));1;&quot;&quot;)" office:value-type="float" office:value="1">
            <text:p>1</text:p>
          </table:table-cell>
          <table:table-cell/>
          <table:table-cell table:formula="of:=([.D50]/[.E50]*100)-100" office:value-type="float" office:value="-4.71862984970291">
            <text:p>-4.7186298497</text:p>
          </table:table-cell>
          <table:table-cell table:formula="of:=IF(OR(AND([.B50]&gt;[.E50];[.C50]=0);AND([.B50]&lt;=[.E50];[.C50]=1));1;&quot;&quot;)" office:value-type="float" office:value="1">
            <text:p>1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630">
            <text:p>5630</text:p>
          </table:table-cell>
          <table:table-cell office:value-type="float" office:value="1">
            <text:p>1</text:p>
          </table:table-cell>
          <table:table-cell office:value-type="float" office:value="5664">
            <text:p>5664</text:p>
          </table:table-cell>
          <table:table-cell office:value-type="float" office:value="5900">
            <text:p>590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 office:value-type="float" office:value="1">
            <text:p>1</text:p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 office:value-type="float" office:value="1">
            <text:p>1</text:p>
          </table:table-cell>
          <table:table-cell table:formula="of:=IF(OR(AND([.G51]=1;[.I51]=1);AND([.F51]=1;[.H51]=1));1;&quot;&quot;)" office:value-type="float" office:value="1">
            <text:p>1</text:p>
          </table:table-cell>
          <table:table-cell/>
          <table:table-cell table:formula="of:=([.D51]/[.E51]*100)-100" office:value-type="float" office:value="-4">
            <text:p>-4</text:p>
          </table:table-cell>
          <table:table-cell table:formula="of:=IF(OR(AND([.B51]&gt;[.E51];[.C51]=0);AND([.B51]&lt;=[.E51];[.C51]=1));1;&quot;&quot;)" office:value-type="float" office:value="1">
            <text:p>1</text:p>
          </table:table-cell>
        </table:table-row>
        <table:table-row table:style-name="ro2">
          <table:table-cell office:value-type="float" office:value="2784">
            <text:p>2784</text:p>
          </table:table-cell>
          <table:table-cell office:value-type="float" office:value="1967">
            <text:p>1967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float" office:value="2035">
            <text:p>2035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-1.03194103194103">
            <text:p>-1.0319410319</text:p>
          </table:table-cell>
          <table:table-cell table:formula="of:=IF(OR(AND([.B52]&gt;[.E52];[.C52]=0);AND([.B52]&lt;=[.E52];[.C52]=1));1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285">
            <text:p>3285</text:p>
          </table:table-cell>
          <table:table-cell office:value-type="float" office:value="0">
            <text:p>0</text:p>
          </table:table-cell>
          <table:table-cell office:value-type="float" office:value="3350">
            <text:p>3350</text:p>
          </table:table-cell>
          <table:table-cell office:value-type="float" office:value="3280">
            <text:p>3280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2.13414634146341">
            <text:p>2.1341463415</text:p>
          </table:table-cell>
          <table:table-cell table:formula="of:=IF(OR(AND([.B53]&gt;[.E53];[.C53]=0);AND([.B53]&lt;=[.E53];[.C53]=1));1;&quot;&quot;)" office:value-type="float" office:value="1">
            <text:p>1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19">
            <text:p>2419</text:p>
          </table:table-cell>
          <table:table-cell office:value-type="float" office:value="0">
            <text:p>0</text:p>
          </table:table-cell>
          <table:table-cell office:value-type="float" office:value="2465">
            <text:p>2465</text:p>
          </table:table-cell>
          <table:table-cell office:value-type="float" office:value="2515">
            <text:p>2515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-1.98807157057655">
            <text:p>-1.9880715706</text:p>
          </table:table-cell>
          <table:table-cell table:formula="of:=IF(OR(AND([.B54]&gt;[.E54];[.C54]=0);AND([.B54]&lt;=[.E54];[.C54]=1));1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316">
            <text:p>2316</text:p>
          </table:table-cell>
          <table:table-cell office:value-type="float" office:value="1">
            <text:p>1</text:p>
          </table:table-cell>
          <table:table-cell office:value-type="float" office:value="2367">
            <text:p>2367</text:p>
          </table:table-cell>
          <table:table-cell office:value-type="float" office:value="2373">
            <text:p>2373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 office:value-type="float" office:value="1">
            <text:p>1</text:p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 office:value-type="float" office:value="1">
            <text:p>1</text:p>
          </table:table-cell>
          <table:table-cell table:formula="of:=IF(OR(AND([.G55]=1;[.I55]=1);AND([.F55]=1;[.H55]=1));1;&quot;&quot;)" office:value-type="float" office:value="1">
            <text:p>1</text:p>
          </table:table-cell>
          <table:table-cell/>
          <table:table-cell table:formula="of:=([.D55]/[.E55]*100)-100" office:value-type="float" office:value="-0.252844500632108">
            <text:p>-0.2528445006</text:p>
          </table:table-cell>
          <table:table-cell table:formula="of:=IF(OR(AND([.B55]&gt;[.E55];[.C55]=0);AND([.B55]&lt;=[.E55];[.C55]=1));1;&quot;&quot;)" office:value-type="float" office:value="1">
            <text:p>1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746">
            <text:p>746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-2.81501340482573">
            <text:p>-2.8150134048</text:p>
          </table:table-cell>
          <table:table-cell table:formula="of:=IF(OR(AND([.B56]&gt;[.E56];[.C56]=0);AND([.B56]&lt;=[.E56];[.C56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10">
            <text:p>4410</text:p>
          </table:table-cell>
          <table:table-cell office:value-type="float" office:value="1">
            <text:p>1</text:p>
          </table:table-cell>
          <table:table-cell office:value-type="float" office:value="4447">
            <text:p>4447</text:p>
          </table:table-cell>
          <table:table-cell office:value-type="float" office:value="4520">
            <text:p>4520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 office:value-type="float" office:value="1">
            <text:p>1</text:p>
          </table:table-cell>
          <table:table-cell table:formula="of:=IF(OR(AND([.G57]=1;[.I57]=1);AND([.F57]=1;[.H57]=1));1;&quot;&quot;)" office:value-type="float" office:value="1">
            <text:p>1</text:p>
          </table:table-cell>
          <table:table-cell/>
          <table:table-cell table:formula="of:=([.D57]/[.E57]*100)-100" office:value-type="float" office:value="-1.61504424778761">
            <text:p>-1.6150442478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320">
            <text:p>5320</text:p>
          </table:table-cell>
          <table:table-cell office:value-type="float" office:value="0">
            <text:p>0</text:p>
          </table:table-cell>
          <table:table-cell office:value-type="float" office:value="5354">
            <text:p>5354</text:p>
          </table:table-cell>
          <table:table-cell office:value-type="float" office:value="5490">
            <text:p>5490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-2.47723132969034">
            <text:p>-2.4772313297</text:p>
          </table:table-cell>
          <table:table-cell table:formula="of:=IF(OR(AND([.B58]&gt;[.E58];[.C58]=0);AND([.B58]&lt;=[.E58];[.C58]=1));1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3961">
            <text:p>3961</text:p>
          </table:table-cell>
          <table:table-cell office:value-type="float" office:value="0">
            <text:p>0</text:p>
          </table:table-cell>
          <table:table-cell office:value-type="float" office:value="4042">
            <text:p>4042</text:p>
          </table:table-cell>
          <table:table-cell office:value-type="float" office:value="3695">
            <text:p>3695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9.39106901217861">
            <text:p>9.3910690122</text:p>
          </table:table-cell>
          <table:table-cell table:formula="of:=IF(OR(AND([.B59]&gt;[.E59];[.C59]=0);AND([.B59]&lt;=[.E59];[.C59]=1));1;&quot;&quot;)" office:value-type="float" office:value="1">
            <text:p>1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1543">
            <text:p>1543</text:p>
          </table:table-cell>
          <table:table-cell office:value-type="float" office:value="1550">
            <text:p>1550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-0.451612903225808">
            <text:p>-0.4516129032</text:p>
          </table:table-cell>
          <table:table-cell table:formula="of:=IF(OR(AND([.B60]&gt;[.E60];[.C60]=0);AND([.B60]&lt;=[.E60];[.C60]=1));1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52">
            <text:p>1052</text:p>
          </table:table-cell>
          <table:table-cell office:value-type="float" office:value="1">
            <text:p>1</text:p>
          </table:table-cell>
          <table:table-cell office:value-type="float" office:value="1069">
            <text:p>1069</text:p>
          </table:table-cell>
          <table:table-cell office:value-type="float" office:value="1077">
            <text:p>1077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 office:value-type="float" office:value="1">
            <text:p>1</text:p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 office:value-type="float" office:value="1">
            <text:p>1</text:p>
          </table:table-cell>
          <table:table-cell table:formula="of:=IF(OR(AND([.G61]=1;[.I61]=1);AND([.F61]=1;[.H61]=1));1;&quot;&quot;)" office:value-type="float" office:value="1">
            <text:p>1</text:p>
          </table:table-cell>
          <table:table-cell/>
          <table:table-cell table:formula="of:=([.D61]/[.E61]*100)-100" office:value-type="float" office:value="-0.742804085422463">
            <text:p>-0.7428040854</text:p>
          </table:table-cell>
          <table:table-cell table:formula="of:=IF(OR(AND([.B61]&gt;[.E61];[.C61]=0);AND([.B61]&lt;=[.E61];[.C61]=1));1;&quot;&quot;)" office:value-type="float" office:value="1">
            <text:p>1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1034">
            <text:p>1034</text:p>
          </table:table-cell>
          <table:table-cell office:value-type="float" office:value="1039">
            <text:p>1039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 office:value-type="float" office:value="1">
            <text:p>1</text:p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 office:value-type="float" office:value="1">
            <text:p>1</text:p>
          </table:table-cell>
          <table:table-cell table:formula="of:=IF(OR(AND([.G62]=1;[.I62]=1);AND([.F62]=1;[.H62]=1));1;&quot;&quot;)" office:value-type="float" office:value="1">
            <text:p>1</text:p>
          </table:table-cell>
          <table:table-cell/>
          <table:table-cell table:formula="of:=([.D62]/[.E62]*100)-100" office:value-type="float" office:value="-0.481231953801725">
            <text:p>-0.4812319538</text:p>
          </table:table-cell>
          <table:table-cell table:formula="of:=IF(OR(AND([.B62]&gt;[.E62];[.C62]=0);AND([.B62]&lt;=[.E62];[.C62]=1));1;&quot;&quot;)" office:value-type="float" office:value="1">
            <text:p>1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65">
            <text:p>5465</text:p>
          </table:table-cell>
          <table:table-cell office:value-type="float" office:value="5480">
            <text:p>548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0.273722627737229">
            <text:p>-0.2737226277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65">
            <text:p>1865</text:p>
          </table:table-cell>
          <table:table-cell office:value-type="float" office:value="1">
            <text:p>1</text:p>
          </table:table-cell>
          <table:table-cell office:value-type="float" office:value="1904">
            <text:p>1904</text:p>
          </table:table-cell>
          <table:table-cell office:value-type="float" office:value="1934">
            <text:p>1934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 office:value-type="float" office:value="1">
            <text:p>1</text:p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-1.5511892450879">
            <text:p>-1.5511892451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130">
            <text:p>5130</text:p>
          </table:table-cell>
          <table:table-cell office:value-type="float" office:value="1">
            <text:p>1</text:p>
          </table:table-cell>
          <table:table-cell office:value-type="float" office:value="5189">
            <text:p>5189</text:p>
          </table:table-cell>
          <table:table-cell office:value-type="float" office:value="5290">
            <text:p>5290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 office:value-type="float" office:value="1">
            <text:p>1</text:p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 office:value-type="float" office:value="1">
            <text:p>1</text:p>
          </table:table-cell>
          <table:table-cell table:formula="of:=IF(OR(AND([.G65]=1;[.I65]=1);AND([.F65]=1;[.H65]=1));1;&quot;&quot;)" office:value-type="float" office:value="1">
            <text:p>1</text:p>
          </table:table-cell>
          <table:table-cell/>
          <table:table-cell table:formula="of:=([.D65]/[.E65]*100)-100" office:value-type="float" office:value="-1.90926275992439">
            <text:p>-1.9092627599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745">
            <text:p>3745</text:p>
          </table:table-cell>
          <table:table-cell office:value-type="float" office:value="1">
            <text:p>1</text:p>
          </table:table-cell>
          <table:table-cell office:value-type="float" office:value="3839">
            <text:p>3839</text:p>
          </table:table-cell>
          <table:table-cell office:value-type="float" office:value="3940">
            <text:p>3940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 office:value-type="float" office:value="1">
            <text:p>1</text:p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 office:value-type="float" office:value="1">
            <text:p>1</text:p>
          </table:table-cell>
          <table:table-cell table:formula="of:=IF(OR(AND([.G66]=1;[.I66]=1);AND([.F66]=1;[.H66]=1));1;&quot;&quot;)" office:value-type="float" office:value="1">
            <text:p>1</text:p>
          </table:table-cell>
          <table:table-cell/>
          <table:table-cell table:formula="of:=([.D66]/[.E66]*100)-100" office:value-type="float" office:value="-2.56345177664976">
            <text:p>-2.5634517766</text:p>
          </table:table-cell>
          <table:table-cell table:formula="of:=IF(OR(AND([.B66]&gt;[.E66];[.C66]=0);AND([.B66]&lt;=[.E66];[.C66]=1));1;&quot;&quot;)" office:value-type="float" office:value="1">
            <text:p>1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office:value-type="float" office:value="1797">
            <text:p>1797</text:p>
          </table:table-cell>
          <table:table-cell office:value-type="float" office:value="1792">
            <text:p>1792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 office:value-type="float" office:value="1">
            <text:p>1</text:p>
          </table:table-cell>
          <table:table-cell table:formula="of:=IF(OR(AND([.G67]=1;[.I67]=1);AND([.F67]=1;[.H67]=1));1;&quot;&quot;)" office:value-type="float" office:value="1">
            <text:p>1</text:p>
          </table:table-cell>
          <table:table-cell/>
          <table:table-cell table:formula="of:=([.D67]/[.E67]*100)-100" office:value-type="float" office:value="0.279017857142861">
            <text:p>0.2790178571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float" office:value="2021">
            <text:p>2021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3.41415141019297">
            <text:p>-3.4141514102</text:p>
          </table:table-cell>
          <table:table-cell table:formula="of:=IF(OR(AND([.B68]&gt;[.E68];[.C68]=0);AND([.B68]&lt;=[.E68];[.C68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590">
            <text:p>5590</text:p>
          </table:table-cell>
          <table:table-cell office:value-type="float" office:value="1">
            <text:p>1</text:p>
          </table:table-cell>
          <table:table-cell office:value-type="float" office:value="5693">
            <text:p>5693</text:p>
          </table:table-cell>
          <table:table-cell office:value-type="float" office:value="5800">
            <text:p>5800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 office:value-type="float" office:value="1">
            <text:p>1</text:p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 office:value-type="float" office:value="1">
            <text:p>1</text:p>
          </table:table-cell>
          <table:table-cell table:formula="of:=IF(OR(AND([.G69]=1;[.I69]=1);AND([.F69]=1;[.H69]=1));1;&quot;&quot;)" office:value-type="float" office:value="1">
            <text:p>1</text:p>
          </table:table-cell>
          <table:table-cell/>
          <table:table-cell table:formula="of:=([.D69]/[.E69]*100)-100" office:value-type="float" office:value="-1.8448275862069">
            <text:p>-1.8448275862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511">
            <text:p>1511</text:p>
          </table:table-cell>
          <table:table-cell office:value-type="float" office:value="1">
            <text:p>1</text:p>
          </table:table-cell>
          <table:table-cell office:value-type="float" office:value="1556">
            <text:p>1556</text:p>
          </table:table-cell>
          <table:table-cell office:value-type="float" office:value="1555">
            <text:p>1555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 office:value-type="float" office:value="1">
            <text:p>1</text:p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 office:value-type="float" office:value="1">
            <text:p>1</text:p>
          </table:table-cell>
          <table:table-cell table:formula="of:=IF(OR(AND([.G70]=1;[.I70]=1);AND([.F70]=1;[.H70]=1));1;&quot;&quot;)" office:value-type="float" office:value="1">
            <text:p>1</text:p>
          </table:table-cell>
          <table:table-cell/>
          <table:table-cell table:formula="of:=([.D70]/[.E70]*100)-100" office:value-type="float" office:value="0.0643086816720171">
            <text:p>0.0643086817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370">
            <text:p>2370</text:p>
          </table:table-cell>
          <table:table-cell office:value-type="float" office:value="1">
            <text:p>1</text:p>
          </table:table-cell>
          <table:table-cell office:value-type="float" office:value="2415">
            <text:p>2415</text:p>
          </table:table-cell>
          <table:table-cell office:value-type="float" office:value="2396">
            <text:p>2396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 office:value-type="float" office:value="1">
            <text:p>1</text:p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 office:value-type="float" office:value="1">
            <text:p>1</text:p>
          </table:table-cell>
          <table:table-cell table:formula="of:=IF(OR(AND([.G71]=1;[.I71]=1);AND([.F71]=1;[.H71]=1));1;&quot;&quot;)" office:value-type="float" office:value="1">
            <text:p>1</text:p>
          </table:table-cell>
          <table:table-cell/>
          <table:table-cell table:formula="of:=([.D71]/[.E71]*100)-100" office:value-type="float" office:value="0.792988313856441">
            <text:p>0.7929883139</text:p>
          </table:table-cell>
          <table:table-cell table:formula="of:=IF(OR(AND([.B71]&gt;[.E71];[.C71]=0);AND([.B71]&lt;=[.E71];[.C71]=1));1;&quot;&quot;)" office:value-type="float" office:value="1">
            <text:p>1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799">
            <text:p>799</text:p>
          </table:table-cell>
          <table:table-cell office:value-type="float" office:value="793">
            <text:p>793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0.756620428751575">
            <text:p>0.7566204288</text:p>
          </table:table-cell>
          <table:table-cell table:formula="of:=IF(OR(AND([.B72]&gt;[.E72];[.C72]=0);AND([.B72]&lt;=[.E72];[.C72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825">
            <text:p>1825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863">
            <text:p>1863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0.053676865271072">
            <text:p>0.0536768653</text:p>
          </table:table-cell>
          <table:table-cell table:formula="of:=IF(OR(AND([.B73]&gt;[.E73];[.C73]=0);AND([.B73]&lt;=[.E73];[.C73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3960">
            <text:p>13960</text:p>
          </table:table-cell>
          <table:table-cell office:value-type="float" office:value="0">
            <text:p>0</text:p>
          </table:table-cell>
          <table:table-cell office:value-type="float" office:value="14029">
            <text:p>14029</text:p>
          </table:table-cell>
          <table:table-cell office:value-type="float" office:value="14070">
            <text:p>14070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-0.291400142146415">
            <text:p>-0.2914001421</text:p>
          </table:table-cell>
          <table:table-cell table:formula="of:=IF(OR(AND([.B74]&gt;[.E74];[.C74]=0);AND([.B74]&lt;=[.E74];[.C74]=1));1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472">
            <text:p>2472</text:p>
          </table:table-cell>
          <table:table-cell office:value-type="float" office:value="1">
            <text:p>1</text:p>
          </table:table-cell>
          <table:table-cell office:value-type="float" office:value="2564">
            <text:p>2564</text:p>
          </table:table-cell>
          <table:table-cell office:value-type="float" office:value="2570">
            <text:p>257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 office:value-type="float" office:value="1">
            <text:p>1</text:p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 office:value-type="float" office:value="1">
            <text:p>1</text:p>
          </table:table-cell>
          <table:table-cell table:formula="of:=IF(OR(AND([.G75]=1;[.I75]=1);AND([.F75]=1;[.H75]=1));1;&quot;&quot;)" office:value-type="float" office:value="1">
            <text:p>1</text:p>
          </table:table-cell>
          <table:table-cell/>
          <table:table-cell table:formula="of:=([.D75]/[.E75]*100)-100" office:value-type="float" office:value="-0.233463035019454">
            <text:p>-0.233463035</text:p>
          </table:table-cell>
          <table:table-cell table:formula="of:=IF(OR(AND([.B75]&gt;[.E75];[.C75]=0);AND([.B75]&lt;=[.E75];[.C75]=1));1;&quot;&quot;)" office:value-type="float" office:value="1">
            <text:p>1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215">
            <text:p>5215</text:p>
          </table:table-cell>
          <table:table-cell office:value-type="float" office:value="1">
            <text:p>1</text:p>
          </table:table-cell>
          <table:table-cell office:value-type="float" office:value="5297">
            <text:p>5297</text:p>
          </table:table-cell>
          <table:table-cell office:value-type="float" office:value="5444">
            <text:p>5444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 office:value-type="float" office:value="1">
            <text:p>1</text:p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 office:value-type="float" office:value="1">
            <text:p>1</text:p>
          </table:table-cell>
          <table:table-cell table:formula="of:=IF(OR(AND([.G76]=1;[.I76]=1);AND([.F76]=1;[.H76]=1));1;&quot;&quot;)" office:value-type="float" office:value="1">
            <text:p>1</text:p>
          </table:table-cell>
          <table:table-cell/>
          <table:table-cell table:formula="of:=([.D76]/[.E76]*100)-100" office:value-type="float" office:value="-2.70022042615724">
            <text:p>-2.7002204262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10030">
            <text:p>10030</text:p>
          </table:table-cell>
          <table:table-cell office:value-type="float" office:value="1">
            <text:p>1</text:p>
          </table:table-cell>
          <table:table-cell office:value-type="float" office:value="10074">
            <text:p>10074</text:p>
          </table:table-cell>
          <table:table-cell office:value-type="float" office:value="10290">
            <text:p>1029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 office:value-type="float" office:value="1">
            <text:p>1</text:p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 office:value-type="float" office:value="1">
            <text:p>1</text:p>
          </table:table-cell>
          <table:table-cell table:formula="of:=IF(OR(AND([.G77]=1;[.I77]=1);AND([.F77]=1;[.H77]=1));1;&quot;&quot;)" office:value-type="float" office:value="1">
            <text:p>1</text:p>
          </table:table-cell>
          <table:table-cell/>
          <table:table-cell table:formula="of:=([.D77]/[.E77]*100)-100" office:value-type="float" office:value="-2.09912536443149">
            <text:p>-2.0991253644</text:p>
          </table:table-cell>
          <table:table-cell table:formula="of:=IF(OR(AND([.B77]&gt;[.E77];[.C77]=0);AND([.B77]&lt;=[.E77];[.C77]=1));1;&quot;&quot;)" office:value-type="float" office:value="1">
            <text:p>1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  <table:table-cell office:value-type="float" office:value="1029">
            <text:p>1029</text:p>
          </table:table-cell>
          <table:table-cell office:value-type="float" office:value="1030">
            <text:p>1030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0.0970873786407793">
            <text:p>-0.0970873786</text:p>
          </table:table-cell>
          <table:table-cell table:formula="of:=IF(OR(AND([.B78]&gt;[.E78];[.C78]=0);AND([.B78]&lt;=[.E78];[.C78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11">
            <text:p>1411</text:p>
          </table:table-cell>
          <table:table-cell office:value-type="float" office:value="1">
            <text:p>1</text:p>
          </table:table-cell>
          <table:table-cell office:value-type="float" office:value="1437">
            <text:p>1437</text:p>
          </table:table-cell>
          <table:table-cell office:value-type="float" office:value="1486">
            <text:p>1486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 office:value-type="float" office:value="1">
            <text:p>1</text:p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 office:value-type="float" office:value="1">
            <text:p>1</text:p>
          </table:table-cell>
          <table:table-cell table:formula="of:=IF(OR(AND([.G79]=1;[.I79]=1);AND([.F79]=1;[.H79]=1));1;&quot;&quot;)" office:value-type="float" office:value="1">
            <text:p>1</text:p>
          </table:table-cell>
          <table:table-cell/>
          <table:table-cell table:formula="of:=([.D79]/[.E79]*100)-100" office:value-type="float" office:value="-3.29744279946165">
            <text:p>-3.2974427995</text:p>
          </table:table-cell>
          <table:table-cell table:formula="of:=IF(OR(AND([.B79]&gt;[.E79];[.C79]=0);AND([.B79]&lt;=[.E79];[.C79]=1));1;&quot;&quot;)" office:value-type="float" office:value="1">
            <text:p>1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841">
            <text:p>841</text:p>
          </table:table-cell>
          <table:table-cell office:value-type="float" office:value="840">
            <text:p>840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0.11904761904762">
            <text:p>0.119047619</text:p>
          </table:table-cell>
          <table:table-cell table:formula="of:=IF(OR(AND([.B80]&gt;[.E80];[.C80]=0);AND([.B80]&lt;=[.E80];[.C80]=1));1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066">
            <text:p>1066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-2.4390243902439">
            <text:p>-2.4390243902</text:p>
          </table:table-cell>
          <table:table-cell table:formula="of:=IF(OR(AND([.B81]&gt;[.E81];[.C81]=0);AND([.B81]&lt;=[.E81];[.C81]=1));1;&quot;&quot;)">
            <text:p/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91">
            <text:p>491</text:p>
          </table:table-cell>
          <table:table-cell office:value-type="float" office:value="488">
            <text:p>488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0.614754098360649">
            <text:p>0.6147540984</text:p>
          </table:table-cell>
          <table:table-cell table:formula="of:=IF(OR(AND([.B82]&gt;[.E82];[.C82]=0);AND([.B82]&lt;=[.E82];[.C82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0.775193798449607">
            <text:p>0.7751937984</text:p>
          </table:table-cell>
          <table:table-cell table:formula="of:=IF(OR(AND([.B83]&gt;[.E83];[.C83]=0);AND([.B83]&lt;=[.E83];[.C83]=1));1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622">
            <text:p>2622</text:p>
          </table:table-cell>
          <table:table-cell office:value-type="float" office:value="1">
            <text:p>1</text:p>
          </table:table-cell>
          <table:table-cell office:value-type="float" office:value="2681">
            <text:p>2681</text:p>
          </table:table-cell>
          <table:table-cell office:value-type="float" office:value="2703">
            <text:p>2703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 office:value-type="float" office:value="1">
            <text:p>1</text:p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 office:value-type="float" office:value="1">
            <text:p>1</text:p>
          </table:table-cell>
          <table:table-cell table:formula="of:=IF(OR(AND([.G84]=1;[.I84]=1);AND([.F84]=1;[.H84]=1));1;&quot;&quot;)" office:value-type="float" office:value="1">
            <text:p>1</text:p>
          </table:table-cell>
          <table:table-cell/>
          <table:table-cell table:formula="of:=([.D84]/[.E84]*100)-100" office:value-type="float" office:value="-0.81391046984831">
            <text:p>-0.8139104698</text:p>
          </table:table-cell>
          <table:table-cell table:formula="of:=IF(OR(AND([.B84]&gt;[.E84];[.C84]=0);AND([.B84]&lt;=[.E84];[.C84]=1));1;&quot;&quot;)" office:value-type="float" office:value="1">
            <text:p>1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535">
            <text:p>535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0.747663551401871">
            <text:p>0.7476635514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90">
            <text:p>2990</text:p>
          </table:table-cell>
          <table:table-cell office:value-type="float" office:value="1">
            <text:p>1</text:p>
          </table:table-cell>
          <table:table-cell office:value-type="float" office:value="3029">
            <text:p>3029</text:p>
          </table:table-cell>
          <table:table-cell office:value-type="float" office:value="2938">
            <text:p>2938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 office:value-type="float" office:value="1">
            <text:p>1</text:p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3.09734513274336">
            <text:p>3.0973451327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18">
            <text:p>1518</text:p>
          </table:table-cell>
          <table:table-cell office:value-type="float" office:value="1">
            <text:p>1</text:p>
          </table:table-cell>
          <table:table-cell office:value-type="float" office:value="1508">
            <text:p>1508</text:p>
          </table:table-cell>
          <table:table-cell office:value-type="float" office:value="1505">
            <text:p>1505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0.199335548172755">
            <text:p>0.1993355482</text:p>
          </table:table-cell>
          <table:table-cell table:formula="of:=IF(OR(AND([.B87]&gt;[.E87];[.C87]=0);AND([.B87]&lt;=[.E87];[.C87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075">
            <text:p>3075</text:p>
          </table:table-cell>
          <table:table-cell office:value-type="float" office:value="0">
            <text:p>0</text:p>
          </table:table-cell>
          <table:table-cell office:value-type="float" office:value="3092">
            <text:p>3092</text:p>
          </table:table-cell>
          <table:table-cell office:value-type="float" office:value="3215">
            <text:p>3215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-3.8258164852255">
            <text:p>-3.8258164852</text:p>
          </table:table-cell>
          <table:table-cell table:formula="of:=IF(OR(AND([.B88]&gt;[.E88];[.C88]=0);AND([.B88]&lt;=[.E88];[.C88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144">
            <text:p>1144</text:p>
          </table:table-cell>
          <table:table-cell office:value-type="float" office:value="0">
            <text:p>0</text:p>
          </table:table-cell>
          <table:table-cell office:value-type="float" office:value="1218">
            <text:p>1218</text:p>
          </table:table-cell>
          <table:table-cell office:value-type="float" office:value="1152">
            <text:p>1152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5.72916666666667">
            <text:p>5.7291666667</text:p>
          </table:table-cell>
          <table:table-cell table:formula="of:=IF(OR(AND([.B89]&gt;[.E89];[.C89]=0);AND([.B89]&lt;=[.E89];[.C89]=1));1;&quot;&quot;)">
            <text:p/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539">
            <text:p>1539</text:p>
          </table:table-cell>
          <table:table-cell office:value-type="float" office:value="0">
            <text:p>0</text:p>
          </table:table-cell>
          <table:table-cell office:value-type="float" office:value="1567">
            <text:p>1567</text:p>
          </table:table-cell>
          <table:table-cell office:value-type="float" office:value="1585">
            <text:p>1585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-1.13564668769716">
            <text:p>-1.1356466877</text:p>
          </table:table-cell>
          <table:table-cell table:formula="of:=IF(OR(AND([.B90]&gt;[.E90];[.C90]=0);AND([.B90]&lt;=[.E90];[.C90]=1));1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79">
            <text:p>479</text:p>
          </table:table-cell>
          <table:table-cell office:value-type="float" office:value="475">
            <text:p>475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 office:value-type="float" office:value="1">
            <text:p>1</text:p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 office:value-type="float" office:value="1">
            <text:p>1</text:p>
          </table:table-cell>
          <table:table-cell table:formula="of:=IF(OR(AND([.G91]=1;[.I91]=1);AND([.F91]=1;[.H91]=1));1;&quot;&quot;)" office:value-type="float" office:value="1">
            <text:p>1</text:p>
          </table:table-cell>
          <table:table-cell/>
          <table:table-cell table:formula="of:=([.D91]/[.E91]*100)-100" office:value-type="float" office:value="0.84210526315789">
            <text:p>0.8421052632</text:p>
          </table:table-cell>
          <table:table-cell table:formula="of:=IF(OR(AND([.B91]&gt;[.E91];[.C91]=0);AND([.B91]&lt;=[.E91];[.C91]=1));1;&quot;&quot;)" office:value-type="float" office:value="1">
            <text:p>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1960">
            <text:p>1960</text:p>
          </table:table-cell>
          <table:table-cell office:value-type="float" office:value="0">
            <text:p>0</text:p>
          </table:table-cell>
          <table:table-cell office:value-type="float" office:value="2004">
            <text:p>2004</text:p>
          </table:table-cell>
          <table:table-cell office:value-type="float" office:value="1916">
            <text:p>1916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4.59290187891442">
            <text:p>4.5929018789</text:p>
          </table:table-cell>
          <table:table-cell table:formula="of:=IF(OR(AND([.B92]&gt;[.E92];[.C92]=0);AND([.B92]&lt;=[.E92];[.C92]=1));1;&quot;&quot;)" office:value-type="float" office:value="1">
            <text:p>1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790">
            <text:p>1790</text:p>
          </table:table-cell>
          <table:table-cell office:value-type="float" office:value="0">
            <text:p>0</text:p>
          </table:table-cell>
          <table:table-cell office:value-type="float" office:value="1790">
            <text:p>1790</text:p>
          </table:table-cell>
          <table:table-cell office:value-type="float" office:value="1859">
            <text:p>1859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-3.71167294244216">
            <text:p>-3.7116729424</text:p>
          </table:table-cell>
          <table:table-cell table:formula="of:=IF(OR(AND([.B93]&gt;[.E93];[.C93]=0);AND([.B93]&lt;=[.E93];[.C93]=1));1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47">
            <text:p>1047</text:p>
          </table:table-cell>
          <table:table-cell office:value-type="float" office:value="1">
            <text:p>1</text:p>
          </table:table-cell>
          <table:table-cell office:value-type="float" office:value="1064">
            <text:p>1064</text:p>
          </table:table-cell>
          <table:table-cell office:value-type="float" office:value="1080">
            <text:p>1080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 office:value-type="float" office:value="1">
            <text:p>1</text:p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 office:value-type="float" office:value="1">
            <text:p>1</text:p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  <table:table-cell table:formula="of:=([.D94]/[.E94]*100)-100" office:value-type="float" office:value="-1.48148148148148">
            <text:p>-1.4814814815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354">
            <text:p>354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0.282485875706215">
            <text:p>-0.2824858757</text:p>
          </table:table-cell>
          <table:table-cell table:formula="of:=IF(OR(AND([.B95]&gt;[.E95];[.C95]=0);AND([.B95]&lt;=[.E95];[.C95]=1));1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085">
            <text:p>2085</text:p>
          </table:table-cell>
          <table:table-cell office:value-type="float" office:value="1">
            <text:p>1</text:p>
          </table:table-cell>
          <table:table-cell office:value-type="float" office:value="2129">
            <text:p>2129</text:p>
          </table:table-cell>
          <table:table-cell office:value-type="float" office:value="2138">
            <text:p>2138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 office:value-type="float" office:value="1">
            <text:p>1</text:p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 office:value-type="float" office:value="1">
            <text:p>1</text:p>
          </table:table-cell>
          <table:table-cell table:formula="of:=IF(OR(AND([.G96]=1;[.I96]=1);AND([.F96]=1;[.H96]=1));1;&quot;&quot;)" office:value-type="float" office:value="1">
            <text:p>1</text:p>
          </table:table-cell>
          <table:table-cell/>
          <table:table-cell table:formula="of:=([.D96]/[.E96]*100)-100" office:value-type="float" office:value="-0.420954162768936">
            <text:p>-0.4209541628</text:p>
          </table:table-cell>
          <table:table-cell table:formula="of:=IF(OR(AND([.B96]&gt;[.E96];[.C96]=0);AND([.B96]&lt;=[.E96];[.C96]=1));1;&quot;&quot;)" office:value-type="float" office:value="1">
            <text:p>1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32">
            <text:p>732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office:value-type="float" office:value="724">
            <text:p>724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 office:value-type="float" office:value="1">
            <text:p>1</text:p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2.62430939226519">
            <text:p>2.6243093923</text:p>
          </table:table-cell>
          <table:table-cell table:formula="of:=IF(OR(AND([.B97]&gt;[.E97];[.C97]=0);AND([.B97]&lt;=[.E97];[.C97]=1));1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646">
            <text:p>646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office:value-type="float" office:value="660">
            <text:p>660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 office:value-type="float" office:value="1">
            <text:p>1</text:p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 office:value-type="float" office:value="1">
            <text:p>1</text:p>
          </table:table-cell>
          <table:table-cell table:formula="of:=IF(OR(AND([.G98]=1;[.I98]=1);AND([.F98]=1;[.H98]=1));1;&quot;&quot;)" office:value-type="float" office:value="1">
            <text:p>1</text:p>
          </table:table-cell>
          <table:table-cell/>
          <table:table-cell table:formula="of:=([.D98]/[.E98]*100)-100" office:value-type="float" office:value="1.51515151515152">
            <text:p>1.5151515152</text:p>
          </table:table-cell>
          <table:table-cell table:formula="of:=IF(OR(AND([.B98]&gt;[.E98];[.C98]=0);AND([.B98]&lt;=[.E98];[.C98]=1));1;&quot;&quot;)" office:value-type="float" office:value="1">
            <text:p>1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44">
            <text:p>544</text:p>
          </table:table-cell>
          <table:table-cell office:value-type="float" office:value="1">
            <text:p>1</text:p>
          </table:table-cell>
          <table:table-cell office:value-type="float" office:value="551">
            <text:p>551</text:p>
          </table:table-cell>
          <table:table-cell office:value-type="float" office:value="567">
            <text:p>567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 office:value-type="float" office:value="1">
            <text:p>1</text:p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 office:value-type="float" office:value="1">
            <text:p>1</text:p>
          </table:table-cell>
          <table:table-cell table:formula="of:=IF(OR(AND([.G99]=1;[.I99]=1);AND([.F99]=1;[.H99]=1));1;&quot;&quot;)" office:value-type="float" office:value="1">
            <text:p>1</text:p>
          </table:table-cell>
          <table:table-cell/>
          <table:table-cell table:formula="of:=([.D99]/[.E99]*100)-100" office:value-type="float" office:value="-2.82186948853615">
            <text:p>-2.8218694885</text:p>
          </table:table-cell>
          <table:table-cell table:formula="of:=IF(OR(AND([.B99]&gt;[.E99];[.C99]=0);AND([.B99]&lt;=[.E99];[.C99]=1));1;&quot;&quot;)" office:value-type="float" office:value="1">
            <text:p>1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1924">
            <text:p>1924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1898">
            <text:p>1898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4.84720758693362">
            <text:p>4.8472075869</text:p>
          </table:table-cell>
          <table:table-cell table:formula="of:=IF(OR(AND([.B100]&gt;[.E100];[.C100]=0);AND([.B100]&lt;=[.E100];[.C100]=1));1;&quot;&quot;)" office:value-type="float" office:value="1">
            <text:p>1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13">
            <text:p>513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512">
            <text:p>512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1.953125">
            <text:p>1.953125</text:p>
          </table:table-cell>
          <table:table-cell table:formula="of:=IF(OR(AND([.B101]&gt;[.E101];[.C101]=0);AND([.B101]&lt;=[.E101];[.C101]=1));1;&quot;&quot;)" office:value-type="float" office:value="1">
            <text:p>1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09">
            <text:p>1209</text:p>
          </table:table-cell>
          <table:table-cell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285">
            <text:p>1285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 office:value-type="float" office:value="1">
            <text:p>1</text:p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 office:value-type="float" office:value="1">
            <text:p>1</text:p>
          </table:table-cell>
          <table:table-cell table:formula="of:=IF(OR(AND([.G102]=1;[.I102]=1);AND([.F102]=1;[.H102]=1));1;&quot;&quot;)" office:value-type="float" office:value="1">
            <text:p>1</text:p>
          </table:table-cell>
          <table:table-cell/>
          <table:table-cell table:formula="of:=([.D102]/[.E102]*100)-100" office:value-type="float" office:value="-1.6342412451362">
            <text:p>-1.6342412451</text:p>
          </table:table-cell>
          <table:table-cell table:formula="of:=IF(OR(AND([.B102]&gt;[.E102];[.C102]=0);AND([.B102]&lt;=[.E102];[.C102]=1));1;&quot;&quot;)" office:value-type="float" office:value="1">
            <text:p>1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61">
            <text:p>561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  <table:table-cell table:formula="of:=([.D103]/[.E103]*100)-100" office:value-type="float" office:value="-1.6042780748663">
            <text:p>-1.6042780749</text:p>
          </table:table-cell>
          <table:table-cell table:formula="of:=IF(OR(AND([.B103]&gt;[.E103];[.C103]=0);AND([.B103]&lt;=[.E103];[.C103]=1));1;&quot;&quot;)" office:value-type="float" office:value="1">
            <text:p>1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455">
            <text:p>3455</text:p>
          </table:table-cell>
          <table:table-cell office:value-type="float" office:value="1">
            <text:p>1</text:p>
          </table:table-cell>
          <table:table-cell office:value-type="float" office:value="3597">
            <text:p>3597</text:p>
          </table:table-cell>
          <table:table-cell office:value-type="float" office:value="3420">
            <text:p>3420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 office:value-type="float" office:value="1">
            <text:p>1</text:p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5.17543859649123">
            <text:p>5.1754385965</text:p>
          </table:table-cell>
          <table:table-cell table:formula="of:=IF(OR(AND([.B104]&gt;[.E104];[.C104]=0);AND([.B104]&lt;=[.E104];[.C104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135">
            <text:p>1135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office:value-type="float" office:value="1101">
            <text:p>1101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8.6285195277021">
            <text:p>8.6285195277</text:p>
          </table:table-cell>
          <table:table-cell table:formula="of:=IF(OR(AND([.B105]&gt;[.E105];[.C105]=0);AND([.B105]&lt;=[.E105];[.C105]=1));1;&quot;&quot;)" office:value-type="float" office:value="1">
            <text:p>1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131">
            <text:p>131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1.52671755725191">
            <text:p>-1.5267175573</text:p>
          </table:table-cell>
          <table:table-cell table:formula="of:=IF(OR(AND([.B106]&gt;[.E106];[.C106]=0);AND([.B106]&lt;=[.E106];[.C106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536">
            <text:p>2536</text:p>
          </table:table-cell>
          <table:table-cell office:value-type="float" office:value="0">
            <text:p>0</text:p>
          </table:table-cell>
          <table:table-cell office:value-type="float" office:value="2605">
            <text:p>2605</text:p>
          </table:table-cell>
          <table:table-cell office:value-type="float" office:value="2619">
            <text:p>2619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0.534555173730439">
            <text:p>-0.5345551737</text:p>
          </table:table-cell>
          <table:table-cell table:formula="of:=IF(OR(AND([.B107]&gt;[.E107];[.C107]=0);AND([.B107]&lt;=[.E107];[.C107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573">
            <text:p>573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0.174520069808025">
            <text:p>0.1745200698</text:p>
          </table:table-cell>
          <table:table-cell table:formula="of:=IF(OR(AND([.B108]&gt;[.E108];[.C108]=0);AND([.B108]&lt;=[.E108];[.C108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70">
            <text:p>470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-2.34042553191489">
            <text:p>-2.3404255319</text:p>
          </table:table-cell>
          <table:table-cell table:formula="of:=IF(OR(AND([.B109]&gt;[.E109];[.C109]=0);AND([.B109]&lt;=[.E109];[.C109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5806">
            <text:p>5806</text:p>
          </table:table-cell>
          <table:table-cell office:value-type="float" office:value="1">
            <text:p>1</text:p>
          </table:table-cell>
          <table:table-cell office:value-type="float" office:value="5976">
            <text:p>5976</text:p>
          </table:table-cell>
          <table:table-cell office:value-type="float" office:value="6115">
            <text:p>6115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 office:value-type="float" office:value="1">
            <text:p>1</text:p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 office:value-type="float" office:value="1">
            <text:p>1</text:p>
          </table:table-cell>
          <table:table-cell table:formula="of:=IF(OR(AND([.G110]=1;[.I110]=1);AND([.F110]=1;[.H110]=1));1;&quot;&quot;)" office:value-type="float" office:value="1">
            <text:p>1</text:p>
          </table:table-cell>
          <table:table-cell/>
          <table:table-cell table:formula="of:=([.D110]/[.E110]*100)-100" office:value-type="float" office:value="-2.27309893704006">
            <text:p>-2.273098937</text:p>
          </table:table-cell>
          <table:table-cell table:formula="of:=IF(OR(AND([.B110]&gt;[.E110];[.C110]=0);AND([.B110]&lt;=[.E110];[.C110]=1));1;&quot;&quot;)" office:value-type="float" office:value="1">
            <text:p>1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668">
            <text:p>1668</text:p>
          </table:table-cell>
          <table:table-cell office:value-type="float" office:value="1">
            <text:p>1</text:p>
          </table:table-cell>
          <table:table-cell office:value-type="float" office:value="1700">
            <text:p>1700</text:p>
          </table:table-cell>
          <table:table-cell office:value-type="float" office:value="1791">
            <text:p>1791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 office:value-type="float" office:value="1">
            <text:p>1</text:p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 office:value-type="float" office:value="1">
            <text:p>1</text:p>
          </table:table-cell>
          <table:table-cell table:formula="of:=IF(OR(AND([.G111]=1;[.I111]=1);AND([.F111]=1;[.H111]=1));1;&quot;&quot;)" office:value-type="float" office:value="1">
            <text:p>1</text:p>
          </table:table-cell>
          <table:table-cell/>
          <table:table-cell table:formula="of:=([.D111]/[.E111]*100)-100" office:value-type="float" office:value="-5.08096035734226">
            <text:p>-5.0809603573</text:p>
          </table:table-cell>
          <table:table-cell table:formula="of:=IF(OR(AND([.B111]&gt;[.E111];[.C111]=0);AND([.B111]&lt;=[.E111];[.C111]=1));1;&quot;&quot;)" office:value-type="float" office:value="1">
            <text:p>1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099">
            <text:p>1099</text:p>
          </table:table-cell>
          <table:table-cell office:value-type="float" office:value="1">
            <text:p>1</text:p>
          </table:table-cell>
          <table:table-cell office:value-type="float" office:value="1123">
            <text:p>1123</text:p>
          </table:table-cell>
          <table:table-cell office:value-type="float" office:value="1132">
            <text:p>1132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 office:value-type="float" office:value="1">
            <text:p>1</text:p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 office:value-type="float" office:value="1">
            <text:p>1</text:p>
          </table:table-cell>
          <table:table-cell table:formula="of:=IF(OR(AND([.G112]=1;[.I112]=1);AND([.F112]=1;[.H112]=1));1;&quot;&quot;)" office:value-type="float" office:value="1">
            <text:p>1</text:p>
          </table:table-cell>
          <table:table-cell/>
          <table:table-cell table:formula="of:=([.D112]/[.E112]*100)-100" office:value-type="float" office:value="-0.795053003533567">
            <text:p>-0.7950530035</text:p>
          </table:table-cell>
          <table:table-cell table:formula="of:=IF(OR(AND([.B112]&gt;[.E112];[.C112]=0);AND([.B112]&lt;=[.E112];[.C112]=1));1;&quot;&quot;)" office:value-type="float" office:value="1">
            <text:p>1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637">
            <text:p>1637</text:p>
          </table:table-cell>
          <table:table-cell office:value-type="float" office:value="0">
            <text:p>0</text:p>
          </table:table-cell>
          <table:table-cell office:value-type="float" office:value="1623">
            <text:p>1623</text:p>
          </table:table-cell>
          <table:table-cell office:value-type="float" office:value="1637">
            <text:p>1637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 office:value-type="float" office:value="1">
            <text:p>1</text:p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0.855222968845453">
            <text:p>-0.8552229688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509">
            <text:p>509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-0.392927308447938">
            <text:p>-0.3929273084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1704">
            <text:p>1704</text:p>
          </table:table-cell>
          <table:table-cell office:value-type="float" office:value="1778">
            <text:p>1778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-4.16197975253093">
            <text:p>-4.1619797525</text:p>
          </table:table-cell>
          <table:table-cell table:formula="of:=IF(OR(AND([.B115]&gt;[.E115];[.C115]=0);AND([.B115]&lt;=[.E115];[.C115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626">
            <text:p>1626</text:p>
          </table:table-cell>
          <table:table-cell office:value-type="float" office:value="1">
            <text:p>1</text:p>
          </table:table-cell>
          <table:table-cell office:value-type="float" office:value="1664">
            <text:p>1664</text:p>
          </table:table-cell>
          <table:table-cell office:value-type="float" office:value="1718">
            <text:p>1718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 office:value-type="float" office:value="1">
            <text:p>1</text:p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 office:value-type="float" office:value="1">
            <text:p>1</text:p>
          </table:table-cell>
          <table:table-cell table:formula="of:=IF(OR(AND([.G116]=1;[.I116]=1);AND([.F116]=1;[.H116]=1));1;&quot;&quot;)" office:value-type="float" office:value="1">
            <text:p>1</text:p>
          </table:table-cell>
          <table:table-cell/>
          <table:table-cell table:formula="of:=([.D116]/[.E116]*100)-100" office:value-type="float" office:value="-3.14318975552969">
            <text:p>-3.1431897555</text:p>
          </table:table-cell>
          <table:table-cell table:formula="of:=IF(OR(AND([.B116]&gt;[.E116];[.C116]=0);AND([.B116]&lt;=[.E116];[.C116]=1));1;&quot;&quot;)" office:value-type="float" office:value="1">
            <text:p>1</text:p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float" office:value="621">
            <text:p>621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2.09339774557165">
            <text:p>-2.0933977456</text:p>
          </table:table-cell>
          <table:table-cell table:formula="of:=IF(OR(AND([.B117]&gt;[.E117];[.C117]=0);AND([.B117]&lt;=[.E117];[.C117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44">
            <text:p>744</text:p>
          </table:table-cell>
          <table:table-cell office:value-type="float" office:value="746">
            <text:p>746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-0.268096514745309">
            <text:p>-0.2680965147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428">
            <text:p>1428</text:p>
          </table:table-cell>
          <table:table-cell office:value-type="float" office:value="1462">
            <text:p>1462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 office:value-type="float" office:value="1">
            <text:p>1</text:p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-2.32558139534885">
            <text:p>-2.3255813953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float" office:value="1235">
            <text:p>1235</text:p>
          </table:table-cell>
          <table:table-cell office:value-type="float" office:value="1253">
            <text:p>1253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 office:value-type="float" office:value="1">
            <text:p>1</text:p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 office:value-type="float" office:value="1">
            <text:p>1</text:p>
          </table:table-cell>
          <table:table-cell table:formula="of:=IF(OR(AND([.G120]=1;[.I120]=1);AND([.F120]=1;[.H120]=1));1;&quot;&quot;)" office:value-type="float" office:value="1">
            <text:p>1</text:p>
          </table:table-cell>
          <table:table-cell/>
          <table:table-cell table:formula="of:=([.D120]/[.E120]*100)-100" office:value-type="float" office:value="-1.4365522745411">
            <text:p>-1.4365522745</text:p>
          </table:table-cell>
          <table:table-cell table:formula="of:=IF(OR(AND([.B120]&gt;[.E120];[.C120]=0);AND([.B120]&lt;=[.E120];[.C120]=1));1;&quot;&quot;)" office:value-type="float" office:value="1">
            <text:p>1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935">
            <text:p>935</text:p>
          </table:table-cell>
          <table:table-cell office:value-type="float" office:value="941">
            <text:p>941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 office:value-type="float" office:value="1">
            <text:p>1</text:p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 office:value-type="float" office:value="1">
            <text:p>1</text:p>
          </table:table-cell>
          <table:table-cell table:formula="of:=IF(OR(AND([.G121]=1;[.I121]=1);AND([.F121]=1;[.H121]=1));1;&quot;&quot;)" office:value-type="float" office:value="1">
            <text:p>1</text:p>
          </table:table-cell>
          <table:table-cell/>
          <table:table-cell table:formula="of:=([.D121]/[.E121]*100)-100" office:value-type="float" office:value="-0.637619553666312">
            <text:p>-0.6376195537</text:p>
          </table:table-cell>
          <table:table-cell table:formula="of:=IF(OR(AND([.B121]&gt;[.E121];[.C121]=0);AND([.B121]&lt;=[.E121];[.C121]=1));1;&quot;&quot;)" office:value-type="float" office:value="1">
            <text:p>1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2352">
            <text:p>2352</text:p>
          </table:table-cell>
          <table:table-cell office:value-type="float" office:value="2387">
            <text:p>2387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1.46627565982405">
            <text:p>-1.4662756598</text:p>
          </table:table-cell>
          <table:table-cell table:formula="of:=IF(OR(AND([.B122]&gt;[.E122];[.C122]=0);AND([.B122]&lt;=[.E122];[.C122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208">
            <text:p>208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-0.961538461538453">
            <text:p>-0.9615384615</text:p>
          </table:table-cell>
          <table:table-cell table:formula="of:=IF(OR(AND([.B123]&gt;[.E123];[.C123]=0);AND([.B123]&lt;=[.E123];[.C123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633">
            <text:p>1633</text:p>
          </table:table-cell>
          <table:table-cell office:value-type="float" office:value="1641">
            <text:p>1641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-0.48750761730652">
            <text:p>-0.4875076173</text:p>
          </table:table-cell>
          <table:table-cell table:formula="of:=IF(OR(AND([.B124]&gt;[.E124];[.C124]=0);AND([.B124]&lt;=[.E124];[.C124]=1));1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28">
            <text:p>628</text:p>
          </table:table-cell>
          <table:table-cell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650">
            <text:p>650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-1.84615384615384">
            <text:p>-1.8461538462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29">
            <text:p>1229</text:p>
          </table:table-cell>
          <table:table-cell office:value-type="float" office:value="1242">
            <text:p>1242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-1.04669887278584">
            <text:p>-1.0466988728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4.42384105960265">
            <text:p>4.4238410596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459">
            <text:p>1459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497">
            <text:p>1497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 office:value-type="float" office:value="1">
            <text:p>1</text:p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3.20641282565131">
            <text:p>-3.2064128257</text:p>
          </table:table-cell>
          <table:table-cell table:formula="of:=IF(OR(AND([.B128]&gt;[.E128];[.C128]=0);AND([.B128]&lt;=[.E128];[.C128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4972">
            <text:p>4972</text:p>
          </table:table-cell>
          <table:table-cell office:value-type="float" office:value="5070">
            <text:p>5070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1.93293885601578">
            <text:p>-1.932938856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920">
            <text:p>5920</text:p>
          </table:table-cell>
          <table:table-cell office:value-type="float" office:value="0">
            <text:p>0</text:p>
          </table:table-cell>
          <table:table-cell office:value-type="float" office:value="6083">
            <text:p>6083</text:p>
          </table:table-cell>
          <table:table-cell office:value-type="float" office:value="6120">
            <text:p>612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-0.604575163398692">
            <text:p>-0.6045751634</text:p>
          </table:table-cell>
          <table:table-cell table:formula="of:=IF(OR(AND([.B130]&gt;[.E130];[.C130]=0);AND([.B130]&lt;=[.E130];[.C130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08">
            <text:p>1008</text:p>
          </table:table-cell>
          <table:table-cell office:value-type="float" office:value="0">
            <text:p>0</text:p>
          </table:table-cell>
          <table:table-cell office:value-type="float" office:value="1029">
            <text:p>1029</text:p>
          </table:table-cell>
          <table:table-cell office:value-type="float" office:value="1054">
            <text:p>1054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-2.3719165085389">
            <text:p>-2.3719165085</text:p>
          </table:table-cell>
          <table:table-cell table:formula="of:=IF(OR(AND([.B131]&gt;[.E131];[.C131]=0);AND([.B131]&lt;=[.E131];[.C131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150">
            <text:p>5150</text:p>
          </table:table-cell>
          <table:table-cell office:value-type="float" office:value="1">
            <text:p>1</text:p>
          </table:table-cell>
          <table:table-cell office:value-type="float" office:value="5289">
            <text:p>5289</text:p>
          </table:table-cell>
          <table:table-cell office:value-type="float" office:value="5403">
            <text:p>5403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 office:value-type="float" office:value="1">
            <text:p>1</text:p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 office:value-type="float" office:value="1">
            <text:p>1</text:p>
          </table:table-cell>
          <table:table-cell table:formula="of:=IF(OR(AND([.G132]=1;[.I132]=1);AND([.F132]=1;[.H132]=1));1;&quot;&quot;)" office:value-type="float" office:value="1">
            <text:p>1</text:p>
          </table:table-cell>
          <table:table-cell/>
          <table:table-cell table:formula="of:=([.D132]/[.E132]*100)-100" office:value-type="float" office:value="-2.10993892282065">
            <text:p>-2.1099389228</text:p>
          </table:table-cell>
          <table:table-cell table:formula="of:=IF(OR(AND([.B132]&gt;[.E132];[.C132]=0);AND([.B132]&lt;=[.E132];[.C132]=1));1;&quot;&quot;)" office:value-type="float" office:value="1">
            <text:p>1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114">
            <text:p>5114</text:p>
          </table:table-cell>
          <table:table-cell office:value-type="float" office:value="0">
            <text:p>0</text:p>
          </table:table-cell>
          <table:table-cell office:value-type="float" office:value="5267">
            <text:p>5267</text:p>
          </table:table-cell>
          <table:table-cell office:value-type="float" office:value="5237">
            <text:p>5237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0.572847049837691">
            <text:p>0.5728470498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518">
            <text:p>1518</text:p>
          </table:table-cell>
          <table:table-cell office:value-type="float" office:value="0">
            <text:p>0</text:p>
          </table:table-cell>
          <table:table-cell office:value-type="float" office:value="1563">
            <text:p>1563</text:p>
          </table:table-cell>
          <table:table-cell office:value-type="float" office:value="1545">
            <text:p>1545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1.16504854368932">
            <text:p>1.1650485437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171">
            <text:p>1171</text:p>
          </table:table-cell>
          <table:table-cell office:value-type="float" office:value="0">
            <text:p>0</text:p>
          </table:table-cell>
          <table:table-cell office:value-type="float" office:value="1203">
            <text:p>1203</text:p>
          </table:table-cell>
          <table:table-cell office:value-type="float" office:value="1194">
            <text:p>1194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0.753768844221113">
            <text:p>0.7537688442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225">
            <text:p>4225</text:p>
          </table:table-cell>
          <table:table-cell office:value-type="float" office:value="0">
            <text:p>0</text:p>
          </table:table-cell>
          <table:table-cell office:value-type="float" office:value="4352">
            <text:p>4352</text:p>
          </table:table-cell>
          <table:table-cell office:value-type="float" office:value="4275">
            <text:p>4275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1.80116959064327">
            <text:p>1.8011695906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float" office:value="2036">
            <text:p>2036</text:p>
          </table:table-cell>
          <table:table-cell office:value-type="float" office:value="2105">
            <text:p>2105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-3.27790973871734">
            <text:p>-3.2779097387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3595">
            <text:p>3595</text:p>
          </table:table-cell>
          <table:table-cell office:value-type="float" office:value="0">
            <text:p>0</text:p>
          </table:table-cell>
          <table:table-cell office:value-type="float" office:value="3704">
            <text:p>3704</text:p>
          </table:table-cell>
          <table:table-cell office:value-type="float" office:value="3665">
            <text:p>3665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1.06412005457027">
            <text:p>1.0641200546</text:p>
          </table:table-cell>
          <table:table-cell table:formula="of:=IF(OR(AND([.B138]&gt;[.E138];[.C138]=0);AND([.B138]&lt;=[.E138];[.C138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920">
            <text:p>5920</text:p>
          </table:table-cell>
          <table:table-cell office:value-type="float" office:value="0">
            <text:p>0</text:p>
          </table:table-cell>
          <table:table-cell office:value-type="float" office:value="5846">
            <text:p>5846</text:p>
          </table:table-cell>
          <table:table-cell office:value-type="float" office:value="5920">
            <text:p>592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 office:value-type="float" office:value="1">
            <text:p>1</text:p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1.25">
            <text:p>-1.25</text:p>
          </table:table-cell>
          <table:table-cell table:formula="of:=IF(OR(AND([.B139]&gt;[.E139];[.C139]=0);AND([.B139]&lt;=[.E139];[.C139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6760">
            <text:p>6760</text:p>
          </table:table-cell>
          <table:table-cell office:value-type="float" office:value="0">
            <text:p>0</text:p>
          </table:table-cell>
          <table:table-cell office:value-type="float" office:value="7022">
            <text:p>7022</text:p>
          </table:table-cell>
          <table:table-cell office:value-type="float" office:value="7030">
            <text:p>703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0.113798008534843">
            <text:p>-0.1137980085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811">
            <text:p>1811</text:p>
          </table:table-cell>
          <table:table-cell office:value-type="float" office:value="0">
            <text:p>0</text:p>
          </table:table-cell>
          <table:table-cell office:value-type="float" office:value="1842">
            <text:p>1842</text:p>
          </table:table-cell>
          <table:table-cell office:value-type="float" office:value="1833">
            <text:p>1833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0.49099836333879">
            <text:p>0.4909983633</text:p>
          </table:table-cell>
          <table:table-cell table:formula="of:=IF(OR(AND([.B141]&gt;[.E141];[.C141]=0);AND([.B141]&lt;=[.E141];[.C141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3440">
            <text:p>13440</text:p>
          </table:table-cell>
          <table:table-cell office:value-type="float" office:value="0">
            <text:p>0</text:p>
          </table:table-cell>
          <table:table-cell office:value-type="float" office:value="14152">
            <text:p>14152</text:p>
          </table:table-cell>
          <table:table-cell office:value-type="float" office:value="14130">
            <text:p>1413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0.155697098372258">
            <text:p>0.1556970984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3825">
            <text:p>3825</text:p>
          </table:table-cell>
          <table:table-cell office:value-type="float" office:value="1">
            <text:p>1</text:p>
          </table:table-cell>
          <table:table-cell office:value-type="float" office:value="3945">
            <text:p>3945</text:p>
          </table:table-cell>
          <table:table-cell office:value-type="float" office:value="3990">
            <text:p>3990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 office:value-type="float" office:value="1">
            <text:p>1</text:p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 office:value-type="float" office:value="1">
            <text:p>1</text:p>
          </table:table-cell>
          <table:table-cell table:formula="of:=IF(OR(AND([.G143]=1;[.I143]=1);AND([.F143]=1;[.H143]=1));1;&quot;&quot;)" office:value-type="float" office:value="1">
            <text:p>1</text:p>
          </table:table-cell>
          <table:table-cell/>
          <table:table-cell table:formula="of:=([.D143]/[.E143]*100)-100" office:value-type="float" office:value="-1.12781954887218">
            <text:p>-1.1278195489</text:p>
          </table:table-cell>
          <table:table-cell table:formula="of:=IF(OR(AND([.B143]&gt;[.E143];[.C143]=0);AND([.B143]&lt;=[.E143];[.C143]=1));1;&quot;&quot;)" office:value-type="float" office:value="1">
            <text:p>1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6770">
            <text:p>6770</text:p>
          </table:table-cell>
          <table:table-cell office:value-type="float" office:value="0">
            <text:p>0</text:p>
          </table:table-cell>
          <table:table-cell office:value-type="float" office:value="6970">
            <text:p>6970</text:p>
          </table:table-cell>
          <table:table-cell office:value-type="float" office:value="6910">
            <text:p>691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0.868306801736622">
            <text:p>0.8683068017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501">
            <text:p>2501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office:value-type="float" office:value="2595">
            <text:p>2595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-1.1946050096339">
            <text:p>-1.1946050096</text:p>
          </table:table-cell>
          <table:table-cell table:formula="of:=IF(OR(AND([.B145]&gt;[.E145];[.C145]=0);AND([.B145]&lt;=[.E145];[.C145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17">
            <text:p>3317</text:p>
          </table:table-cell>
          <table:table-cell office:value-type="float" office:value="3370">
            <text:p>337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-1.5727002967359">
            <text:p>-1.5727002967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4970">
            <text:p>4970</text:p>
          </table:table-cell>
          <table:table-cell office:value-type="float" office:value="1">
            <text:p>1</text:p>
          </table:table-cell>
          <table:table-cell office:value-type="float" office:value="5089">
            <text:p>5089</text:p>
          </table:table-cell>
          <table:table-cell office:value-type="float" office:value="5060">
            <text:p>506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 office:value-type="float" office:value="1">
            <text:p>1</text:p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 office:value-type="float" office:value="1">
            <text:p>1</text:p>
          </table:table-cell>
          <table:table-cell table:formula="of:=IF(OR(AND([.G147]=1;[.I147]=1);AND([.F147]=1;[.H147]=1));1;&quot;&quot;)" office:value-type="float" office:value="1">
            <text:p>1</text:p>
          </table:table-cell>
          <table:table-cell/>
          <table:table-cell table:formula="of:=([.D147]/[.E147]*100)-100" office:value-type="float" office:value="0.57312252964428">
            <text:p>0.5731225296</text:p>
          </table:table-cell>
          <table:table-cell table:formula="of:=IF(OR(AND([.B147]&gt;[.E147];[.C147]=0);AND([.B147]&lt;=[.E147];[.C147]=1));1;&quot;&quot;)" office:value-type="float" office:value="1">
            <text:p>1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6820">
            <text:p>6820</text:p>
          </table:table-cell>
          <table:table-cell office:value-type="float" office:value="0">
            <text:p>0</text:p>
          </table:table-cell>
          <table:table-cell office:value-type="float" office:value="6909">
            <text:p>6909</text:p>
          </table:table-cell>
          <table:table-cell office:value-type="float" office:value="6940">
            <text:p>694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-0.446685878962541">
            <text:p>-0.446685879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2045">
            <text:p>2045</text:p>
          </table:table-cell>
          <table:table-cell office:value-type="float" office:value="2070">
            <text:p>2070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-1.20772946859904">
            <text:p>-1.2077294686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1788">
            <text:p>1788</text:p>
          </table:table-cell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 office:value-type="float" office:value="1826">
            <text:p>1826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0.492880613362544">
            <text:p>0.4928806134</text:p>
          </table:table-cell>
          <table:table-cell table:formula="of:=IF(OR(AND([.B150]&gt;[.E150];[.C150]=0);AND([.B150]&lt;=[.E150];[.C150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137">
            <text:p>2137</text:p>
          </table:table-cell>
          <table:table-cell office:value-type="float" office:value="1">
            <text:p>1</text:p>
          </table:table-cell>
          <table:table-cell office:value-type="float" office:value="2202">
            <text:p>2202</text:p>
          </table:table-cell>
          <table:table-cell office:value-type="float" office:value="2215">
            <text:p>2215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 office:value-type="float" office:value="1">
            <text:p>1</text:p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 office:value-type="float" office:value="1">
            <text:p>1</text:p>
          </table:table-cell>
          <table:table-cell table:formula="of:=IF(OR(AND([.G151]=1;[.I151]=1);AND([.F151]=1;[.H151]=1));1;&quot;&quot;)" office:value-type="float" office:value="1">
            <text:p>1</text:p>
          </table:table-cell>
          <table:table-cell/>
          <table:table-cell table:formula="of:=([.D151]/[.E151]*100)-100" office:value-type="float" office:value="-0.586907449209932">
            <text:p>-0.5869074492</text:p>
          </table:table-cell>
          <table:table-cell table:formula="of:=IF(OR(AND([.B151]&gt;[.E151];[.C151]=0);AND([.B151]&lt;=[.E151];[.C151]=1));1;&quot;&quot;)" office:value-type="float" office:value="1">
            <text:p>1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748">
            <text:p>3748</text:p>
          </table:table-cell>
          <table:table-cell office:value-type="float" office:value="0">
            <text:p>0</text:p>
          </table:table-cell>
          <table:table-cell office:value-type="float" office:value="3854">
            <text:p>3854</text:p>
          </table:table-cell>
          <table:table-cell office:value-type="float" office:value="3808">
            <text:p>3808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1.2079831932773">
            <text:p>1.2079831933</text:p>
          </table:table-cell>
          <table:table-cell table:formula="of:=IF(OR(AND([.B152]&gt;[.E152];[.C152]=0);AND([.B152]&lt;=[.E152];[.C152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6680">
            <text:p>6680</text:p>
          </table:table-cell>
          <table:table-cell office:value-type="float" office:value="0">
            <text:p>0</text:p>
          </table:table-cell>
          <table:table-cell office:value-type="float" office:value="6820">
            <text:p>6820</text:p>
          </table:table-cell>
          <table:table-cell office:value-type="float" office:value="6860">
            <text:p>6860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-0.583090379008738">
            <text:p>-0.583090379</text:p>
          </table:table-cell>
          <table:table-cell table:formula="of:=IF(OR(AND([.B153]&gt;[.E153];[.C153]=0);AND([.B153]&lt;=[.E153];[.C153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389">
            <text:p>14389</text:p>
          </table:table-cell>
          <table:table-cell office:value-type="float" office:value="14730">
            <text:p>14730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2.31500339443313">
            <text:p>-2.3150033944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037">
            <text:p>2037</text:p>
          </table:table-cell>
          <table:table-cell office:value-type="float" office:value="1">
            <text:p>1</text:p>
          </table:table-cell>
          <table:table-cell office:value-type="float" office:value="2111">
            <text:p>2111</text:p>
          </table:table-cell>
          <table:table-cell office:value-type="float" office:value="2081">
            <text:p>2081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 office:value-type="float" office:value="1">
            <text:p>1</text:p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 office:value-type="float" office:value="1">
            <text:p>1</text:p>
          </table:table-cell>
          <table:table-cell table:formula="of:=IF(OR(AND([.G155]=1;[.I155]=1);AND([.F155]=1;[.H155]=1));1;&quot;&quot;)" office:value-type="float" office:value="1">
            <text:p>1</text:p>
          </table:table-cell>
          <table:table-cell/>
          <table:table-cell table:formula="of:=([.D155]/[.E155]*100)-100" office:value-type="float" office:value="1.44161460836136">
            <text:p>1.4416146084</text:p>
          </table:table-cell>
          <table:table-cell table:formula="of:=IF(OR(AND([.B155]&gt;[.E155];[.C155]=0);AND([.B155]&lt;=[.E155];[.C155]=1));1;&quot;&quot;)" office:value-type="float" office:value="1">
            <text:p>1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559">
            <text:p>1559</text:p>
          </table:table-cell>
          <table:table-cell office:value-type="float" office:value="1">
            <text:p>1</text:p>
          </table:table-cell>
          <table:table-cell office:value-type="float" office:value="1593">
            <text:p>1593</text:p>
          </table:table-cell>
          <table:table-cell office:value-type="float" office:value="1622">
            <text:p>1622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 office:value-type="float" office:value="1">
            <text:p>1</text:p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 office:value-type="float" office:value="1">
            <text:p>1</text:p>
          </table:table-cell>
          <table:table-cell table:formula="of:=IF(OR(AND([.G156]=1;[.I156]=1);AND([.F156]=1;[.H156]=1));1;&quot;&quot;)" office:value-type="float" office:value="1">
            <text:p>1</text:p>
          </table:table-cell>
          <table:table-cell/>
          <table:table-cell table:formula="of:=([.D156]/[.E156]*100)-100" office:value-type="float" office:value="-1.78791615289767">
            <text:p>-1.7879161529</text:p>
          </table:table-cell>
          <table:table-cell table:formula="of:=IF(OR(AND([.B156]&gt;[.E156];[.C156]=0);AND([.B156]&lt;=[.E156];[.C156]=1));1;&quot;&quot;)" office:value-type="float" office:value="1">
            <text:p>1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267">
            <text:p>267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1.49812734082397">
            <text:p>-1.4981273408</text:p>
          </table:table-cell>
          <table:table-cell table:formula="of:=IF(OR(AND([.B157]&gt;[.E157];[.C157]=0);AND([.B157]&lt;=[.E157];[.C157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437">
            <text:p>437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0.686498855835239">
            <text:p>-0.6864988558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117">
            <text:p>2117</text:p>
          </table:table-cell>
          <table:table-cell office:value-type="float" office:value="1">
            <text:p>1</text:p>
          </table:table-cell>
          <table:table-cell office:value-type="float" office:value="2151">
            <text:p>2151</text:p>
          </table:table-cell>
          <table:table-cell office:value-type="float" office:value="2160">
            <text:p>2160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 office:value-type="float" office:value="1">
            <text:p>1</text:p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 office:value-type="float" office:value="1">
            <text:p>1</text:p>
          </table:table-cell>
          <table:table-cell table:formula="of:=IF(OR(AND([.G159]=1;[.I159]=1);AND([.F159]=1;[.H159]=1));1;&quot;&quot;)" office:value-type="float" office:value="1">
            <text:p>1</text:p>
          </table:table-cell>
          <table:table-cell/>
          <table:table-cell table:formula="of:=([.D159]/[.E159]*100)-100" office:value-type="float" office:value="-0.416666666666671">
            <text:p>-0.4166666667</text:p>
          </table:table-cell>
          <table:table-cell table:formula="of:=IF(OR(AND([.B159]&gt;[.E159];[.C159]=0);AND([.B159]&lt;=[.E159];[.C159]=1));1;&quot;&quot;)" office:value-type="float" office:value="1">
            <text:p>1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233">
            <text:p>2233</text:p>
          </table:table-cell>
          <table:table-cell office:value-type="float" office:value="1">
            <text:p>1</text:p>
          </table:table-cell>
          <table:table-cell office:value-type="float" office:value="2252">
            <text:p>2252</text:p>
          </table:table-cell>
          <table:table-cell office:value-type="float" office:value="2246">
            <text:p>2246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 office:value-type="float" office:value="1">
            <text:p>1</text:p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 office:value-type="float" office:value="1">
            <text:p>1</text:p>
          </table:table-cell>
          <table:table-cell table:formula="of:=IF(OR(AND([.G160]=1;[.I160]=1);AND([.F160]=1;[.H160]=1));1;&quot;&quot;)" office:value-type="float" office:value="1">
            <text:p>1</text:p>
          </table:table-cell>
          <table:table-cell/>
          <table:table-cell table:formula="of:=([.D160]/[.E160]*100)-100" office:value-type="float" office:value="0.267141585040065">
            <text:p>0.267141585</text:p>
          </table:table-cell>
          <table:table-cell table:formula="of:=IF(OR(AND([.B160]&gt;[.E160];[.C160]=0);AND([.B160]&lt;=[.E160];[.C160]=1));1;&quot;&quot;)" office:value-type="float" office:value="1">
            <text:p>1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83">
            <text:p>1383</text:p>
          </table:table-cell>
          <table:table-cell office:value-type="float" office:value="1">
            <text:p>1</text:p>
          </table:table-cell>
          <table:table-cell office:value-type="float" office:value="1429">
            <text:p>1429</text:p>
          </table:table-cell>
          <table:table-cell office:value-type="float" office:value="1394">
            <text:p>1394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 office:value-type="float" office:value="1">
            <text:p>1</text:p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 office:value-type="float" office:value="1">
            <text:p>1</text:p>
          </table:table-cell>
          <table:table-cell table:formula="of:=IF(OR(AND([.G161]=1;[.I161]=1);AND([.F161]=1;[.H161]=1));1;&quot;&quot;)" office:value-type="float" office:value="1">
            <text:p>1</text:p>
          </table:table-cell>
          <table:table-cell/>
          <table:table-cell table:formula="of:=([.D161]/[.E161]*100)-100" office:value-type="float" office:value="2.51076040172167">
            <text:p>2.5107604017</text:p>
          </table:table-cell>
          <table:table-cell table:formula="of:=IF(OR(AND([.B161]&gt;[.E161];[.C161]=0);AND([.B161]&lt;=[.E161];[.C161]=1));1;&quot;&quot;)" office:value-type="float" office:value="1">
            <text:p>1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2909">
            <text:p>2909</text:p>
          </table:table-cell>
          <table:table-cell office:value-type="float" office:value="1">
            <text:p>1</text:p>
          </table:table-cell>
          <table:table-cell office:value-type="float" office:value="2943">
            <text:p>2943</text:p>
          </table:table-cell>
          <table:table-cell office:value-type="float" office:value="2969">
            <text:p>2969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 office:value-type="float" office:value="1">
            <text:p>1</text:p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 office:value-type="float" office:value="1">
            <text:p>1</text:p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  <table:table-cell table:formula="of:=([.D162]/[.E162]*100)-100" office:value-type="float" office:value="-0.875715729201758">
            <text:p>-0.8757157292</text:p>
          </table:table-cell>
          <table:table-cell table:formula="of:=IF(OR(AND([.B162]&gt;[.E162];[.C162]=0);AND([.B162]&lt;=[.E162];[.C162]=1));1;&quot;&quot;)" office:value-type="float" office:value="1">
            <text:p>1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280">
            <text:p>5280</text:p>
          </table:table-cell>
          <table:table-cell office:value-type="float" office:value="1">
            <text:p>1</text:p>
          </table:table-cell>
          <table:table-cell office:value-type="float" office:value="5379">
            <text:p>5379</text:p>
          </table:table-cell>
          <table:table-cell office:value-type="float" office:value="5450">
            <text:p>5450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 office:value-type="float" office:value="1">
            <text:p>1</text:p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 office:value-type="float" office:value="1">
            <text:p>1</text:p>
          </table:table-cell>
          <table:table-cell table:formula="of:=IF(OR(AND([.G163]=1;[.I163]=1);AND([.F163]=1;[.H163]=1));1;&quot;&quot;)" office:value-type="float" office:value="1">
            <text:p>1</text:p>
          </table:table-cell>
          <table:table-cell/>
          <table:table-cell table:formula="of:=([.D163]/[.E163]*100)-100" office:value-type="float" office:value="-1.30275229357798">
            <text:p>-1.3027522936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453">
            <text:p>453</text:p>
          </table:table-cell>
          <table:table-cell office:value-type="float" office:value="454">
            <text:p>454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 office:value-type="float" office:value="1">
            <text:p>1</text:p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 office:value-type="float" office:value="1">
            <text:p>1</text:p>
          </table:table-cell>
          <table:table-cell table:formula="of:=IF(OR(AND([.G164]=1;[.I164]=1);AND([.F164]=1;[.H164]=1));1;&quot;&quot;)" office:value-type="float" office:value="1">
            <text:p>1</text:p>
          </table:table-cell>
          <table:table-cell/>
          <table:table-cell table:formula="of:=([.D164]/[.E164]*100)-100" office:value-type="float" office:value="-0.220264317180622">
            <text:p>-0.2202643172</text:p>
          </table:table-cell>
          <table:table-cell table:formula="of:=IF(OR(AND([.B164]&gt;[.E164];[.C164]=0);AND([.B164]&lt;=[.E164];[.C164]=1));1;&quot;&quot;)" office:value-type="float" office:value="1">
            <text:p>1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120">
            <text:p>4120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office:value-type="float" office:value="4215">
            <text:p>4215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-1.02016607354686">
            <text:p>-1.0201660735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43">
            <text:p>1243</text:p>
          </table:table-cell>
          <table:table-cell office:value-type="float" office:value="1">
            <text:p>1</text:p>
          </table:table-cell>
          <table:table-cell office:value-type="float" office:value="1249">
            <text:p>1249</text:p>
          </table:table-cell>
          <table:table-cell office:value-type="float" office:value="1235">
            <text:p>1235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 office:value-type="float" office:value="1">
            <text:p>1</text:p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1.1336032388664">
            <text:p>1.1336032389</text:p>
          </table:table-cell>
          <table:table-cell table:formula="of:=IF(OR(AND([.B166]&gt;[.E166];[.C166]=0);AND([.B166]&lt;=[.E166];[.C166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925">
            <text:p>4925</text:p>
          </table:table-cell>
          <table:table-cell office:value-type="float" office:value="1">
            <text:p>1</text:p>
          </table:table-cell>
          <table:table-cell office:value-type="float" office:value="4982">
            <text:p>4982</text:p>
          </table:table-cell>
          <table:table-cell office:value-type="float" office:value="5040">
            <text:p>5040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 office:value-type="float" office:value="1">
            <text:p>1</text:p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 office:value-type="float" office:value="1">
            <text:p>1</text:p>
          </table:table-cell>
          <table:table-cell table:formula="of:=IF(OR(AND([.G167]=1;[.I167]=1);AND([.F167]=1;[.H167]=1));1;&quot;&quot;)" office:value-type="float" office:value="1">
            <text:p>1</text:p>
          </table:table-cell>
          <table:table-cell/>
          <table:table-cell table:formula="of:=([.D167]/[.E167]*100)-100" office:value-type="float" office:value="-1.15079365079365">
            <text:p>-1.1507936508</text:p>
          </table:table-cell>
          <table:table-cell table:formula="of:=IF(OR(AND([.B167]&gt;[.E167];[.C167]=0);AND([.B167]&lt;=[.E167];[.C167]=1));1;&quot;&quot;)" office:value-type="float" office:value="1">
            <text:p>1</text:p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851">
            <text:p>1851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1839">
            <text:p>1839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2.17509516041328">
            <text:p>2.1750951604</text:p>
          </table:table-cell>
          <table:table-cell table:formula="of:=IF(OR(AND([.B168]&gt;[.E168];[.C168]=0);AND([.B168]&lt;=[.E168];[.C168]=1));1;&quot;&quot;)" office:value-type="float" office:value="1">
            <text:p>1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 office:value-type="float" office:value="676">
            <text:p>676</text:p>
          </table:table-cell>
          <table:table-cell office:value-type="float" office:value="675">
            <text:p>675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 office:value-type="float" office:value="1">
            <text:p>1</text:p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 office:value-type="float" office:value="1">
            <text:p>1</text:p>
          </table:table-cell>
          <table:table-cell table:formula="of:=IF(OR(AND([.G169]=1;[.I169]=1);AND([.F169]=1;[.H169]=1));1;&quot;&quot;)" office:value-type="float" office:value="1">
            <text:p>1</text:p>
          </table:table-cell>
          <table:table-cell/>
          <table:table-cell table:formula="of:=([.D169]/[.E169]*100)-100" office:value-type="float" office:value="0.148148148148138">
            <text:p>0.1481481481</text:p>
          </table:table-cell>
          <table:table-cell table:formula="of:=IF(OR(AND([.B169]&gt;[.E169];[.C169]=0);AND([.B169]&lt;=[.E169];[.C169]=1));1;&quot;&quot;)" office:value-type="float" office:value="1">
            <text:p>1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38">
            <text:p>1138</text:p>
          </table:table-cell>
          <table:table-cell office:value-type="float" office:value="1">
            <text:p>1</text:p>
          </table:table-cell>
          <table:table-cell office:value-type="float" office:value="1156">
            <text:p>1156</text:p>
          </table:table-cell>
          <table:table-cell office:value-type="float" office:value="1143">
            <text:p>1143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 office:value-type="float" office:value="1">
            <text:p>1</text:p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 office:value-type="float" office:value="1">
            <text:p>1</text:p>
          </table:table-cell>
          <table:table-cell table:formula="of:=IF(OR(AND([.G170]=1;[.I170]=1);AND([.F170]=1;[.H170]=1));1;&quot;&quot;)" office:value-type="float" office:value="1">
            <text:p>1</text:p>
          </table:table-cell>
          <table:table-cell/>
          <table:table-cell table:formula="of:=([.D170]/[.E170]*100)-100" office:value-type="float" office:value="1.13735783027123">
            <text:p>1.1373578303</text:p>
          </table:table-cell>
          <table:table-cell table:formula="of:=IF(OR(AND([.B170]&gt;[.E170];[.C170]=0);AND([.B170]&lt;=[.E170];[.C170]=1));1;&quot;&quot;)" office:value-type="float" office:value="1">
            <text:p>1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59">
            <text:p>1959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1984">
            <text:p>1984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 office:value-type="float" office:value="1">
            <text:p>1</text:p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 office:value-type="float" office:value="1">
            <text:p>1</text:p>
          </table:table-cell>
          <table:table-cell table:formula="of:=IF(OR(AND([.G171]=1;[.I171]=1);AND([.F171]=1;[.H171]=1));1;&quot;&quot;)" office:value-type="float" office:value="1">
            <text:p>1</text:p>
          </table:table-cell>
          <table:table-cell/>
          <table:table-cell table:formula="of:=([.D171]/[.E171]*100)-100" office:value-type="float" office:value="0.806451612903231">
            <text:p>0.8064516129</text:p>
          </table:table-cell>
          <table:table-cell table:formula="of:=IF(OR(AND([.B171]&gt;[.E171];[.C171]=0);AND([.B171]&lt;=[.E171];[.C171]=1));1;&quot;&quot;)" office:value-type="float" office:value="1">
            <text:p>1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545">
            <text:p>4545</text:p>
          </table:table-cell>
          <table:table-cell office:value-type="float" office:value="0">
            <text:p>0</text:p>
          </table:table-cell>
          <table:table-cell office:value-type="float" office:value="4714">
            <text:p>4714</text:p>
          </table:table-cell>
          <table:table-cell office:value-type="float" office:value="4660">
            <text:p>4660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1.1587982832618">
            <text:p>1.1587982833</text:p>
          </table:table-cell>
          <table:table-cell table:formula="of:=IF(OR(AND([.B172]&gt;[.E172];[.C172]=0);AND([.B172]&lt;=[.E172];[.C172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470">
            <text:p>1470</text:p>
          </table:table-cell>
          <table:table-cell office:value-type="float" office:value="1">
            <text:p>1</text:p>
          </table:table-cell>
          <table:table-cell office:value-type="float" office:value="1487">
            <text:p>1487</text:p>
          </table:table-cell>
          <table:table-cell office:value-type="float" office:value="1524">
            <text:p>1524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 office:value-type="float" office:value="1">
            <text:p>1</text:p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 office:value-type="float" office:value="1">
            <text:p>1</text:p>
          </table:table-cell>
          <table:table-cell table:formula="of:=IF(OR(AND([.G173]=1;[.I173]=1);AND([.F173]=1;[.H173]=1));1;&quot;&quot;)" office:value-type="float" office:value="1">
            <text:p>1</text:p>
          </table:table-cell>
          <table:table-cell/>
          <table:table-cell table:formula="of:=([.D173]/[.E173]*100)-100" office:value-type="float" office:value="-2.42782152230971">
            <text:p>-2.4278215223</text:p>
          </table:table-cell>
          <table:table-cell table:formula="of:=IF(OR(AND([.B173]&gt;[.E173];[.C173]=0);AND([.B173]&lt;=[.E173];[.C173]=1));1;&quot;&quot;)" office:value-type="float" office:value="1">
            <text:p>1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679">
            <text:p>679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 office:value-type="float" office:value="1">
            <text:p>1</text:p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0.589101620029453">
            <text:p>-0.58910162</text:p>
          </table:table-cell>
          <table:table-cell table:formula="of:=IF(OR(AND([.B174]&gt;[.E174];[.C174]=0);AND([.B174]&lt;=[.E174];[.C174]=1));1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5550">
            <text:p>5550</text:p>
          </table:table-cell>
          <table:table-cell office:value-type="float" office:value="1">
            <text:p>1</text:p>
          </table:table-cell>
          <table:table-cell office:value-type="float" office:value="5789">
            <text:p>5789</text:p>
          </table:table-cell>
          <table:table-cell office:value-type="float" office:value="5820">
            <text:p>582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 office:value-type="float" office:value="1">
            <text:p>1</text:p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 office:value-type="float" office:value="1">
            <text:p>1</text:p>
          </table:table-cell>
          <table:table-cell table:formula="of:=IF(OR(AND([.G175]=1;[.I175]=1);AND([.F175]=1;[.H175]=1));1;&quot;&quot;)" office:value-type="float" office:value="1">
            <text:p>1</text:p>
          </table:table-cell>
          <table:table-cell/>
          <table:table-cell table:formula="of:=([.D175]/[.E175]*100)-100" office:value-type="float" office:value="-0.532646048109967">
            <text:p>-0.5326460481</text:p>
          </table:table-cell>
          <table:table-cell table:formula="of:=IF(OR(AND([.B175]&gt;[.E175];[.C175]=0);AND([.B175]&lt;=[.E175];[.C175]=1));1;&quot;&quot;)" office:value-type="float" office:value="1">
            <text:p>1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office:value-type="float" office:value="703">
            <text:p>703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 office:value-type="float" office:value="1">
            <text:p>1</text:p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 office:value-type="float" office:value="1">
            <text:p>1</text:p>
          </table:table-cell>
          <table:table-cell table:formula="of:=IF(OR(AND([.G176]=1;[.I176]=1);AND([.F176]=1;[.H176]=1));1;&quot;&quot;)" office:value-type="float" office:value="1">
            <text:p>1</text:p>
          </table:table-cell>
          <table:table-cell/>
          <table:table-cell table:formula="of:=([.D176]/[.E176]*100)-100" office:value-type="float" office:value="1.42247510668562">
            <text:p>1.4224751067</text:p>
          </table:table-cell>
          <table:table-cell table:formula="of:=IF(OR(AND([.B176]&gt;[.E176];[.C176]=0);AND([.B176]&lt;=[.E176];[.C176]=1));1;&quot;&quot;)" office:value-type="float" office:value="1">
            <text:p>1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858">
            <text:p>858</text:p>
          </table:table-cell>
          <table:table-cell table:formula="of:=IF(AND([.B177]&gt;[.E177];[.H177]=1);1;&quot;&quot;)" office:value-type="float" office:value="1">
            <text:p>1</text:p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 office:value-type="float" office:value="1">
            <text:p>1</text:p>
          </table:table-cell>
          <table:table-cell/>
          <table:table-cell table:formula="of:=([.D177]/[.E177]*100)-100" office:value-type="float" office:value="1.3986013986014">
            <text:p>1.3986013986</text:p>
          </table:table-cell>
          <table:table-cell table:formula="of:=IF(OR(AND([.B177]&gt;[.E177];[.C177]=0);AND([.B177]&lt;=[.E177];[.C177]=1));1;&quot;&quot;)" office:value-type="float" office:value="1">
            <text:p>1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554">
            <text:p>1554</text:p>
          </table:table-cell>
          <table:table-cell office:value-type="float" office:value="1">
            <text:p>1</text:p>
          </table:table-cell>
          <table:table-cell office:value-type="float" office:value="1581">
            <text:p>1581</text:p>
          </table:table-cell>
          <table:table-cell office:value-type="float" office:value="1647">
            <text:p>1647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 office:value-type="float" office:value="1">
            <text:p>1</text:p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 office:value-type="float" office:value="1">
            <text:p>1</text:p>
          </table:table-cell>
          <table:table-cell table:formula="of:=IF(OR(AND([.G178]=1;[.I178]=1);AND([.F178]=1;[.H178]=1));1;&quot;&quot;)" office:value-type="float" office:value="1">
            <text:p>1</text:p>
          </table:table-cell>
          <table:table-cell/>
          <table:table-cell table:formula="of:=([.D178]/[.E178]*100)-100" office:value-type="float" office:value="-4.00728597449908">
            <text:p>-4.0072859745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29">
            <text:p>1129</text:p>
          </table:table-cell>
          <table:table-cell office:value-type="float" office:value="0">
            <text:p>0</text:p>
          </table:table-cell>
          <table:table-cell office:value-type="float" office:value="1116">
            <text:p>1116</text:p>
          </table:table-cell>
          <table:table-cell office:value-type="float" office:value="1156">
            <text:p>1156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 office:value-type="float" office:value="1">
            <text:p>1</text:p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-3.46020761245674">
            <text:p>-3.4602076125</text:p>
          </table:table-cell>
          <table:table-cell table:formula="of:=IF(OR(AND([.B179]&gt;[.E179];[.C179]=0);AND([.B179]&lt;=[.E179];[.C179]=1));1;&quot;&quot;)">
            <text:p/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493">
            <text:p>493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500">
            <text:p>500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 office:value-type="float" office:value="1">
            <text:p>1</text:p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 office:value-type="float" office:value="1">
            <text:p>1</text:p>
          </table:table-cell>
          <table:table-cell table:formula="of:=IF(OR(AND([.G180]=1;[.I180]=1);AND([.F180]=1;[.H180]=1));1;&quot;&quot;)" office:value-type="float" office:value="1">
            <text:p>1</text:p>
          </table:table-cell>
          <table:table-cell/>
          <table:table-cell table:formula="of:=([.D180]/[.E180]*100)-100" office:value-type="float" office:value="-1">
            <text:p>-1</text:p>
          </table:table-cell>
          <table:table-cell table:formula="of:=IF(OR(AND([.B180]&gt;[.E180];[.C180]=0);AND([.B180]&lt;=[.E180];[.C180]=1));1;&quot;&quot;)" office:value-type="float" office:value="1">
            <text:p>1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 office:value-type="float" office:value="1">
            <text:p>1</text:p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 office:value-type="float" office:value="1">
            <text:p>1</text:p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  <table:table-cell table:formula="of:=([.D181]/[.E181]*100)-100" office:value-type="float" office:value="0.334448160535118">
            <text:p>0.3344481605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308">
            <text:p>4308</text:p>
          </table:table-cell>
          <table:table-cell office:value-type="float" office:value="0">
            <text:p>0</text:p>
          </table:table-cell>
          <table:table-cell office:value-type="float" office:value="4417">
            <text:p>4417</text:p>
          </table:table-cell>
          <table:table-cell office:value-type="float" office:value="4456">
            <text:p>4456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-0.875224416517057">
            <text:p>-0.8752244165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248">
            <text:p>1248</text:p>
          </table:table-cell>
          <table:table-cell office:value-type="float" office:value="1254">
            <text:p>1254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-0.478468899521531">
            <text:p>-0.4784688995</text:p>
          </table:table-cell>
          <table:table-cell table:formula="of:=IF(OR(AND([.B183]&gt;[.E183];[.C183]=0);AND([.B183]&lt;=[.E183];[.C183]=1));1;&quot;&quot;)">
            <text:p/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568">
            <text:p>2568</text:p>
          </table:table-cell>
          <table:table-cell office:value-type="float" office:value="1">
            <text:p>1</text:p>
          </table:table-cell>
          <table:table-cell office:value-type="float" office:value="2620">
            <text:p>2620</text:p>
          </table:table-cell>
          <table:table-cell office:value-type="float" office:value="2600">
            <text:p>260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 office:value-type="float" office:value="1">
            <text:p>1</text:p>
          </table:table-cell>
          <table:table-cell table:formula="of:=IF(OR(AND([.G184]=1;[.I184]=1);AND([.F184]=1;[.H184]=1));1;&quot;&quot;)" office:value-type="float" office:value="1">
            <text:p>1</text:p>
          </table:table-cell>
          <table:table-cell/>
          <table:table-cell table:formula="of:=([.D184]/[.E184]*100)-100" office:value-type="float" office:value="0.769230769230774">
            <text:p>0.7692307692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14">
            <text:p>1014</text:p>
          </table:table-cell>
          <table:table-cell office:value-type="float" office:value="1">
            <text:p>1</text:p>
          </table:table-cell>
          <table:table-cell office:value-type="float" office:value="1035">
            <text:p>1035</text:p>
          </table:table-cell>
          <table:table-cell office:value-type="float" office:value="1049">
            <text:p>1049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 office:value-type="float" office:value="1">
            <text:p>1</text:p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 office:value-type="float" office:value="1">
            <text:p>1</text:p>
          </table:table-cell>
          <table:table-cell table:formula="of:=IF(OR(AND([.G185]=1;[.I185]=1);AND([.F185]=1;[.H185]=1));1;&quot;&quot;)" office:value-type="float" office:value="1">
            <text:p>1</text:p>
          </table:table-cell>
          <table:table-cell/>
          <table:table-cell table:formula="of:=([.D185]/[.E185]*100)-100" office:value-type="float" office:value="-1.33460438512869">
            <text:p>-1.3346043851</text:p>
          </table:table-cell>
          <table:table-cell table:formula="of:=IF(OR(AND([.B185]&gt;[.E185];[.C185]=0);AND([.B185]&lt;=[.E185];[.C185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370">
            <text:p>10370</text:p>
          </table:table-cell>
          <table:table-cell office:value-type="float" office:value="1">
            <text:p>1</text:p>
          </table:table-cell>
          <table:table-cell office:value-type="float" office:value="10701">
            <text:p>10701</text:p>
          </table:table-cell>
          <table:table-cell office:value-type="float" office:value="10850">
            <text:p>1085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 office:value-type="float" office:value="1">
            <text:p>1</text:p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 office:value-type="float" office:value="1">
            <text:p>1</text:p>
          </table:table-cell>
          <table:table-cell table:formula="of:=IF(OR(AND([.G186]=1;[.I186]=1);AND([.F186]=1;[.H186]=1));1;&quot;&quot;)" office:value-type="float" office:value="1">
            <text:p>1</text:p>
          </table:table-cell>
          <table:table-cell/>
          <table:table-cell table:formula="of:=([.D186]/[.E186]*100)-100" office:value-type="float" office:value="-1.37327188940091">
            <text:p>-1.3732718894</text:p>
          </table:table-cell>
          <table:table-cell table:formula="of:=IF(OR(AND([.B186]&gt;[.E186];[.C186]=0);AND([.B186]&lt;=[.E186];[.C186]=1));1;&quot;&quot;)" office:value-type="float" office:value="1">
            <text:p>1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160">
            <text:p>7160</text:p>
          </table:table-cell>
          <table:table-cell office:value-type="float" office:value="1">
            <text:p>1</text:p>
          </table:table-cell>
          <table:table-cell office:value-type="float" office:value="7249">
            <text:p>7249</text:p>
          </table:table-cell>
          <table:table-cell office:value-type="float" office:value="7400">
            <text:p>7400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 office:value-type="float" office:value="1">
            <text:p>1</text:p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 office:value-type="float" office:value="1">
            <text:p>1</text:p>
          </table:table-cell>
          <table:table-cell table:formula="of:=IF(OR(AND([.G187]=1;[.I187]=1);AND([.F187]=1;[.H187]=1));1;&quot;&quot;)" office:value-type="float" office:value="1">
            <text:p>1</text:p>
          </table:table-cell>
          <table:table-cell/>
          <table:table-cell table:formula="of:=([.D187]/[.E187]*100)-100" office:value-type="float" office:value="-2.04054054054053">
            <text:p>-2.0405405405</text:p>
          </table:table-cell>
          <table:table-cell table:formula="of:=IF(OR(AND([.B187]&gt;[.E187];[.C187]=0);AND([.B187]&lt;=[.E187];[.C187]=1));1;&quot;&quot;)" office:value-type="float" office:value="1">
            <text:p>1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670">
            <text:p>8670</text:p>
          </table:table-cell>
          <table:table-cell office:value-type="float" office:value="1">
            <text:p>1</text:p>
          </table:table-cell>
          <table:table-cell office:value-type="float" office:value="8918">
            <text:p>8918</text:p>
          </table:table-cell>
          <table:table-cell office:value-type="float" office:value="8990">
            <text:p>899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 office:value-type="float" office:value="1">
            <text:p>1</text:p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 office:value-type="float" office:value="1">
            <text:p>1</text:p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  <table:table-cell table:formula="of:=([.D188]/[.E188]*100)-100" office:value-type="float" office:value="-0.800889877641822">
            <text:p>-0.8008898776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76">
            <text:p>1076</text:p>
          </table:table-cell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1096">
            <text:p>1096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0.273722627737214">
            <text:p>0.2737226277</text:p>
          </table:table-cell>
          <table:table-cell table:formula="of:=IF(OR(AND([.B189]&gt;[.E189];[.C189]=0);AND([.B189]&lt;=[.E189];[.C189]=1));1;&quot;&quot;)">
            <text:p/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table:number-columns-repeated="2" office:value-type="float" office:value="941">
            <text:p>941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0">
            <text:p>0</text:p>
          </table:table-cell>
          <table:table-cell table:formula="of:=IF(OR(AND([.B190]&gt;[.E190];[.C190]=0);AND([.B190]&lt;=[.E190];[.C190]=1));1;&quot;&quot;)">
            <text:p/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office:value-type="float" office:value="1132">
            <text:p>1132</text:p>
          </table:table-cell>
          <table:table-cell office:value-type="float" office:value="1157">
            <text:p>1157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-2.16076058772688">
            <text:p>-2.1607605877</text:p>
          </table:table-cell>
          <table:table-cell table:formula="of:=IF(OR(AND([.B191]&gt;[.E191];[.C191]=0);AND([.B191]&lt;=[.E191];[.C191]=1));1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790">
            <text:p>1790</text:p>
          </table:table-cell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 office:value-type="float" office:value="1826">
            <text:p>1826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>
            <text:p/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>
            <text:p/>
          </table:table-cell>
          <table:table-cell table:formula="of:=IF(OR(AND([.G192]=1;[.I192]=1);AND([.F192]=1;[.H192]=1));1;&quot;&quot;)">
            <text:p/>
          </table:table-cell>
          <table:table-cell/>
          <table:table-cell table:formula="of:=([.D192]/[.E192]*100)-100" office:value-type="float" office:value="0.054764512595824">
            <text:p>0.0547645126</text:p>
          </table:table-cell>
          <table:table-cell table:formula="of:=IF(OR(AND([.B192]&gt;[.E192];[.C192]=0);AND([.B192]&lt;=[.E192];[.C192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430">
            <text:p>430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1.16279069767442">
            <text:p>1.1627906977</text:p>
          </table:table-cell>
          <table:table-cell table:formula="of:=IF(OR(AND([.B193]&gt;[.E193];[.C193]=0);AND([.B193]&lt;=[.E193];[.C193]=1));1;&quot;&quot;)">
            <text:p/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 office:value-type="float" office:value="1">
            <text:p>1</text:p>
          </table:table-cell>
          <table:table-cell/>
          <table:table-cell table:formula="of:=([.D194]/[.E194]*100)-100" office:value-type="float" office:value="1.28885519332829">
            <text:p>1.2888551933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09">
            <text:p>2509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office:value-type="float" office:value="2578">
            <text:p>2578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1.35764158262219">
            <text:p>-1.3576415826</text:p>
          </table:table-cell>
          <table:table-cell table:formula="of:=IF(OR(AND([.B195]&gt;[.E195];[.C195]=0);AND([.B195]&lt;=[.E195];[.C195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009">
            <text:p>4009</text:p>
          </table:table-cell>
          <table:table-cell office:value-type="float" office:value="0">
            <text:p>0</text:p>
          </table:table-cell>
          <table:table-cell office:value-type="float" office:value="4050">
            <text:p>4050</text:p>
          </table:table-cell>
          <table:table-cell office:value-type="float" office:value="4126">
            <text:p>4126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1.84197770237519">
            <text:p>-1.8419777024</text:p>
          </table:table-cell>
          <table:table-cell table:formula="of:=IF(OR(AND([.B196]&gt;[.E196];[.C196]=0);AND([.B196]&lt;=[.E196];[.C196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21">
            <text:p>1621</text:p>
          </table:table-cell>
          <table:table-cell office:value-type="float" office:value="0">
            <text:p>0</text:p>
          </table:table-cell>
          <table:table-cell office:value-type="float" office:value="1638">
            <text:p>1638</text:p>
          </table:table-cell>
          <table:table-cell office:value-type="float" office:value="1656">
            <text:p>1656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-1.08695652173914">
            <text:p>-1.0869565217</text:p>
          </table:table-cell>
          <table:table-cell table:formula="of:=IF(OR(AND([.B197]&gt;[.E197];[.C197]=0);AND([.B197]&lt;=[.E197];[.C197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782">
            <text:p>2782</text:p>
          </table:table-cell>
          <table:table-cell office:value-type="float" office:value="0">
            <text:p>0</text:p>
          </table:table-cell>
          <table:table-cell office:value-type="float" office:value="2818">
            <text:p>2818</text:p>
          </table:table-cell>
          <table:table-cell office:value-type="float" office:value="2866">
            <text:p>2866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-1.67480809490579">
            <text:p>-1.6748080949</text:p>
          </table:table-cell>
          <table:table-cell table:formula="of:=IF(OR(AND([.B198]&gt;[.E198];[.C198]=0);AND([.B198]&lt;=[.E198];[.C198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92">
            <text:p>592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-5.4054054054054">
            <text:p>-5.4054054054</text:p>
          </table:table-cell>
          <table:table-cell table:formula="of:=IF(OR(AND([.B199]&gt;[.E199];[.C199]=0);AND([.B199]&lt;=[.E199];[.C199]=1));1;&quot;&quot;)">
            <text:p/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office:value-type="float" office:value="706">
            <text:p>706</text:p>
          </table:table-cell>
          <table:table-cell office:value-type="float" office:value="697">
            <text:p>697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1.29124820659972">
            <text:p>1.2912482066</text:p>
          </table:table-cell>
          <table:table-cell table:formula="of:=IF(OR(AND([.B200]&gt;[.E200];[.C200]=0);AND([.B200]&lt;=[.E200];[.C200]=1));1;&quot;&quot;)">
            <text:p/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float" office:value="579">
            <text:p>579</text:p>
          </table:table-cell>
          <table:table-cell office:value-type="float" office:value="576">
            <text:p>576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0.520833333333329">
            <text:p>0.5208333333</text:p>
          </table:table-cell>
          <table:table-cell table:formula="of:=IF(OR(AND([.B201]&gt;[.E201];[.C201]=0);AND([.B201]&lt;=[.E201];[.C201]=1));1;&quot;&quot;)">
            <text:p/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 office:value-type="float" office:value="358">
            <text:p>358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0.837988826815646">
            <text:p>0.8379888268</text:p>
          </table:table-cell>
          <table:table-cell table:formula="of:=IF(OR(AND([.B202]&gt;[.E202];[.C202]=0);AND([.B202]&lt;=[.E202];[.C202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13">
            <text:p>1713</text:p>
          </table:table-cell>
          <table:table-cell office:value-type="float" office:value="1744">
            <text:p>1744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 office:value-type="float" office:value="1">
            <text:p>1</text:p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1.77752293577981">
            <text:p>-1.7775229358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673">
            <text:p>2673</text:p>
          </table:table-cell>
          <table:table-cell office:value-type="float" office:value="0">
            <text:p>0</text:p>
          </table:table-cell>
          <table:table-cell office:value-type="float" office:value="2754">
            <text:p>2754</text:p>
          </table:table-cell>
          <table:table-cell office:value-type="float" office:value="2729">
            <text:p>2729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0.916086478563585">
            <text:p>0.9160864786</text:p>
          </table:table-cell>
          <table:table-cell table:formula="of:=IF(OR(AND([.B204]&gt;[.E204];[.C204]=0);AND([.B204]&lt;=[.E204];[.C204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716">
            <text:p>716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0.279329608938554">
            <text:p>0.2793296089</text:p>
          </table:table-cell>
          <table:table-cell table:formula="of:=IF(OR(AND([.B205]&gt;[.E205];[.C205]=0);AND([.B205]&lt;=[.E205];[.C205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 office:value-type="float" office:value="1">
            <text:p>1</text:p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0.858369098712444">
            <text:p>-0.8583690987</text:p>
          </table:table-cell>
          <table:table-cell table:formula="of:=IF(OR(AND([.B206]&gt;[.E206];[.C206]=0);AND([.B206]&lt;=[.E206];[.C206]=1));1;&quot;&quot;)">
            <text:p/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538">
            <text:p>1538</text:p>
          </table:table-cell>
          <table:table-cell office:value-type="float" office:value="0">
            <text:p>0</text:p>
          </table:table-cell>
          <table:table-cell office:value-type="float" office:value="1596">
            <text:p>1596</text:p>
          </table:table-cell>
          <table:table-cell office:value-type="float" office:value="1562">
            <text:p>156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2.17669654289372">
            <text:p>2.1766965429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 office:value-type="float" office:value="378">
            <text:p>378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-1.05820105820106">
            <text:p>-1.0582010582</text:p>
          </table:table-cell>
          <table:table-cell table:formula="of:=IF(OR(AND([.B208]&gt;[.E208];[.C208]=0);AND([.B208]&lt;=[.E208];[.C208]=1));1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343">
            <text:p>1343</text:p>
          </table:table-cell>
          <table:table-cell office:value-type="float" office:value="0">
            <text:p>0</text:p>
          </table:table-cell>
          <table:table-cell office:value-type="float" office:value="1378">
            <text:p>1378</text:p>
          </table:table-cell>
          <table:table-cell office:value-type="float" office:value="1383">
            <text:p>1383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-0.361532899493852">
            <text:p>-0.3615328995</text:p>
          </table:table-cell>
          <table:table-cell table:formula="of:=IF(OR(AND([.B209]&gt;[.E209];[.C209]=0);AND([.B209]&lt;=[.E209];[.C209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378">
            <text:p>378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-0.264550264550266">
            <text:p>-0.2645502646</text:p>
          </table:table-cell>
          <table:table-cell table:formula="of:=IF(OR(AND([.B210]&gt;[.E210];[.C210]=0);AND([.B210]&lt;=[.E210];[.C210]=1));1;&quot;&quot;)">
            <text:p/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214">
            <text:p>214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2.33644859813084">
            <text:p>2.3364485981</text:p>
          </table:table-cell>
          <table:table-cell table:formula="of:=IF(OR(AND([.B211]&gt;[.E211];[.C211]=0);AND([.B211]&lt;=[.E211];[.C211]=1));1;&quot;&quot;)">
            <text:p/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office:value-type="float" office:value="362">
            <text:p>362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-0.828729281767963">
            <text:p>-0.8287292818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319">
            <text:p>1319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1352">
            <text:p>1352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0.887573964497037">
            <text:p>0.8875739645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895">
            <text:p>895</text:p>
          </table:table-cell>
          <table:table-cell office:value-type="float" office:value="0">
            <text:p>0</text:p>
          </table:table-cell>
          <table:table-cell office:value-type="float" office:value="906">
            <text:p>906</text:p>
          </table:table-cell>
          <table:table-cell office:value-type="float" office:value="903">
            <text:p>903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0.332225913621258">
            <text:p>0.3322259136</text:p>
          </table:table-cell>
          <table:table-cell table:formula="of:=IF(OR(AND([.B214]&gt;[.E214];[.C214]=0);AND([.B214]&lt;=[.E214];[.C214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504">
            <text:p>1504</text:p>
          </table:table-cell>
          <table:table-cell office:value-type="float" office:value="1523">
            <text:p>1523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-1.24753775443203">
            <text:p>-1.2475377544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30">
            <text:p>1730</text:p>
          </table:table-cell>
          <table:table-cell office:value-type="float" office:value="1">
            <text:p>1</text:p>
          </table:table-cell>
          <table:table-cell office:value-type="float" office:value="1772">
            <text:p>1772</text:p>
          </table:table-cell>
          <table:table-cell office:value-type="float" office:value="1793">
            <text:p>1793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 office:value-type="float" office:value="1">
            <text:p>1</text:p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 office:value-type="float" office:value="1">
            <text:p>1</text:p>
          </table:table-cell>
          <table:table-cell table:formula="of:=IF(OR(AND([.G216]=1;[.I216]=1);AND([.F216]=1;[.H216]=1));1;&quot;&quot;)" office:value-type="float" office:value="1">
            <text:p>1</text:p>
          </table:table-cell>
          <table:table-cell/>
          <table:table-cell table:formula="of:=([.D216]/[.E216]*100)-100" office:value-type="float" office:value="-1.1712214166202">
            <text:p>-1.1712214166</text:p>
          </table:table-cell>
          <table:table-cell table:formula="of:=IF(OR(AND([.B216]&gt;[.E216];[.C216]=0);AND([.B216]&lt;=[.E216];[.C216]=1));1;&quot;&quot;)" office:value-type="float" office:value="1">
            <text:p>1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07">
            <text:p>807</text:p>
          </table:table-cell>
          <table:table-cell office:value-type="float" office:value="1">
            <text:p>1</text:p>
          </table:table-cell>
          <table:table-cell office:value-type="float" office:value="838">
            <text:p>838</text:p>
          </table:table-cell>
          <table:table-cell office:value-type="float" office:value="820">
            <text:p>82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 office:value-type="float" office:value="1">
            <text:p>1</text:p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 office:value-type="float" office:value="1">
            <text:p>1</text:p>
          </table:table-cell>
          <table:table-cell table:formula="of:=IF(OR(AND([.G217]=1;[.I217]=1);AND([.F217]=1;[.H217]=1));1;&quot;&quot;)" office:value-type="float" office:value="1">
            <text:p>1</text:p>
          </table:table-cell>
          <table:table-cell/>
          <table:table-cell table:formula="of:=([.D217]/[.E217]*100)-100" office:value-type="float" office:value="2.19512195121952">
            <text:p>2.1951219512</text:p>
          </table:table-cell>
          <table:table-cell table:formula="of:=IF(OR(AND([.B217]&gt;[.E217];[.C217]=0);AND([.B217]&lt;=[.E217];[.C217]=1));1;&quot;&quot;)" office:value-type="float" office:value="1">
            <text:p>1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384">
            <text:p>2384</text:p>
          </table:table-cell>
          <table:table-cell office:value-type="float" office:value="0">
            <text:p>0</text:p>
          </table:table-cell>
          <table:table-cell office:value-type="float" office:value="2440">
            <text:p>2440</text:p>
          </table:table-cell>
          <table:table-cell office:value-type="float" office:value="2420">
            <text:p>2420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0.826446280991732">
            <text:p>0.826446281</text:p>
          </table:table-cell>
          <table:table-cell table:formula="of:=IF(OR(AND([.B218]&gt;[.E218];[.C218]=0);AND([.B218]&lt;=[.E218];[.C218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890">
            <text:p>8890</text:p>
          </table:table-cell>
          <table:table-cell office:value-type="float" office:value="1">
            <text:p>1</text:p>
          </table:table-cell>
          <table:table-cell office:value-type="float" office:value="9094">
            <text:p>9094</text:p>
          </table:table-cell>
          <table:table-cell office:value-type="float" office:value="9100">
            <text:p>910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 office:value-type="float" office:value="1">
            <text:p>1</text:p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 office:value-type="float" office:value="1">
            <text:p>1</text:p>
          </table:table-cell>
          <table:table-cell table:formula="of:=IF(OR(AND([.G219]=1;[.I219]=1);AND([.F219]=1;[.H219]=1));1;&quot;&quot;)" office:value-type="float" office:value="1">
            <text:p>1</text:p>
          </table:table-cell>
          <table:table-cell/>
          <table:table-cell table:formula="of:=([.D219]/[.E219]*100)-100" office:value-type="float" office:value="-0.0659340659340728">
            <text:p>-0.0659340659</text:p>
          </table:table-cell>
          <table:table-cell table:formula="of:=IF(OR(AND([.B219]&gt;[.E219];[.C219]=0);AND([.B219]&lt;=[.E219];[.C219]=1));1;&quot;&quot;)" office:value-type="float" office:value="1">
            <text:p>1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098">
            <text:p>2098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2270">
            <text:p>2270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7.00440528634361">
            <text:p>-7.0044052863</text:p>
          </table:table-cell>
          <table:table-cell table:formula="of:=IF(OR(AND([.B220]&gt;[.E220];[.C220]=0);AND([.B220]&lt;=[.E220];[.C220]=1));1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office:value-type="float" office:value="1320">
            <text:p>1320</text:p>
          </table:table-cell>
          <table:table-cell office:value-type="float" office:value="1361">
            <text:p>1361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-3.01249081557678">
            <text:p>-3.0124908156</text:p>
          </table:table-cell>
          <table:table-cell table:formula="of:=IF(OR(AND([.B221]&gt;[.E221];[.C221]=0);AND([.B221]&lt;=[.E221];[.C221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number-columns-repeated="2" office:value-type="float" office:value="279">
            <text:p>279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0">
            <text:p>0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03">
            <text:p>1103</text:p>
          </table:table-cell>
          <table:table-cell office:value-type="float" office:value="0">
            <text:p>0</text:p>
          </table:table-cell>
          <table:table-cell office:value-type="float" office:value="1121">
            <text:p>1121</text:p>
          </table:table-cell>
          <table:table-cell office:value-type="float" office:value="1155">
            <text:p>1155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94372294372295">
            <text:p>-2.9437229437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050">
            <text:p>2050</text:p>
          </table:table-cell>
          <table:table-cell office:value-type="float" office:value="0">
            <text:p>0</text:p>
          </table:table-cell>
          <table:table-cell office:value-type="float" office:value="2089">
            <text:p>2089</text:p>
          </table:table-cell>
          <table:table-cell office:value-type="float" office:value="2051">
            <text:p>2051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1.85275475377864">
            <text:p>1.8527547538</text:p>
          </table:table-cell>
          <table:table-cell table:formula="of:=IF(OR(AND([.B224]&gt;[.E224];[.C224]=0);AND([.B224]&lt;=[.E224];[.C224]=1));1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9100">
            <text:p>9100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2.91208791208791">
            <text:p>-2.912087912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office:value-type="float" office:value="1056">
            <text:p>1056</text:p>
          </table:table-cell>
          <table:table-cell office:value-type="float" office:value="1030">
            <text:p>1030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2.52427184466019">
            <text:p>2.5242718447</text:p>
          </table:table-cell>
          <table:table-cell table:formula="of:=IF(OR(AND([.B226]&gt;[.E226];[.C226]=0);AND([.B226]&lt;=[.E226];[.C226]=1));1;&quot;&quot;)" office:value-type="float" office:value="1">
            <text:p>1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192">
            <text:p>2192</text:p>
          </table:table-cell>
          <table:table-cell office:value-type="float" office:value="1">
            <text:p>1</text:p>
          </table:table-cell>
          <table:table-cell office:value-type="float" office:value="2252">
            <text:p>2252</text:p>
          </table:table-cell>
          <table:table-cell office:value-type="float" office:value="2255">
            <text:p>2255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 office:value-type="float" office:value="1">
            <text:p>1</text:p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 office:value-type="float" office:value="1">
            <text:p>1</text:p>
          </table:table-cell>
          <table:table-cell table:formula="of:=IF(OR(AND([.G227]=1;[.I227]=1);AND([.F227]=1;[.H227]=1));1;&quot;&quot;)" office:value-type="float" office:value="1">
            <text:p>1</text:p>
          </table:table-cell>
          <table:table-cell/>
          <table:table-cell table:formula="of:=([.D227]/[.E227]*100)-100" office:value-type="float" office:value="-0.133037694013311">
            <text:p>-0.133037694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330">
            <text:p>8330</text:p>
          </table:table-cell>
          <table:table-cell office:value-type="float" office:value="0">
            <text:p>0</text:p>
          </table:table-cell>
          <table:table-cell office:value-type="float" office:value="8581">
            <text:p>8581</text:p>
          </table:table-cell>
          <table:table-cell office:value-type="float" office:value="8360">
            <text:p>836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2.64354066985646">
            <text:p>2.6435406699</text:p>
          </table:table-cell>
          <table:table-cell table:formula="of:=IF(OR(AND([.B228]&gt;[.E228];[.C228]=0);AND([.B228]&lt;=[.E228];[.C228]=1));1;&quot;&quot;)">
            <text:p/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480">
            <text:p>5480</text:p>
          </table:table-cell>
          <table:table-cell office:value-type="float" office:value="0">
            <text:p>0</text:p>
          </table:table-cell>
          <table:table-cell office:value-type="float" office:value="5624">
            <text:p>5624</text:p>
          </table:table-cell>
          <table:table-cell office:value-type="float" office:value="5660">
            <text:p>5660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-0.63604240282686">
            <text:p>-0.6360424028</text:p>
          </table:table-cell>
          <table:table-cell table:formula="of:=IF(OR(AND([.B229]&gt;[.E229];[.C229]=0);AND([.B229]&lt;=[.E229];[.C229]=1));1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325">
            <text:p>4325</text:p>
          </table:table-cell>
          <table:table-cell office:value-type="float" office:value="1">
            <text:p>1</text:p>
          </table:table-cell>
          <table:table-cell office:value-type="float" office:value="4409">
            <text:p>4409</text:p>
          </table:table-cell>
          <table:table-cell office:value-type="float" office:value="4385">
            <text:p>438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 office:value-type="float" office:value="1">
            <text:p>1</text:p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 office:value-type="float" office:value="1">
            <text:p>1</text:p>
          </table:table-cell>
          <table:table-cell table:formula="of:=IF(OR(AND([.G230]=1;[.I230]=1);AND([.F230]=1;[.H230]=1));1;&quot;&quot;)" office:value-type="float" office:value="1">
            <text:p>1</text:p>
          </table:table-cell>
          <table:table-cell/>
          <table:table-cell table:formula="of:=([.D230]/[.E230]*100)-100" office:value-type="float" office:value="0.5473204104903">
            <text:p>0.5473204105</text:p>
          </table:table-cell>
          <table:table-cell table:formula="of:=IF(OR(AND([.B230]&gt;[.E230];[.C230]=0);AND([.B230]&lt;=[.E230];[.C230]=1));1;&quot;&quot;)" office:value-type="float" office:value="1">
            <text:p>1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093">
            <text:p>2093</text:p>
          </table:table-cell>
          <table:table-cell office:value-type="float" office:value="1">
            <text:p>1</text:p>
          </table:table-cell>
          <table:table-cell office:value-type="float" office:value="2134">
            <text:p>2134</text:p>
          </table:table-cell>
          <table:table-cell office:value-type="float" office:value="2173">
            <text:p>2173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 office:value-type="float" office:value="1">
            <text:p>1</text:p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 office:value-type="float" office:value="1">
            <text:p>1</text:p>
          </table:table-cell>
          <table:table-cell table:formula="of:=IF(OR(AND([.G231]=1;[.I231]=1);AND([.F231]=1;[.H231]=1));1;&quot;&quot;)" office:value-type="float" office:value="1">
            <text:p>1</text:p>
          </table:table-cell>
          <table:table-cell/>
          <table:table-cell table:formula="of:=([.D231]/[.E231]*100)-100" office:value-type="float" office:value="-1.79475379659458">
            <text:p>-1.7947537966</text:p>
          </table:table-cell>
          <table:table-cell table:formula="of:=IF(OR(AND([.B231]&gt;[.E231];[.C231]=0);AND([.B231]&lt;=[.E231];[.C231]=1));1;&quot;&quot;)" office:value-type="float" office:value="1">
            <text:p>1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5050">
            <text:p>25050</text:p>
          </table:table-cell>
          <table:table-cell office:value-type="float" office:value="1">
            <text:p>1</text:p>
          </table:table-cell>
          <table:table-cell office:value-type="float" office:value="25463">
            <text:p>25463</text:p>
          </table:table-cell>
          <table:table-cell office:value-type="float" office:value="26055">
            <text:p>26055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 office:value-type="float" office:value="1">
            <text:p>1</text:p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 office:value-type="float" office:value="1">
            <text:p>1</text:p>
          </table:table-cell>
          <table:table-cell table:formula="of:=IF(OR(AND([.G232]=1;[.I232]=1);AND([.F232]=1;[.H232]=1));1;&quot;&quot;)" office:value-type="float" office:value="1">
            <text:p>1</text:p>
          </table:table-cell>
          <table:table-cell/>
          <table:table-cell table:formula="of:=([.D232]/[.E232]*100)-100" office:value-type="float" office:value="-2.27211667626176">
            <text:p>-2.2721166763</text:p>
          </table:table-cell>
          <table:table-cell table:formula="of:=IF(OR(AND([.B232]&gt;[.E232];[.C232]=0);AND([.B232]&lt;=[.E232];[.C232]=1));1;&quot;&quot;)" office:value-type="float" office:value="1">
            <text:p>1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56">
            <text:p>1556</text:p>
          </table:table-cell>
          <table:table-cell office:value-type="float" office:value="1">
            <text:p>1</text:p>
          </table:table-cell>
          <table:table-cell office:value-type="float" office:value="1580">
            <text:p>1580</text:p>
          </table:table-cell>
          <table:table-cell office:value-type="float" office:value="1608">
            <text:p>1608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 office:value-type="float" office:value="1">
            <text:p>1</text:p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 office:value-type="float" office:value="1">
            <text:p>1</text:p>
          </table:table-cell>
          <table:table-cell table:formula="of:=IF(OR(AND([.G233]=1;[.I233]=1);AND([.F233]=1;[.H233]=1));1;&quot;&quot;)" office:value-type="float" office:value="1">
            <text:p>1</text:p>
          </table:table-cell>
          <table:table-cell/>
          <table:table-cell table:formula="of:=([.D233]/[.E233]*100)-100" office:value-type="float" office:value="-1.7412935323383">
            <text:p>-1.7412935323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  <table:table-cell office:value-type="float" office:value="1752">
            <text:p>1752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0.970319634703202">
            <text:p>0.9703196347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471">
            <text:p>471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2.76008492569002">
            <text:p>2.7600849257</text:p>
          </table:table-cell>
          <table:table-cell table:formula="of:=IF(OR(AND([.B235]&gt;[.E235];[.C235]=0);AND([.B235]&lt;=[.E235];[.C235]=1));1;&quot;&quot;)" office:value-type="float" office:value="1">
            <text:p>1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564">
            <text:p>1564</text:p>
          </table:table-cell>
          <table:table-cell office:value-type="float" office:value="0">
            <text:p>0</text:p>
          </table:table-cell>
          <table:table-cell office:value-type="float" office:value="1587">
            <text:p>1587</text:p>
          </table:table-cell>
          <table:table-cell office:value-type="float" office:value="1597">
            <text:p>1597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-0.626174076393241">
            <text:p>-0.6261740764</text:p>
          </table:table-cell>
          <table:table-cell table:formula="of:=IF(OR(AND([.B236]&gt;[.E236];[.C236]=0);AND([.B236]&lt;=[.E236];[.C236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581">
            <text:p>1581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1635">
            <text:p>1635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0.366972477064209">
            <text:p>0.3669724771</text:p>
          </table:table-cell>
          <table:table-cell table:formula="of:=IF(OR(AND([.B237]&gt;[.E237];[.C237]=0);AND([.B237]&lt;=[.E237];[.C237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440">
            <text:p>440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0.22727272727272">
            <text:p>0.2272727273</text:p>
          </table:table-cell>
          <table:table-cell table:formula="of:=IF(OR(AND([.B238]&gt;[.E238];[.C238]=0);AND([.B238]&lt;=[.E238];[.C238]=1));1;&quot;&quot;)">
            <text:p/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 office:value-type="float" office:value="815">
            <text:p>815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0.24539877300613">
            <text:p>0.245398773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6570">
            <text:p>6570</text:p>
          </table:table-cell>
          <table:table-cell office:value-type="float" office:value="0">
            <text:p>0</text:p>
          </table:table-cell>
          <table:table-cell office:value-type="float" office:value="6707">
            <text:p>6707</text:p>
          </table:table-cell>
          <table:table-cell office:value-type="float" office:value="6676">
            <text:p>6676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0.464349910125833">
            <text:p>0.4643499101</text:p>
          </table:table-cell>
          <table:table-cell table:formula="of:=IF(OR(AND([.B240]&gt;[.E240];[.C240]=0);AND([.B240]&lt;=[.E240];[.C240]=1));1;&quot;&quot;)">
            <text:p/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449">
            <text:p>2449</text:p>
          </table:table-cell>
          <table:table-cell office:value-type="float" office:value="1">
            <text:p>1</text:p>
          </table:table-cell>
          <table:table-cell office:value-type="float" office:value="2488">
            <text:p>2488</text:p>
          </table:table-cell>
          <table:table-cell office:value-type="float" office:value="2533">
            <text:p>2533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 office:value-type="float" office:value="1">
            <text:p>1</text:p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 office:value-type="float" office:value="1">
            <text:p>1</text:p>
          </table:table-cell>
          <table:table-cell table:formula="of:=IF(OR(AND([.G241]=1;[.I241]=1);AND([.F241]=1;[.H241]=1));1;&quot;&quot;)" office:value-type="float" office:value="1">
            <text:p>1</text:p>
          </table:table-cell>
          <table:table-cell/>
          <table:table-cell table:formula="of:=([.D241]/[.E241]*100)-100" office:value-type="float" office:value="-1.77654954599289">
            <text:p>-1.776549546</text:p>
          </table:table-cell>
          <table:table-cell table:formula="of:=IF(OR(AND([.B241]&gt;[.E241];[.C241]=0);AND([.B241]&lt;=[.E241];[.C241]=1));1;&quot;&quot;)" office:value-type="float" office:value="1">
            <text:p>1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 office:value-type="float" office:value="770">
            <text:p>770</text:p>
          </table:table-cell>
          <table:table-cell office:value-type="float" office:value="747">
            <text:p>747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3.07898259705487">
            <text:p>3.0789825971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319">
            <text:p>1319</text:p>
          </table:table-cell>
          <table:table-cell office:value-type="float" office:value="0">
            <text:p>0</text:p>
          </table:table-cell>
          <table:table-cell office:value-type="float" office:value="1355">
            <text:p>1355</text:p>
          </table:table-cell>
          <table:table-cell office:value-type="float" office:value="1321">
            <text:p>1321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2.57380772142317">
            <text:p>2.5738077214</text:p>
          </table:table-cell>
          <table:table-cell table:formula="of:=IF(OR(AND([.B243]&gt;[.E243];[.C243]=0);AND([.B243]&lt;=[.E243];[.C243]=1));1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036">
            <text:p>2036</text:p>
          </table:table-cell>
          <table:table-cell office:value-type="float" office:value="0">
            <text:p>0</text:p>
          </table:table-cell>
          <table:table-cell office:value-type="float" office:value="2090">
            <text:p>2090</text:p>
          </table:table-cell>
          <table:table-cell office:value-type="float" office:value="2049">
            <text:p>2049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2.00097608589556">
            <text:p>2.0009760859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155">
            <text:p>4155</text:p>
          </table:table-cell>
          <table:table-cell office:value-type="float" office:value="0">
            <text:p>0</text:p>
          </table:table-cell>
          <table:table-cell office:value-type="float" office:value="4229">
            <text:p>4229</text:p>
          </table:table-cell>
          <table:table-cell office:value-type="float" office:value="4250">
            <text:p>4250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-0.494117647058829">
            <text:p>-0.4941176471</text:p>
          </table:table-cell>
          <table:table-cell table:formula="of:=IF(OR(AND([.B245]&gt;[.E245];[.C245]=0);AND([.B245]&lt;=[.E245];[.C245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107">
            <text:p>2107</text:p>
          </table:table-cell>
          <table:table-cell office:value-type="float" office:value="2106">
            <text:p>2106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 office:value-type="float" office:value="1">
            <text:p>1</text:p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 office:value-type="float" office:value="1">
            <text:p>1</text:p>
          </table:table-cell>
          <table:table-cell table:formula="of:=IF(OR(AND([.G246]=1;[.I246]=1);AND([.F246]=1;[.H246]=1));1;&quot;&quot;)" office:value-type="float" office:value="1">
            <text:p>1</text:p>
          </table:table-cell>
          <table:table-cell/>
          <table:table-cell table:formula="of:=([.D246]/[.E246]*100)-100" office:value-type="float" office:value="0.0474833808167006">
            <text:p>0.0474833808</text:p>
          </table:table-cell>
          <table:table-cell table:formula="of:=IF(OR(AND([.B246]&gt;[.E246];[.C246]=0);AND([.B246]&lt;=[.E246];[.C246]=1));1;&quot;&quot;)" office:value-type="float" office:value="1">
            <text:p>1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377">
            <text:p>137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office:value-type="float" office:value="1434">
            <text:p>1434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0.906555090655516">
            <text:p>0.9065550907</text:p>
          </table:table-cell>
          <table:table-cell table:formula="of:=IF(OR(AND([.B247]&gt;[.E247];[.C247]=0);AND([.B247]&lt;=[.E247];[.C247]=1));1;&quot;&quot;)">
            <text:p/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152">
            <text:p>1152</text:p>
          </table:table-cell>
          <table:table-cell office:value-type="float" office:value="0">
            <text:p>0</text:p>
          </table:table-cell>
          <table:table-cell office:value-type="float" office:value="1183">
            <text:p>1183</text:p>
          </table:table-cell>
          <table:table-cell office:value-type="float" office:value="1164">
            <text:p>1164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1.63230240549828">
            <text:p>1.6323024055</text:p>
          </table:table-cell>
          <table:table-cell table:formula="of:=IF(OR(AND([.B248]&gt;[.E248];[.C248]=0);AND([.B248]&lt;=[.E248];[.C248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612">
            <text:p>2612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2713">
            <text:p>2713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-2.2852930335422">
            <text:p>-2.2852930335</text:p>
          </table:table-cell>
          <table:table-cell table:formula="of:=IF(OR(AND([.B249]&gt;[.E249];[.C249]=0);AND([.B249]&lt;=[.E249];[.C249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8200">
            <text:p>8200</text:p>
          </table:table-cell>
          <table:table-cell office:value-type="float" office:value="1">
            <text:p>1</text:p>
          </table:table-cell>
          <table:table-cell office:value-type="float" office:value="8324">
            <text:p>8324</text:p>
          </table:table-cell>
          <table:table-cell office:value-type="float" office:value="8350">
            <text:p>835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 office:value-type="float" office:value="1">
            <text:p>1</text:p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 office:value-type="float" office:value="1">
            <text:p>1</text:p>
          </table:table-cell>
          <table:table-cell table:formula="of:=IF(OR(AND([.G250]=1;[.I250]=1);AND([.F250]=1;[.H250]=1));1;&quot;&quot;)" office:value-type="float" office:value="1">
            <text:p>1</text:p>
          </table:table-cell>
          <table:table-cell/>
          <table:table-cell table:formula="of:=([.D250]/[.E250]*100)-100" office:value-type="float" office:value="-0.311377245508979">
            <text:p>-0.3113772455</text:p>
          </table:table-cell>
          <table:table-cell table:formula="of:=IF(OR(AND([.B250]&gt;[.E250];[.C250]=0);AND([.B250]&lt;=[.E250];[.C250]=1));1;&quot;&quot;)" office:value-type="float" office:value="1">
            <text:p>1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130">
            <text:p>1130</text:p>
          </table:table-cell>
          <table:table-cell office:value-type="float" office:value="0">
            <text:p>0</text:p>
          </table:table-cell>
          <table:table-cell office:value-type="float" office:value="1146">
            <text:p>1146</text:p>
          </table:table-cell>
          <table:table-cell office:value-type="float" office:value="1153">
            <text:p>1153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-0.607111882046823">
            <text:p>-0.607111882</text:p>
          </table:table-cell>
          <table:table-cell table:formula="of:=IF(OR(AND([.B251]&gt;[.E251];[.C251]=0);AND([.B251]&lt;=[.E251];[.C251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593">
            <text:p>1593</text:p>
          </table:table-cell>
          <table:table-cell office:value-type="float" office:value="0">
            <text:p>0</text:p>
          </table:table-cell>
          <table:table-cell office:value-type="float" office:value="1612">
            <text:p>1612</text:p>
          </table:table-cell>
          <table:table-cell office:value-type="float" office:value="1664">
            <text:p>1664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-3.125">
            <text:p>-3.125</text:p>
          </table:table-cell>
          <table:table-cell table:formula="of:=IF(OR(AND([.B252]&gt;[.E252];[.C252]=0);AND([.B252]&lt;=[.E252];[.C252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  <table:table-cell office:value-type="float" office:value="494">
            <text:p>494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 office:value-type="float" office:value="1">
            <text:p>1</text:p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 office:value-type="float" office:value="1">
            <text:p>1</text:p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  <table:table-cell table:formula="of:=([.D253]/[.E253]*100)-100" office:value-type="float" office:value="0.607287449392715">
            <text:p>0.6072874494</text:p>
          </table:table-cell>
          <table:table-cell table:formula="of:=IF(OR(AND([.B253]&gt;[.E253];[.C253]=0);AND([.B253]&lt;=[.E253];[.C253]=1));1;&quot;&quot;)" office:value-type="float" office:value="1">
            <text:p>1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235">
            <text:p>1235</text:p>
          </table:table-cell>
          <table:table-cell office:value-type="float" office:value="0">
            <text:p>0</text:p>
          </table:table-cell>
          <table:table-cell office:value-type="float" office:value="1262">
            <text:p>1262</text:p>
          </table:table-cell>
          <table:table-cell office:value-type="float" office:value="1261">
            <text:p>1261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0.079302141157811">
            <text:p>0.0793021412</text:p>
          </table:table-cell>
          <table:table-cell table:formula="of:=IF(OR(AND([.B254]&gt;[.E254];[.C254]=0);AND([.B254]&lt;=[.E254];[.C254]=1));1;&quot;&quot;)">
            <text:p/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1823">
            <text:p>1823</text:p>
          </table:table-cell>
          <table:table-cell office:value-type="float" office:value="0">
            <text:p>0</text:p>
          </table:table-cell>
          <table:table-cell office:value-type="float" office:value="1871">
            <text:p>1871</text:p>
          </table:table-cell>
          <table:table-cell office:value-type="float" office:value="1894">
            <text:p>1894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-1.21436114044351">
            <text:p>-1.2143611404</text:p>
          </table:table-cell>
          <table:table-cell table:formula="of:=IF(OR(AND([.B255]&gt;[.E255];[.C255]=0);AND([.B255]&lt;=[.E255];[.C255]=1));1;&quot;&quot;)">
            <text:p/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600">
            <text:p>600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0.499999999999986">
            <text:p>0.5</text:p>
          </table:table-cell>
          <table:table-cell table:formula="of:=IF(OR(AND([.B256]&gt;[.E256];[.C256]=0);AND([.B256]&lt;=[.E256];[.C256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0.333333333333343">
            <text:p>0.3333333333</text:p>
          </table:table-cell>
          <table:table-cell table:formula="of:=IF(OR(AND([.B257]&gt;[.E257];[.C257]=0);AND([.B257]&lt;=[.E257];[.C257]=1));1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089">
            <text:p>1089</text:p>
          </table:table-cell>
          <table:table-cell office:value-type="float" office:value="1090">
            <text:p>1090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0.0917431192660558">
            <text:p>-0.0917431193</text:p>
          </table:table-cell>
          <table:table-cell table:formula="of:=IF(OR(AND([.B258]&gt;[.E258];[.C258]=0);AND([.B258]&lt;=[.E258];[.C258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32">
            <text:p>432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1.62037037037037">
            <text:p>1.6203703704</text:p>
          </table:table-cell>
          <table:table-cell table:formula="of:=IF(OR(AND([.B259]&gt;[.E259];[.C259]=0);AND([.B259]&lt;=[.E259];[.C259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178">
            <text:p>1178</text:p>
          </table:table-cell>
          <table:table-cell office:value-type="float" office:value="0">
            <text:p>0</text:p>
          </table:table-cell>
          <table:table-cell office:value-type="float" office:value="1208">
            <text:p>1208</text:p>
          </table:table-cell>
          <table:table-cell office:value-type="float" office:value="1212">
            <text:p>1212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-0.330033003300329">
            <text:p>-0.3300330033</text:p>
          </table:table-cell>
          <table:table-cell table:formula="of:=IF(OR(AND([.B260]&gt;[.E260];[.C260]=0);AND([.B260]&lt;=[.E260];[.C260]=1));1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050">
            <text:p>6050</text:p>
          </table:table-cell>
          <table:table-cell office:value-type="float" office:value="0">
            <text:p>0</text:p>
          </table:table-cell>
          <table:table-cell office:value-type="float" office:value="6252">
            <text:p>6252</text:p>
          </table:table-cell>
          <table:table-cell office:value-type="float" office:value="6330">
            <text:p>633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-1.23222748815166">
            <text:p>-1.2322274882</text:p>
          </table:table-cell>
          <table:table-cell table:formula="of:=IF(OR(AND([.B261]&gt;[.E261];[.C261]=0);AND([.B261]&lt;=[.E261];[.C261]=1));1;&quot;&quot;)">
            <text:p/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7871">
            <text:p>7871</text:p>
          </table:table-cell>
          <table:table-cell office:value-type="float" office:value="0">
            <text:p>0</text:p>
          </table:table-cell>
          <table:table-cell office:value-type="float" office:value="8160">
            <text:p>8160</text:p>
          </table:table-cell>
          <table:table-cell office:value-type="float" office:value="8186">
            <text:p>8186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-0.317615440996818">
            <text:p>-0.317615441</text:p>
          </table:table-cell>
          <table:table-cell table:formula="of:=IF(OR(AND([.B262]&gt;[.E262];[.C262]=0);AND([.B262]&lt;=[.E262];[.C262]=1));1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3510">
            <text:p>3510</text:p>
          </table:table-cell>
          <table:table-cell office:value-type="float" office:value="0">
            <text:p>0</text:p>
          </table:table-cell>
          <table:table-cell office:value-type="float" office:value="3624">
            <text:p>3624</text:p>
          </table:table-cell>
          <table:table-cell office:value-type="float" office:value="3585">
            <text:p>3585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1.08786610878661">
            <text:p>1.0878661088</text:p>
          </table:table-cell>
          <table:table-cell table:formula="of:=IF(OR(AND([.B263]&gt;[.E263];[.C263]=0);AND([.B263]&lt;=[.E263];[.C263]=1));1;&quot;&quot;)">
            <text:p/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2059">
            <text:p>2059</text:p>
          </table:table-cell>
          <table:table-cell office:value-type="float" office:value="2087">
            <text:p>2087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 office:value-type="float" office:value="1">
            <text:p>1</text:p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 office:value-type="float" office:value="1">
            <text:p>1</text:p>
          </table:table-cell>
          <table:table-cell table:formula="of:=IF(OR(AND([.G264]=1;[.I264]=1);AND([.F264]=1;[.H264]=1));1;&quot;&quot;)" office:value-type="float" office:value="1">
            <text:p>1</text:p>
          </table:table-cell>
          <table:table-cell/>
          <table:table-cell table:formula="of:=([.D264]/[.E264]*100)-100" office:value-type="float" office:value="-1.34163871586009">
            <text:p>-1.3416387159</text:p>
          </table:table-cell>
          <table:table-cell table:formula="of:=IF(OR(AND([.B264]&gt;[.E264];[.C264]=0);AND([.B264]&lt;=[.E264];[.C264]=1));1;&quot;&quot;)" office:value-type="float" office:value="1">
            <text:p>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450">
            <text:p>450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-3.33333333333333">
            <text:p>-3.3333333333</text:p>
          </table:table-cell>
          <table:table-cell table:formula="of:=IF(OR(AND([.B265]&gt;[.E265];[.C265]=0);AND([.B265]&lt;=[.E265];[.C265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17">
            <text:p>517</text:p>
          </table:table-cell>
          <table:table-cell office:value-type="float" office:value="0">
            <text:p>0</text:p>
          </table:table-cell>
          <table:table-cell office:value-type="float" office:value="533">
            <text:p>533</text:p>
          </table:table-cell>
          <table:table-cell office:value-type="float" office:value="518">
            <text:p>518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2.89575289575291">
            <text:p>2.8957528958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186">
            <text:p>186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-1.0752688172043">
            <text:p>-1.0752688172</text:p>
          </table:table-cell>
          <table:table-cell table:formula="of:=IF(OR(AND([.B267]&gt;[.E267];[.C267]=0);AND([.B267]&lt;=[.E267];[.C267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office:value-type="float" office:value="440">
            <text:p>440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 office:value-type="float" office:value="1">
            <text:p>1</text:p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  <table:table-cell table:formula="of:=([.D268]/[.E268]*100)-100" office:value-type="float" office:value="-1.36363636363637">
            <text:p>-1.3636363636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float" office:value="1152">
            <text:p>1152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-1.90972222222221">
            <text:p>-1.9097222222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179">
            <text:p>1179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1203">
            <text:p>1203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0.997506234413976">
            <text:p>0.9975062344</text:p>
          </table:table-cell>
          <table:table-cell table:formula="of:=IF(OR(AND([.B270]&gt;[.E270];[.C270]=0);AND([.B270]&lt;=[.E270];[.C270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725">
            <text:p>725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1.24137931034483">
            <text:p>1.2413793103</text:p>
          </table:table-cell>
          <table:table-cell table:formula="of:=IF(OR(AND([.B271]&gt;[.E271];[.C271]=0);AND([.B271]&lt;=[.E271];[.C271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1305">
            <text:p>1305</text:p>
          </table:table-cell>
          <table:table-cell office:value-type="float" office:value="1296">
            <text:p>1296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0.694444444444443">
            <text:p>0.6944444444</text:p>
          </table:table-cell>
          <table:table-cell table:formula="of:=IF(OR(AND([.B272]&gt;[.E272];[.C272]=0);AND([.B272]&lt;=[.E272];[.C272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2753">
            <text:p>2753</text:p>
          </table:table-cell>
          <table:table-cell office:value-type="float" office:value="0">
            <text:p>0</text:p>
          </table:table-cell>
          <table:table-cell office:value-type="float" office:value="2872">
            <text:p>2872</text:p>
          </table:table-cell>
          <table:table-cell office:value-type="float" office:value="2898">
            <text:p>2898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-0.897170462387848">
            <text:p>-0.8971704624</text:p>
          </table:table-cell>
          <table:table-cell table:formula="of:=IF(OR(AND([.B273]&gt;[.E273];[.C273]=0);AND([.B273]&lt;=[.E273];[.C273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6668">
            <text:p>6668</text:p>
          </table:table-cell>
          <table:table-cell office:value-type="float" office:value="6730">
            <text:p>673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0.92124814264487">
            <text:p>-0.9212481426</text:p>
          </table:table-cell>
          <table:table-cell table:formula="of:=IF(OR(AND([.B274]&gt;[.E274];[.C274]=0);AND([.B274]&lt;=[.E274];[.C274]=1));1;&quot;&quot;)">
            <text:p/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216">
            <text:p>1216</text:p>
          </table:table-cell>
          <table:table-cell office:value-type="float" office:value="0">
            <text:p>0</text:p>
          </table:table-cell>
          <table:table-cell office:value-type="float" office:value="1240">
            <text:p>1240</text:p>
          </table:table-cell>
          <table:table-cell office:value-type="float" office:value="1247">
            <text:p>1247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-0.561347233360067">
            <text:p>-0.5613472334</text:p>
          </table:table-cell>
          <table:table-cell table:formula="of:=IF(OR(AND([.B275]&gt;[.E275];[.C275]=0);AND([.B275]&lt;=[.E275];[.C275]=1));1;&quot;&quot;)">
            <text:p/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195">
            <text:p>4195</text:p>
          </table:table-cell>
          <table:table-cell office:value-type="float" office:value="0">
            <text:p>0</text:p>
          </table:table-cell>
          <table:table-cell office:value-type="float" office:value="4331">
            <text:p>4331</text:p>
          </table:table-cell>
          <table:table-cell office:value-type="float" office:value="4350">
            <text:p>435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-0.436781609195407">
            <text:p>-0.4367816092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0950">
            <text:p>50950</text:p>
          </table:table-cell>
          <table:table-cell office:value-type="float" office:value="1">
            <text:p>1</text:p>
          </table:table-cell>
          <table:table-cell office:value-type="float" office:value="52130">
            <text:p>52130</text:p>
          </table:table-cell>
          <table:table-cell office:value-type="float" office:value="53200">
            <text:p>53200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 office:value-type="float" office:value="1">
            <text:p>1</text:p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 office:value-type="float" office:value="1">
            <text:p>1</text:p>
          </table:table-cell>
          <table:table-cell table:formula="of:=IF(OR(AND([.G277]=1;[.I277]=1);AND([.F277]=1;[.H277]=1));1;&quot;&quot;)" office:value-type="float" office:value="1">
            <text:p>1</text:p>
          </table:table-cell>
          <table:table-cell/>
          <table:table-cell table:formula="of:=([.D277]/[.E277]*100)-100" office:value-type="float" office:value="-2.01127819548871">
            <text:p>-2.0112781955</text:p>
          </table:table-cell>
          <table:table-cell table:formula="of:=IF(OR(AND([.B277]&gt;[.E277];[.C277]=0);AND([.B277]&lt;=[.E277];[.C277]=1));1;&quot;&quot;)" office:value-type="float" office:value="1">
            <text:p>1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6040">
            <text:p>6040</text:p>
          </table:table-cell>
          <table:table-cell office:value-type="float" office:value="0">
            <text:p>0</text:p>
          </table:table-cell>
          <table:table-cell office:value-type="float" office:value="6233">
            <text:p>6233</text:p>
          </table:table-cell>
          <table:table-cell office:value-type="float" office:value="6280">
            <text:p>6280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-0.748407643312106">
            <text:p>-0.7484076433</text:p>
          </table:table-cell>
          <table:table-cell table:formula="of:=IF(OR(AND([.B278]&gt;[.E278];[.C278]=0);AND([.B278]&lt;=[.E278];[.C278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4966">
            <text:p>4966</text:p>
          </table:table-cell>
          <table:table-cell office:value-type="float" office:value="0">
            <text:p>0</text:p>
          </table:table-cell>
          <table:table-cell office:value-type="float" office:value="5069">
            <text:p>5069</text:p>
          </table:table-cell>
          <table:table-cell office:value-type="float" office:value="5036">
            <text:p>5036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0.655281969817324">
            <text:p>0.6552819698</text:p>
          </table:table-cell>
          <table:table-cell table:formula="of:=IF(OR(AND([.B279]&gt;[.E279];[.C279]=0);AND([.B279]&lt;=[.E279];[.C279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273">
            <text:p>2273</text:p>
          </table:table-cell>
          <table:table-cell office:value-type="float" office:value="0">
            <text:p>0</text:p>
          </table:table-cell>
          <table:table-cell office:value-type="float" office:value="2317">
            <text:p>2317</text:p>
          </table:table-cell>
          <table:table-cell office:value-type="float" office:value="2375">
            <text:p>2375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-2.44210526315788">
            <text:p>-2.4421052632</text:p>
          </table:table-cell>
          <table:table-cell table:formula="of:=IF(OR(AND([.B280]&gt;[.E280];[.C280]=0);AND([.B280]&lt;=[.E280];[.C280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125">
            <text:p>2125</text:p>
          </table:table-cell>
          <table:table-cell office:value-type="float" office:value="1">
            <text:p>1</text:p>
          </table:table-cell>
          <table:table-cell office:value-type="float" office:value="2192">
            <text:p>2192</text:p>
          </table:table-cell>
          <table:table-cell office:value-type="float" office:value="2165">
            <text:p>2165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 office:value-type="float" office:value="1">
            <text:p>1</text:p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 office:value-type="float" office:value="1">
            <text:p>1</text:p>
          </table:table-cell>
          <table:table-cell table:formula="of:=IF(OR(AND([.G281]=1;[.I281]=1);AND([.F281]=1;[.H281]=1));1;&quot;&quot;)" office:value-type="float" office:value="1">
            <text:p>1</text:p>
          </table:table-cell>
          <table:table-cell/>
          <table:table-cell table:formula="of:=([.D281]/[.E281]*100)-100" office:value-type="float" office:value="1.24711316397227">
            <text:p>1.247113164</text:p>
          </table:table-cell>
          <table:table-cell table:formula="of:=IF(OR(AND([.B281]&gt;[.E281];[.C281]=0);AND([.B281]&lt;=[.E281];[.C281]=1));1;&quot;&quot;)" office:value-type="float" office:value="1">
            <text:p>1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7965">
            <text:p>17965</text:p>
          </table:table-cell>
          <table:table-cell office:value-type="float" office:value="0">
            <text:p>0</text:p>
          </table:table-cell>
          <table:table-cell office:value-type="float" office:value="18316">
            <text:p>18316</text:p>
          </table:table-cell>
          <table:table-cell office:value-type="float" office:value="18315">
            <text:p>18315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0.00546000545999448">
            <text:p>0.0054600055</text:p>
          </table:table-cell>
          <table:table-cell table:formula="of:=IF(OR(AND([.B282]&gt;[.E282];[.C282]=0);AND([.B282]&lt;=[.E282];[.C282]=1));1;&quot;&quot;)">
            <text:p/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180">
            <text:p>5180</text:p>
          </table:table-cell>
          <table:table-cell office:value-type="float" office:value="0">
            <text:p>0</text:p>
          </table:table-cell>
          <table:table-cell office:value-type="float" office:value="5269">
            <text:p>5269</text:p>
          </table:table-cell>
          <table:table-cell office:value-type="float" office:value="5290">
            <text:p>529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-0.396975425330808">
            <text:p>-0.3969754253</text:p>
          </table:table-cell>
          <table:table-cell table:formula="of:=IF(OR(AND([.B283]&gt;[.E283];[.C283]=0);AND([.B283]&lt;=[.E283];[.C283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307">
            <text:p>5307</text:p>
          </table:table-cell>
          <table:table-cell office:value-type="float" office:value="0">
            <text:p>0</text:p>
          </table:table-cell>
          <table:table-cell office:value-type="float" office:value="5390">
            <text:p>5390</text:p>
          </table:table-cell>
          <table:table-cell office:value-type="float" office:value="5460">
            <text:p>5460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-1.28205128205127">
            <text:p>-1.2820512821</text:p>
          </table:table-cell>
          <table:table-cell table:formula="of:=IF(OR(AND([.B284]&gt;[.E284];[.C284]=0);AND([.B284]&lt;=[.E284];[.C284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5175">
            <text:p>15175</text:p>
          </table:table-cell>
          <table:table-cell office:value-type="float" office:value="0">
            <text:p>0</text:p>
          </table:table-cell>
          <table:table-cell office:value-type="float" office:value="15442">
            <text:p>15442</text:p>
          </table:table-cell>
          <table:table-cell office:value-type="float" office:value="15370">
            <text:p>15370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0.468445022771633">
            <text:p>0.4684450228</text:p>
          </table:table-cell>
          <table:table-cell table:formula="of:=IF(OR(AND([.B285]&gt;[.E285];[.C285]=0);AND([.B285]&lt;=[.E285];[.C285]=1));1;&quot;&quot;)">
            <text:p/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6824">
            <text:p>6824</text:p>
          </table:table-cell>
          <table:table-cell office:value-type="float" office:value="0">
            <text:p>0</text:p>
          </table:table-cell>
          <table:table-cell office:value-type="float" office:value="6974">
            <text:p>6974</text:p>
          </table:table-cell>
          <table:table-cell office:value-type="float" office:value="7125">
            <text:p>7125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-2.11929824561403">
            <text:p>-2.1192982456</text:p>
          </table:table-cell>
          <table:table-cell table:formula="of:=IF(OR(AND([.B286]&gt;[.E286];[.C286]=0);AND([.B286]&lt;=[.E286];[.C286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72">
            <text:p>172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3.48837209302326">
            <text:p>3.488372093</text:p>
          </table:table-cell>
          <table:table-cell table:formula="of:=IF(OR(AND([.B287]&gt;[.E287];[.C287]=0);AND([.B287]&lt;=[.E287];[.C287]=1));1;&quot;&quot;)" office:value-type="float" office:value="1">
            <text:p>1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532">
            <text:p>532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-1.12781954887218">
            <text:p>-1.1278195489</text:p>
          </table:table-cell>
          <table:table-cell table:formula="of:=IF(OR(AND([.B288]&gt;[.E288];[.C288]=0);AND([.B288]&lt;=[.E288];[.C288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float" office:value="411">
            <text:p>411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0.729927007299267">
            <text:p>-0.7299270073</text:p>
          </table:table-cell>
          <table:table-cell table:formula="of:=IF(OR(AND([.B289]&gt;[.E289];[.C289]=0);AND([.B289]&lt;=[.E289];[.C289]=1));1;&quot;&quot;)">
            <text:p/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0.326797385620921">
            <text:p>0.3267973856</text:p>
          </table:table-cell>
          <table:table-cell table:formula="of:=IF(OR(AND([.B290]&gt;[.E290];[.C290]=0);AND([.B290]&lt;=[.E290];[.C290]=1));1;&quot;&quot;)">
            <text:p/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852">
            <text:p>852</text:p>
          </table:table-cell>
          <table:table-cell office:value-type="float" office:value="868">
            <text:p>868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 office:value-type="float" office:value="1">
            <text:p>1</text:p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 office:value-type="float" office:value="1">
            <text:p>1</text:p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  <table:table-cell table:formula="of:=([.D291]/[.E291]*100)-100" office:value-type="float" office:value="-1.84331797235024">
            <text:p>-1.8433179724</text:p>
          </table:table-cell>
          <table:table-cell table:formula="of:=IF(OR(AND([.B291]&gt;[.E291];[.C291]=0);AND([.B291]&lt;=[.E291];[.C291]=1));1;&quot;&quot;)" office:value-type="float" office:value="1">
            <text:p>1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25">
            <text:p>725</text:p>
          </table:table-cell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728">
            <text:p>728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1.0989010989011">
            <text:p>1.0989010989</text:p>
          </table:table-cell>
          <table:table-cell table:formula="of:=IF(OR(AND([.B292]&gt;[.E292];[.C292]=0);AND([.B292]&lt;=[.E292];[.C292]=1));1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1094">
            <text:p>1094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3.01645338208409">
            <text:p>-3.0164533821</text:p>
          </table:table-cell>
          <table:table-cell table:formula="of:=IF(OR(AND([.B293]&gt;[.E293];[.C293]=0);AND([.B293]&lt;=[.E293];[.C293]=1));1;&quot;&quot;)">
            <text:p/>
          </table:table-cell>
        </table:table-row>
        <table:table-row table:style-name="ro2">
          <table:table-cell office:value-type="float" office:value="7202">
            <text:p>7202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184">
            <text:p>1184</text:p>
          </table:table-cell>
          <table:table-cell office:value-type="float" office:value="1195">
            <text:p>1195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-0.920502092050214">
            <text:p>-0.9205020921</text:p>
          </table:table-cell>
          <table:table-cell table:formula="of:=IF(OR(AND([.B294]&gt;[.E294];[.C294]=0);AND([.B294]&lt;=[.E294];[.C294]=1));1;&quot;&quot;)">
            <text:p/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6719">
            <text:p>6719</text:p>
          </table:table-cell>
          <table:table-cell office:value-type="float" office:value="0">
            <text:p>0</text:p>
          </table:table-cell>
          <table:table-cell office:value-type="float" office:value="6883">
            <text:p>6883</text:p>
          </table:table-cell>
          <table:table-cell office:value-type="float" office:value="6971">
            <text:p>6971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1.26237268684551">
            <text:p>-1.2623726868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1211">
            <text:p>1211</text:p>
          </table:table-cell>
          <table:table-cell office:value-type="float" office:value="1213">
            <text:p>1213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-0.164880461665291">
            <text:p>-0.1648804617</text:p>
          </table:table-cell>
          <table:table-cell table:formula="of:=IF(OR(AND([.B296]&gt;[.E296];[.C296]=0);AND([.B296]&lt;=[.E296];[.C296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883">
            <text:p>883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912">
            <text:p>912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1.8640350877193">
            <text:p>-1.8640350877</text:p>
          </table:table-cell>
          <table:table-cell table:formula="of:=IF(OR(AND([.B297]&gt;[.E297];[.C297]=0);AND([.B297]&lt;=[.E297];[.C297]=1));1;&quot;&quot;)">
            <text:p/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456">
            <text:p>2456</text:p>
          </table:table-cell>
          <table:table-cell office:value-type="float" office:value="0">
            <text:p>0</text:p>
          </table:table-cell>
          <table:table-cell office:value-type="float" office:value="2527">
            <text:p>2527</text:p>
          </table:table-cell>
          <table:table-cell office:value-type="float" office:value="2573">
            <text:p>2573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1.78779634667703">
            <text:p>-1.7877963467</text:p>
          </table:table-cell>
          <table:table-cell table:formula="of:=IF(OR(AND([.B298]&gt;[.E298];[.C298]=0);AND([.B298]&lt;=[.E298];[.C298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315">
            <text:p>315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1.58730158730158">
            <text:p>1.5873015873</text:p>
          </table:table-cell>
          <table:table-cell table:formula="of:=IF(OR(AND([.B299]&gt;[.E299];[.C299]=0);AND([.B299]&lt;=[.E299];[.C299]=1));1;&quot;&quot;)">
            <text:p/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989">
            <text:p>989</text:p>
          </table:table-cell>
          <table:table-cell office:value-type="float" office:value="992">
            <text:p>992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-0.302419354838719">
            <text:p>-0.3024193548</text:p>
          </table:table-cell>
          <table:table-cell table:formula="of:=IF(OR(AND([.B300]&gt;[.E300];[.C300]=0);AND([.B300]&lt;=[.E300];[.C300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44">
            <text:p>844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office:value-type="float" office:value="893">
            <text:p>893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-4.03135498320269">
            <text:p>-4.0313549832</text:p>
          </table:table-cell>
          <table:table-cell table:formula="of:=IF(OR(AND([.B301]&gt;[.E301];[.C301]=0);AND([.B301]&lt;=[.E301];[.C301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3805">
            <text:p>3805</text:p>
          </table:table-cell>
          <table:table-cell office:value-type="float" office:value="0">
            <text:p>0</text:p>
          </table:table-cell>
          <table:table-cell office:value-type="float" office:value="3864">
            <text:p>3864</text:p>
          </table:table-cell>
          <table:table-cell office:value-type="float" office:value="4000">
            <text:p>4000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3.40000000000001">
            <text:p>-3.4</text:p>
          </table:table-cell>
          <table:table-cell table:formula="of:=IF(OR(AND([.B302]&gt;[.E302];[.C302]=0);AND([.B302]&lt;=[.E302];[.C302]=1));1;&quot;&quot;)">
            <text:p/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775">
            <text:p>1775</text:p>
          </table:table-cell>
          <table:table-cell office:value-type="float" office:value="0">
            <text:p>0</text:p>
          </table:table-cell>
          <table:table-cell office:value-type="float" office:value="1809">
            <text:p>1809</text:p>
          </table:table-cell>
          <table:table-cell office:value-type="float" office:value="1880">
            <text:p>1880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-3.77659574468086">
            <text:p>-3.7765957447</text:p>
          </table:table-cell>
          <table:table-cell table:formula="of:=IF(OR(AND([.B303]&gt;[.E303];[.C303]=0);AND([.B303]&lt;=[.E303];[.C303]=1));1;&quot;&quot;)">
            <text:p/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351">
            <text:p>1351</text:p>
          </table:table-cell>
          <table:table-cell office:value-type="float" office:value="0">
            <text:p>0</text:p>
          </table:table-cell>
          <table:table-cell office:value-type="float" office:value="1382">
            <text:p>1382</text:p>
          </table:table-cell>
          <table:table-cell office:value-type="float" office:value="1381">
            <text:p>1381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0.0724112961622012">
            <text:p>0.0724112962</text:p>
          </table:table-cell>
          <table:table-cell table:formula="of:=IF(OR(AND([.B304]&gt;[.E304];[.C304]=0);AND([.B304]&lt;=[.E304];[.C304]=1));1;&quot;&quot;)">
            <text:p/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477">
            <text:p>3477</text:p>
          </table:table-cell>
          <table:table-cell office:value-type="float" office:value="0">
            <text:p>0</text:p>
          </table:table-cell>
          <table:table-cell office:value-type="float" office:value="3548">
            <text:p>3548</text:p>
          </table:table-cell>
          <table:table-cell office:value-type="float" office:value="3539">
            <text:p>3539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0.254309126871988">
            <text:p>0.2543091269</text:p>
          </table:table-cell>
          <table:table-cell table:formula="of:=IF(OR(AND([.B305]&gt;[.E305];[.C305]=0);AND([.B305]&lt;=[.E305];[.C305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552">
            <text:p>3552</text:p>
          </table:table-cell>
          <table:table-cell office:value-type="float" office:value="0">
            <text:p>0</text:p>
          </table:table-cell>
          <table:table-cell office:value-type="float" office:value="3622">
            <text:p>3622</text:p>
          </table:table-cell>
          <table:table-cell office:value-type="float" office:value="3662">
            <text:p>3662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1.09229929000546">
            <text:p>-1.09229929</text:p>
          </table:table-cell>
          <table:table-cell table:formula="of:=IF(OR(AND([.B306]&gt;[.E306];[.C306]=0);AND([.B306]&lt;=[.E306];[.C306]=1));1;&quot;&quot;)">
            <text:p/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071">
            <text:p>4071</text:p>
          </table:table-cell>
          <table:table-cell office:value-type="float" office:value="0">
            <text:p>0</text:p>
          </table:table-cell>
          <table:table-cell office:value-type="float" office:value="4164">
            <text:p>4164</text:p>
          </table:table-cell>
          <table:table-cell office:value-type="float" office:value="4283">
            <text:p>4283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-2.7784263366799">
            <text:p>-2.7784263367</text:p>
          </table:table-cell>
          <table:table-cell table:formula="of:=IF(OR(AND([.B307]&gt;[.E307];[.C307]=0);AND([.B307]&lt;=[.E307];[.C307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float" office:value="2347">
            <text:p>2347</text:p>
          </table:table-cell>
          <table:table-cell office:value-type="float" office:value="2391">
            <text:p>2391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1.84023421162694">
            <text:p>-1.8402342116</text:p>
          </table:table-cell>
          <table:table-cell table:formula="of:=IF(OR(AND([.B308]&gt;[.E308];[.C308]=0);AND([.B308]&lt;=[.E308];[.C308]=1));1;&quot;&quot;)">
            <text:p/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645">
            <text:p>3645</text:p>
          </table:table-cell>
          <table:table-cell office:value-type="float" office:value="0">
            <text:p>0</text:p>
          </table:table-cell>
          <table:table-cell office:value-type="float" office:value="3768">
            <text:p>3768</text:p>
          </table:table-cell>
          <table:table-cell office:value-type="float" office:value="3885">
            <text:p>3885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-3.01158301158301">
            <text:p>-3.0115830116</text:p>
          </table:table-cell>
          <table:table-cell table:formula="of:=IF(OR(AND([.B309]&gt;[.E309];[.C309]=0);AND([.B309]&lt;=[.E309];[.C309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549">
            <text:p>2549</text:p>
          </table:table-cell>
          <table:table-cell office:value-type="float" office:value="0">
            <text:p>0</text:p>
          </table:table-cell>
          <table:table-cell office:value-type="float" office:value="2580">
            <text:p>2580</text:p>
          </table:table-cell>
          <table:table-cell office:value-type="float" office:value="2644">
            <text:p>2644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2.42057488653555">
            <text:p>-2.4205748865</text:p>
          </table:table-cell>
          <table:table-cell table:formula="of:=IF(OR(AND([.B310]&gt;[.E310];[.C310]=0);AND([.B310]&lt;=[.E310];[.C310]=1));1;&quot;&quot;)">
            <text:p/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465">
            <text:p>3465</text:p>
          </table:table-cell>
          <table:table-cell office:value-type="float" office:value="0">
            <text:p>0</text:p>
          </table:table-cell>
          <table:table-cell office:value-type="float" office:value="3472">
            <text:p>3472</text:p>
          </table:table-cell>
          <table:table-cell office:value-type="float" office:value="3500">
            <text:p>3500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-0.799999999999997">
            <text:p>-0.8</text:p>
          </table:table-cell>
          <table:table-cell table:formula="of:=IF(OR(AND([.B311]&gt;[.E311];[.C311]=0);AND([.B311]&lt;=[.E311];[.C311]=1));1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548">
            <text:p>1548</text:p>
          </table:table-cell>
          <table:table-cell office:value-type="float" office:value="0">
            <text:p>0</text:p>
          </table:table-cell>
          <table:table-cell office:value-type="float" office:value="1626">
            <text:p>1626</text:p>
          </table:table-cell>
          <table:table-cell office:value-type="float" office:value="1596">
            <text:p>1596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1.8796992481203">
            <text:p>1.8796992481</text:p>
          </table:table-cell>
          <table:table-cell table:formula="of:=IF(OR(AND([.B312]&gt;[.E312];[.C312]=0);AND([.B312]&lt;=[.E312];[.C312]=1));1;&quot;&quot;)">
            <text:p/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268">
            <text:p>2268</text:p>
          </table:table-cell>
          <table:table-cell office:value-type="float" office:value="0">
            <text:p>0</text:p>
          </table:table-cell>
          <table:table-cell office:value-type="float" office:value="2306">
            <text:p>2306</text:p>
          </table:table-cell>
          <table:table-cell office:value-type="float" office:value="2343">
            <text:p>2343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1.57917200170721">
            <text:p>-1.5791720017</text:p>
          </table:table-cell>
          <table:table-cell table:formula="of:=IF(OR(AND([.B313]&gt;[.E313];[.C313]=0);AND([.B313]&lt;=[.E313];[.C313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48">
            <text:p>1848</text:p>
          </table:table-cell>
          <table:table-cell office:value-type="float" office:value="1">
            <text:p>1</text:p>
          </table:table-cell>
          <table:table-cell office:value-type="float" office:value="1878">
            <text:p>1878</text:p>
          </table:table-cell>
          <table:table-cell office:value-type="float" office:value="1913">
            <text:p>1913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 office:value-type="float" office:value="1">
            <text:p>1</text:p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 office:value-type="float" office:value="1">
            <text:p>1</text:p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  <table:table-cell table:formula="of:=([.D314]/[.E314]*100)-100" office:value-type="float" office:value="-1.829587036069">
            <text:p>-1.8295870361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560">
            <text:p>16560</text:p>
          </table:table-cell>
          <table:table-cell office:value-type="float" office:value="1">
            <text:p>1</text:p>
          </table:table-cell>
          <table:table-cell office:value-type="float" office:value="17025">
            <text:p>17025</text:p>
          </table:table-cell>
          <table:table-cell office:value-type="float" office:value="16740">
            <text:p>16740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 office:value-type="float" office:value="1">
            <text:p>1</text:p>
          </table:table-cell>
          <table:table-cell table:formula="of:=IF(OR(AND([.G315]=1;[.I315]=1);AND([.F315]=1;[.H315]=1));1;&quot;&quot;)" office:value-type="float" office:value="1">
            <text:p>1</text:p>
          </table:table-cell>
          <table:table-cell/>
          <table:table-cell table:formula="of:=([.D315]/[.E315]*100)-100" office:value-type="float" office:value="1.70250896057347">
            <text:p>1.7025089606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085">
            <text:p>3085</text:p>
          </table:table-cell>
          <table:table-cell office:value-type="float" office:value="0">
            <text:p>0</text:p>
          </table:table-cell>
          <table:table-cell office:value-type="float" office:value="3122">
            <text:p>3122</text:p>
          </table:table-cell>
          <table:table-cell office:value-type="float" office:value="3250">
            <text:p>325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3.93846153846154">
            <text:p>-3.9384615385</text:p>
          </table:table-cell>
          <table:table-cell table:formula="of:=IF(OR(AND([.B316]&gt;[.E316];[.C316]=0);AND([.B316]&lt;=[.E316];[.C316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794">
            <text:p>794</text:p>
          </table:table-cell>
          <table:table-cell office:value-type="float" office:value="1">
            <text:p>1</text:p>
          </table:table-cell>
          <table:table-cell office:value-type="float" office:value="805">
            <text:p>805</text:p>
          </table:table-cell>
          <table:table-cell office:value-type="float" office:value="806">
            <text:p>806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 office:value-type="float" office:value="1">
            <text:p>1</text:p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 office:value-type="float" office:value="1">
            <text:p>1</text:p>
          </table:table-cell>
          <table:table-cell table:formula="of:=IF(OR(AND([.G317]=1;[.I317]=1);AND([.F317]=1;[.H317]=1));1;&quot;&quot;)" office:value-type="float" office:value="1">
            <text:p>1</text:p>
          </table:table-cell>
          <table:table-cell/>
          <table:table-cell table:formula="of:=([.D317]/[.E317]*100)-100" office:value-type="float" office:value="-0.124069478908183">
            <text:p>-0.1240694789</text:p>
          </table:table-cell>
          <table:table-cell table:formula="of:=IF(OR(AND([.B317]&gt;[.E317];[.C317]=0);AND([.B317]&lt;=[.E317];[.C317]=1));1;&quot;&quot;)" office:value-type="float" office:value="1">
            <text:p>1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675">
            <text:p>2675</text:p>
          </table:table-cell>
          <table:table-cell office:value-type="float" office:value="1">
            <text:p>1</text:p>
          </table:table-cell>
          <table:table-cell office:value-type="float" office:value="2704">
            <text:p>2704</text:p>
          </table:table-cell>
          <table:table-cell office:value-type="float" office:value="2725">
            <text:p>2725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 office:value-type="float" office:value="1">
            <text:p>1</text:p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 office:value-type="float" office:value="1">
            <text:p>1</text:p>
          </table:table-cell>
          <table:table-cell table:formula="of:=IF(OR(AND([.G318]=1;[.I318]=1);AND([.F318]=1;[.H318]=1));1;&quot;&quot;)" office:value-type="float" office:value="1">
            <text:p>1</text:p>
          </table:table-cell>
          <table:table-cell/>
          <table:table-cell table:formula="of:=([.D318]/[.E318]*100)-100" office:value-type="float" office:value="-0.77064220183486">
            <text:p>-0.7706422018</text:p>
          </table:table-cell>
          <table:table-cell table:formula="of:=IF(OR(AND([.B318]&gt;[.E318];[.C318]=0);AND([.B318]&lt;=[.E318];[.C318]=1));1;&quot;&quot;)" office:value-type="float" office:value="1">
            <text:p>1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3240">
            <text:p>23240</text:p>
          </table:table-cell>
          <table:table-cell office:value-type="float" office:value="1">
            <text:p>1</text:p>
          </table:table-cell>
          <table:table-cell office:value-type="float" office:value="23744">
            <text:p>23744</text:p>
          </table:table-cell>
          <table:table-cell office:value-type="float" office:value="24320">
            <text:p>2432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 office:value-type="float" office:value="1">
            <text:p>1</text:p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 office:value-type="float" office:value="1">
            <text:p>1</text:p>
          </table:table-cell>
          <table:table-cell table:formula="of:=IF(OR(AND([.G319]=1;[.I319]=1);AND([.F319]=1;[.H319]=1));1;&quot;&quot;)" office:value-type="float" office:value="1">
            <text:p>1</text:p>
          </table:table-cell>
          <table:table-cell/>
          <table:table-cell table:formula="of:=([.D319]/[.E319]*100)-100" office:value-type="float" office:value="-2.36842105263158">
            <text:p>-2.3684210526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145">
            <text:p>4145</text:p>
          </table:table-cell>
          <table:table-cell office:value-type="float" office:value="0">
            <text:p>0</text:p>
          </table:table-cell>
          <table:table-cell office:value-type="float" office:value="4222">
            <text:p>4222</text:p>
          </table:table-cell>
          <table:table-cell office:value-type="float" office:value="4235">
            <text:p>4235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0.306965761511208">
            <text:p>-0.3069657615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float" office:value="1913">
            <text:p>1913</text:p>
          </table:table-cell>
          <table:table-cell office:value-type="float" office:value="1891">
            <text:p>1891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 office:value-type="float" office:value="1">
            <text:p>1</text:p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 office:value-type="float" office:value="1">
            <text:p>1</text:p>
          </table:table-cell>
          <table:table-cell table:formula="of:=IF(OR(AND([.G321]=1;[.I321]=1);AND([.F321]=1;[.H321]=1));1;&quot;&quot;)" office:value-type="float" office:value="1">
            <text:p>1</text:p>
          </table:table-cell>
          <table:table-cell/>
          <table:table-cell table:formula="of:=([.D321]/[.E321]*100)-100" office:value-type="float" office:value="1.16340560549975">
            <text:p>1.1634056055</text:p>
          </table:table-cell>
          <table:table-cell table:formula="of:=IF(OR(AND([.B321]&gt;[.E321];[.C321]=0);AND([.B321]&lt;=[.E321];[.C321]=1));1;&quot;&quot;)" office:value-type="float" office:value="1">
            <text:p>1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146">
            <text:p>2146</text:p>
          </table:table-cell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office:value-type="float" office:value="2191">
            <text:p>2191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 office:value-type="float" office:value="1">
            <text:p>1</text:p>
          </table:table-cell>
          <table:table-cell table:formula="of:=IF(OR(AND([.G322]=1;[.I322]=1);AND([.F322]=1;[.H322]=1));1;&quot;&quot;)" office:value-type="float" office:value="1">
            <text:p>1</text:p>
          </table:table-cell>
          <table:table-cell/>
          <table:table-cell table:formula="of:=([.D322]/[.E322]*100)-100" office:value-type="float" office:value="0.410771337288907">
            <text:p>0.4107713373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676">
            <text:p>676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-0.147928994082832">
            <text:p>-0.1479289941</text:p>
          </table:table-cell>
          <table:table-cell table:formula="of:=IF(OR(AND([.B323]&gt;[.E323];[.C323]=0);AND([.B323]&lt;=[.E323];[.C323]=1));1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71">
            <text:p>1171</text:p>
          </table:table-cell>
          <table:table-cell office:value-type="float" office:value="1">
            <text:p>1</text:p>
          </table:table-cell>
          <table:table-cell office:value-type="float" office:value="1182">
            <text:p>1182</text:p>
          </table:table-cell>
          <table:table-cell office:value-type="float" office:value="1187">
            <text:p>1187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 office:value-type="float" office:value="1">
            <text:p>1</text:p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 office:value-type="float" office:value="1">
            <text:p>1</text:p>
          </table:table-cell>
          <table:table-cell table:formula="of:=IF(OR(AND([.G324]=1;[.I324]=1);AND([.F324]=1;[.H324]=1));1;&quot;&quot;)" office:value-type="float" office:value="1">
            <text:p>1</text:p>
          </table:table-cell>
          <table:table-cell/>
          <table:table-cell table:formula="of:=([.D324]/[.E324]*100)-100" office:value-type="float" office:value="-0.421229991575402">
            <text:p>-0.4212299916</text:p>
          </table:table-cell>
          <table:table-cell table:formula="of:=IF(OR(AND([.B324]&gt;[.E324];[.C324]=0);AND([.B324]&lt;=[.E324];[.C324]=1));1;&quot;&quot;)" office:value-type="float" office:value="1">
            <text:p>1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61">
            <text:p>10261</text:p>
          </table:table-cell>
          <table:table-cell office:value-type="float" office:value="10500">
            <text:p>10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27619047619048">
            <text:p>-2.2761904762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75">
            <text:p>675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office:value-type="float" office:value="720">
            <text:p>720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 office:value-type="float" office:value="1">
            <text:p>1</text:p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 office:value-type="float" office:value="1">
            <text:p>1</text:p>
          </table:table-cell>
          <table:table-cell table:formula="of:=IF(OR(AND([.G326]=1;[.I326]=1);AND([.F326]=1;[.H326]=1));1;&quot;&quot;)" office:value-type="float" office:value="1">
            <text:p>1</text:p>
          </table:table-cell>
          <table:table-cell/>
          <table:table-cell table:formula="of:=([.D326]/[.E326]*100)-100" office:value-type="float" office:value="-3.88888888888889">
            <text:p>-3.8888888889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48">
            <text:p>1648</text:p>
          </table:table-cell>
          <table:table-cell office:value-type="float" office:value="0">
            <text:p>0</text:p>
          </table:table-cell>
          <table:table-cell office:value-type="float" office:value="1679">
            <text:p>1679</text:p>
          </table:table-cell>
          <table:table-cell office:value-type="float" office:value="1731">
            <text:p>1731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-3.00404390525708">
            <text:p>-3.0040439053</text:p>
          </table:table-cell>
          <table:table-cell table:formula="of:=IF(OR(AND([.B327]&gt;[.E327];[.C327]=0);AND([.B327]&lt;=[.E327];[.C327]=1));1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810">
            <text:p>4810</text:p>
          </table:table-cell>
          <table:table-cell office:value-type="float" office:value="1">
            <text:p>1</text:p>
          </table:table-cell>
          <table:table-cell office:value-type="float" office:value="4894">
            <text:p>4894</text:p>
          </table:table-cell>
          <table:table-cell office:value-type="float" office:value="4940">
            <text:p>4940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 office:value-type="float" office:value="1">
            <text:p>1</text:p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 office:value-type="float" office:value="1">
            <text:p>1</text:p>
          </table:table-cell>
          <table:table-cell table:formula="of:=IF(OR(AND([.G328]=1;[.I328]=1);AND([.F328]=1;[.H328]=1));1;&quot;&quot;)" office:value-type="float" office:value="1">
            <text:p>1</text:p>
          </table:table-cell>
          <table:table-cell/>
          <table:table-cell table:formula="of:=([.D328]/[.E328]*100)-100" office:value-type="float" office:value="-0.931174089068833">
            <text:p>-0.9311740891</text:p>
          </table:table-cell>
          <table:table-cell table:formula="of:=IF(OR(AND([.B328]&gt;[.E328];[.C328]=0);AND([.B328]&lt;=[.E328];[.C328]=1));1;&quot;&quot;)" office:value-type="float" office:value="1">
            <text:p>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230">
            <text:p>1230</text:p>
          </table:table-cell>
          <table:table-cell office:value-type="float" office:value="0">
            <text:p>0</text:p>
          </table:table-cell>
          <table:table-cell office:value-type="float" office:value="1256">
            <text:p>1256</text:p>
          </table:table-cell>
          <table:table-cell office:value-type="float" office:value="1260">
            <text:p>1260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0.317460317460316">
            <text:p>-0.3174603175</text:p>
          </table:table-cell>
          <table:table-cell table:formula="of:=IF(OR(AND([.B329]&gt;[.E329];[.C329]=0);AND([.B329]&lt;=[.E329];[.C329]=1));1;&quot;&quot;)">
            <text:p/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590">
            <text:p>5590</text:p>
          </table:table-cell>
          <table:table-cell office:value-type="float" office:value="1">
            <text:p>1</text:p>
          </table:table-cell>
          <table:table-cell office:value-type="float" office:value="5594">
            <text:p>5594</text:p>
          </table:table-cell>
          <table:table-cell office:value-type="float" office:value="5360">
            <text:p>5360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 office:value-type="float" office:value="1">
            <text:p>1</text:p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4.36567164179105">
            <text:p>4.3656716418</text:p>
          </table:table-cell>
          <table:table-cell table:formula="of:=IF(OR(AND([.B330]&gt;[.E330];[.C330]=0);AND([.B330]&lt;=[.E330];[.C330]=1));1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38">
            <text:p>1638</text:p>
          </table:table-cell>
          <table:table-cell office:value-type="float" office:value="0">
            <text:p>0</text:p>
          </table:table-cell>
          <table:table-cell office:value-type="float" office:value="1697">
            <text:p>1697</text:p>
          </table:table-cell>
          <table:table-cell office:value-type="float" office:value="1715">
            <text:p>1715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-1.04956268221574">
            <text:p>-1.0495626822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1424">
            <text:p>1424</text:p>
          </table:table-cell>
          <table:table-cell office:value-type="float" office:value="1442">
            <text:p>1442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 office:value-type="float" office:value="1">
            <text:p>1</text:p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 office:value-type="float" office:value="1">
            <text:p>1</text:p>
          </table:table-cell>
          <table:table-cell table:formula="of:=IF(OR(AND([.G332]=1;[.I332]=1);AND([.F332]=1;[.H332]=1));1;&quot;&quot;)" office:value-type="float" office:value="1">
            <text:p>1</text:p>
          </table:table-cell>
          <table:table-cell/>
          <table:table-cell table:formula="of:=([.D332]/[.E332]*100)-100" office:value-type="float" office:value="-1.24826629680999">
            <text:p>-1.2482662968</text:p>
          </table:table-cell>
          <table:table-cell table:formula="of:=IF(OR(AND([.B332]&gt;[.E332];[.C332]=0);AND([.B332]&lt;=[.E332];[.C332]=1));1;&quot;&quot;)" office:value-type="float" office:value="1">
            <text:p>1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3822">
            <text:p>3822</text:p>
          </table:table-cell>
          <table:table-cell office:value-type="float" office:value="0">
            <text:p>0</text:p>
          </table:table-cell>
          <table:table-cell office:value-type="float" office:value="3914">
            <text:p>3914</text:p>
          </table:table-cell>
          <table:table-cell office:value-type="float" office:value="3903">
            <text:p>3903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0.281834486292595">
            <text:p>0.2818344863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405">
            <text:p>3405</text:p>
          </table:table-cell>
          <table:table-cell office:value-type="float" office:value="0">
            <text:p>0</text:p>
          </table:table-cell>
          <table:table-cell office:value-type="float" office:value="3457">
            <text:p>3457</text:p>
          </table:table-cell>
          <table:table-cell office:value-type="float" office:value="3454">
            <text:p>3454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0.0868558193398883">
            <text:p>0.0868558193</text:p>
          </table:table-cell>
          <table:table-cell table:formula="of:=IF(OR(AND([.B334]&gt;[.E334];[.C334]=0);AND([.B334]&lt;=[.E334];[.C334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82">
            <text:p>1182</text:p>
          </table:table-cell>
          <table:table-cell office:value-type="float" office:value="0">
            <text:p>0</text:p>
          </table:table-cell>
          <table:table-cell table:number-columns-repeated="2" office:value-type="float" office:value="1204">
            <text:p>1204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0">
            <text:p>0</text:p>
          </table:table-cell>
          <table:table-cell table:formula="of:=IF(OR(AND([.B335]&gt;[.E335];[.C335]=0);AND([.B335]&lt;=[.E335];[.C335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665">
            <text:p>2665</text:p>
          </table:table-cell>
          <table:table-cell office:value-type="float" office:value="0">
            <text:p>0</text:p>
          </table:table-cell>
          <table:table-cell office:value-type="float" office:value="2722">
            <text:p>2722</text:p>
          </table:table-cell>
          <table:table-cell office:value-type="float" office:value="2770">
            <text:p>2770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-1.73285198555956">
            <text:p>-1.7328519856</text:p>
          </table:table-cell>
          <table:table-cell table:formula="of:=IF(OR(AND([.B336]&gt;[.E336];[.C336]=0);AND([.B336]&lt;=[.E336];[.C336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323">
            <text:p>1323</text:p>
          </table:table-cell>
          <table:table-cell office:value-type="float" office:value="0">
            <text:p>0</text:p>
          </table:table-cell>
          <table:table-cell table:number-columns-repeated="2" office:value-type="float" office:value="1359">
            <text:p>1359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0">
            <text:p>0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2767">
            <text:p>2767</text:p>
          </table:table-cell>
          <table:table-cell office:value-type="float" office:value="1">
            <text:p>1</text:p>
          </table:table-cell>
          <table:table-cell office:value-type="float" office:value="2852">
            <text:p>2852</text:p>
          </table:table-cell>
          <table:table-cell office:value-type="float" office:value="2838">
            <text:p>2838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 office:value-type="float" office:value="1">
            <text:p>1</text:p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 office:value-type="float" office:value="1">
            <text:p>1</text:p>
          </table:table-cell>
          <table:table-cell table:formula="of:=IF(OR(AND([.G338]=1;[.I338]=1);AND([.F338]=1;[.H338]=1));1;&quot;&quot;)" office:value-type="float" office:value="1">
            <text:p>1</text:p>
          </table:table-cell>
          <table:table-cell/>
          <table:table-cell table:formula="of:=([.D338]/[.E338]*100)-100" office:value-type="float" office:value="0.493305144467925">
            <text:p>0.4933051445</text:p>
          </table:table-cell>
          <table:table-cell table:formula="of:=IF(OR(AND([.B338]&gt;[.E338];[.C338]=0);AND([.B338]&lt;=[.E338];[.C338]=1));1;&quot;&quot;)" office:value-type="float" office:value="1">
            <text:p>1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245">
            <text:p>4245</text:p>
          </table:table-cell>
          <table:table-cell office:value-type="float" office:value="1">
            <text:p>1</text:p>
          </table:table-cell>
          <table:table-cell office:value-type="float" office:value="4361">
            <text:p>4361</text:p>
          </table:table-cell>
          <table:table-cell office:value-type="float" office:value="4425">
            <text:p>4425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 office:value-type="float" office:value="1">
            <text:p>1</text:p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 office:value-type="float" office:value="1">
            <text:p>1</text:p>
          </table:table-cell>
          <table:table-cell table:formula="of:=IF(OR(AND([.G339]=1;[.I339]=1);AND([.F339]=1;[.H339]=1));1;&quot;&quot;)" office:value-type="float" office:value="1">
            <text:p>1</text:p>
          </table:table-cell>
          <table:table-cell/>
          <table:table-cell table:formula="of:=([.D339]/[.E339]*100)-100" office:value-type="float" office:value="-1.44632768361582">
            <text:p>-1.4463276836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19310">
            <text:p>19310</text:p>
          </table:table-cell>
          <table:table-cell office:value-type="float" office:value="0">
            <text:p>0</text:p>
          </table:table-cell>
          <table:table-cell office:value-type="float" office:value="19697">
            <text:p>19697</text:p>
          </table:table-cell>
          <table:table-cell office:value-type="float" office:value="20060">
            <text:p>20060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-1.80957128614158">
            <text:p>-1.8095712861</text:p>
          </table:table-cell>
          <table:table-cell table:formula="of:=IF(OR(AND([.B340]&gt;[.E340];[.C340]=0);AND([.B340]&lt;=[.E340];[.C340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3980">
            <text:p>3980</text:p>
          </table:table-cell>
          <table:table-cell office:value-type="float" office:value="0">
            <text:p>0</text:p>
          </table:table-cell>
          <table:table-cell office:value-type="float" office:value="4034">
            <text:p>4034</text:p>
          </table:table-cell>
          <table:table-cell office:value-type="float" office:value="4075">
            <text:p>4075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1.00613496932516">
            <text:p>-1.0061349693</text:p>
          </table:table-cell>
          <table:table-cell table:formula="of:=IF(OR(AND([.B341]&gt;[.E341];[.C341]=0);AND([.B341]&lt;=[.E341];[.C341]=1));1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223">
            <text:p>1223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257">
            <text:p>1257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0.556881463802711">
            <text:p>0.5568814638</text:p>
          </table:table-cell>
          <table:table-cell table:formula="of:=IF(OR(AND([.B342]&gt;[.E342];[.C342]=0);AND([.B342]&lt;=[.E342];[.C342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599">
            <text:p>599</text:p>
          </table:table-cell>
          <table:table-cell office:value-type="float" office:value="583">
            <text:p>583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2.74442538593482">
            <text:p>2.7444253859</text:p>
          </table:table-cell>
          <table:table-cell table:formula="of:=IF(OR(AND([.B343]&gt;[.E343];[.C343]=0);AND([.B343]&lt;=[.E343];[.C343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368">
            <text:p>1368</text:p>
          </table:table-cell>
          <table:table-cell office:value-type="float" office:value="1386">
            <text:p>1386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1.2987012987013">
            <text:p>-1.2987012987</text:p>
          </table:table-cell>
          <table:table-cell table:formula="of:=IF(OR(AND([.B344]&gt;[.E344];[.C344]=0);AND([.B344]&lt;=[.E344];[.C344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454">
            <text:p>2454</text:p>
          </table:table-cell>
          <table:table-cell office:value-type="float" office:value="0">
            <text:p>0</text:p>
          </table:table-cell>
          <table:table-cell office:value-type="float" office:value="2520">
            <text:p>2520</text:p>
          </table:table-cell>
          <table:table-cell office:value-type="float" office:value="2513">
            <text:p>2513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0.278551532033418">
            <text:p>0.278551532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0.598802395209574">
            <text:p>0.5988023952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374">
            <text:p>5374</text:p>
          </table:table-cell>
          <table:table-cell office:value-type="float" office:value="5450">
            <text:p>545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 office:value-type="float" office:value="1">
            <text:p>1</text:p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 office:value-type="float" office:value="1">
            <text:p>1</text:p>
          </table:table-cell>
          <table:table-cell table:formula="of:=IF(OR(AND([.G347]=1;[.I347]=1);AND([.F347]=1;[.H347]=1));1;&quot;&quot;)" office:value-type="float" office:value="1">
            <text:p>1</text:p>
          </table:table-cell>
          <table:table-cell/>
          <table:table-cell table:formula="of:=([.D347]/[.E347]*100)-100" office:value-type="float" office:value="-1.39449541284404">
            <text:p>-1.3944954128</text:p>
          </table:table-cell>
          <table:table-cell table:formula="of:=IF(OR(AND([.B347]&gt;[.E347];[.C347]=0);AND([.B347]&lt;=[.E347];[.C347]=1));1;&quot;&quot;)" office:value-type="float" office:value="1">
            <text:p>1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312">
            <text:p>1312</text:p>
          </table:table-cell>
          <table:table-cell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float" office:value="1340">
            <text:p>1340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2.98507462686568">
            <text:p>2.9850746269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485">
            <text:p>2485</text:p>
          </table:table-cell>
          <table:table-cell office:value-type="float" office:value="0">
            <text:p>0</text:p>
          </table:table-cell>
          <table:table-cell office:value-type="float" office:value="2557">
            <text:p>2557</text:p>
          </table:table-cell>
          <table:table-cell office:value-type="float" office:value="2577">
            <text:p>2577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0.776096235933252">
            <text:p>-0.7760962359</text:p>
          </table:table-cell>
          <table:table-cell table:formula="of:=IF(OR(AND([.B349]&gt;[.E349];[.C349]=0);AND([.B349]&lt;=[.E349];[.C349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0.319488817891369">
            <text:p>0.3194888179</text:p>
          </table:table-cell>
          <table:table-cell table:formula="of:=IF(OR(AND([.B350]&gt;[.E350];[.C350]=0);AND([.B350]&lt;=[.E350];[.C350]=1));1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45">
            <text:p>945</text:p>
          </table:table-cell>
          <table:table-cell office:value-type="float" office:value="0">
            <text:p>0</text:p>
          </table:table-cell>
          <table:table-cell office:value-type="float" office:value="959">
            <text:p>959</text:p>
          </table:table-cell>
          <table:table-cell office:value-type="float" office:value="985">
            <text:p>985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-2.63959390862945">
            <text:p>-2.6395939086</text:p>
          </table:table-cell>
          <table:table-cell table:formula="of:=IF(OR(AND([.B351]&gt;[.E351];[.C351]=0);AND([.B351]&lt;=[.E351];[.C351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130">
            <text:p>1130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float" office:value="1152">
            <text:p>1152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1.38888888888889">
            <text:p>1.3888888889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192">
            <text:p>1192</text:p>
          </table:table-cell>
          <table:table-cell office:value-type="float" office:value="1233">
            <text:p>1233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-3.32522303325223">
            <text:p>-3.3252230333</text:p>
          </table:table-cell>
          <table:table-cell table:formula="of:=IF(OR(AND([.B353]&gt;[.E353];[.C353]=0);AND([.B353]&lt;=[.E353];[.C353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1897">
            <text:p>1897</text:p>
          </table:table-cell>
          <table:table-cell office:value-type="float" office:value="0">
            <text:p>0</text:p>
          </table:table-cell>
          <table:table-cell office:value-type="float" office:value="1952">
            <text:p>1952</text:p>
          </table:table-cell>
          <table:table-cell office:value-type="float" office:value="1953">
            <text:p>1953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0.0512032770097193">
            <text:p>-0.051203277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4">
            <text:p>674</text:p>
          </table:table-cell>
          <table:table-cell office:value-type="float" office:value="678">
            <text:p>678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-0.589970501474923">
            <text:p>-0.5899705015</text:p>
          </table:table-cell>
          <table:table-cell table:formula="of:=IF(OR(AND([.B355]&gt;[.E355];[.C355]=0);AND([.B355]&lt;=[.E355];[.C355]=1));1;&quot;&quot;)">
            <text:p/>
          </table:table-cell>
        </table:table-row>
        <table:table-row table:style-name="ro2">
          <table:table-cell office:value-type="float" office:value="8113">
            <text:p>8113</text:p>
          </table:table-cell>
          <table:table-cell office:value-type="float" office:value="2085">
            <text:p>2085</text:p>
          </table:table-cell>
          <table:table-cell office:value-type="float" office:value="0">
            <text:p>0</text:p>
          </table:table-cell>
          <table:table-cell office:value-type="float" office:value="2159">
            <text:p>2159</text:p>
          </table:table-cell>
          <table:table-cell office:value-type="float" office:value="2114">
            <text:p>2114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2.12866603595081">
            <text:p>2.128666036</text:p>
          </table:table-cell>
          <table:table-cell table:formula="of:=IF(OR(AND([.B356]&gt;[.E356];[.C356]=0);AND([.B356]&lt;=[.E356];[.C356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10">
            <text:p>1610</text:p>
          </table:table-cell>
          <table:table-cell office:value-type="float" office:value="1">
            <text:p>1</text:p>
          </table:table-cell>
          <table:table-cell office:value-type="float" office:value="1650">
            <text:p>1650</text:p>
          </table:table-cell>
          <table:table-cell office:value-type="float" office:value="1687">
            <text:p>1687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 office:value-type="float" office:value="1">
            <text:p>1</text:p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 office:value-type="float" office:value="1">
            <text:p>1</text:p>
          </table:table-cell>
          <table:table-cell table:formula="of:=IF(OR(AND([.G357]=1;[.I357]=1);AND([.F357]=1;[.H357]=1));1;&quot;&quot;)" office:value-type="float" office:value="1">
            <text:p>1</text:p>
          </table:table-cell>
          <table:table-cell/>
          <table:table-cell table:formula="of:=([.D357]/[.E357]*100)-100" office:value-type="float" office:value="-2.1932424422051">
            <text:p>-2.1932424422</text:p>
          </table:table-cell>
          <table:table-cell table:formula="of:=IF(OR(AND([.B357]&gt;[.E357];[.C357]=0);AND([.B357]&lt;=[.E357];[.C357]=1));1;&quot;&quot;)" office:value-type="float" office:value="1">
            <text:p>1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436">
            <text:p>2436</text:p>
          </table:table-cell>
          <table:table-cell office:value-type="float" office:value="1">
            <text:p>1</text:p>
          </table:table-cell>
          <table:table-cell office:value-type="float" office:value="2506">
            <text:p>2506</text:p>
          </table:table-cell>
          <table:table-cell office:value-type="float" office:value="2488">
            <text:p>2488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 office:value-type="float" office:value="1">
            <text:p>1</text:p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 office:value-type="float" office:value="1">
            <text:p>1</text:p>
          </table:table-cell>
          <table:table-cell table:formula="of:=IF(OR(AND([.G358]=1;[.I358]=1);AND([.F358]=1;[.H358]=1));1;&quot;&quot;)" office:value-type="float" office:value="1">
            <text:p>1</text:p>
          </table:table-cell>
          <table:table-cell/>
          <table:table-cell table:formula="of:=([.D358]/[.E358]*100)-100" office:value-type="float" office:value="0.723472668810302">
            <text:p>0.7234726688</text:p>
          </table:table-cell>
          <table:table-cell table:formula="of:=IF(OR(AND([.B358]&gt;[.E358];[.C358]=0);AND([.B358]&lt;=[.E358];[.C358]=1));1;&quot;&quot;)" office:value-type="float" office:value="1">
            <text:p>1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175">
            <text:p>3175</text:p>
          </table:table-cell>
          <table:table-cell office:value-type="float" office:value="0">
            <text:p>0</text:p>
          </table:table-cell>
          <table:table-cell office:value-type="float" office:value="3232">
            <text:p>3232</text:p>
          </table:table-cell>
          <table:table-cell office:value-type="float" office:value="3255">
            <text:p>3255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-0.706605222734254">
            <text:p>-0.7066052227</text:p>
          </table:table-cell>
          <table:table-cell table:formula="of:=IF(OR(AND([.B359]&gt;[.E359];[.C359]=0);AND([.B359]&lt;=[.E359];[.C359]=1));1;&quot;&quot;)">
            <text:p/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29">
            <text:p>1029</text:p>
          </table:table-cell>
          <table:table-cell office:value-type="float" office:value="1">
            <text:p>1</text:p>
          </table:table-cell>
          <table:table-cell office:value-type="float" office:value="1072">
            <text:p>1072</text:p>
          </table:table-cell>
          <table:table-cell office:value-type="float" office:value="1058">
            <text:p>1058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 office:value-type="float" office:value="1">
            <text:p>1</text:p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 office:value-type="float" office:value="1">
            <text:p>1</text:p>
          </table:table-cell>
          <table:table-cell table:formula="of:=IF(OR(AND([.G360]=1;[.I360]=1);AND([.F360]=1;[.H360]=1));1;&quot;&quot;)" office:value-type="float" office:value="1">
            <text:p>1</text:p>
          </table:table-cell>
          <table:table-cell/>
          <table:table-cell table:formula="of:=([.D360]/[.E360]*100)-100" office:value-type="float" office:value="1.32325141776937">
            <text:p>1.3232514178</text:p>
          </table:table-cell>
          <table:table-cell table:formula="of:=IF(OR(AND([.B360]&gt;[.E360];[.C360]=0);AND([.B360]&lt;=[.E360];[.C360]=1));1;&quot;&quot;)" office:value-type="float" office:value="1">
            <text:p>1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536">
            <text:p>2536</text:p>
          </table:table-cell>
          <table:table-cell office:value-type="float" office:value="1">
            <text:p>1</text:p>
          </table:table-cell>
          <table:table-cell office:value-type="float" office:value="2603">
            <text:p>2603</text:p>
          </table:table-cell>
          <table:table-cell office:value-type="float" office:value="2618">
            <text:p>2618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 office:value-type="float" office:value="1">
            <text:p>1</text:p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 office:value-type="float" office:value="1">
            <text:p>1</text:p>
          </table:table-cell>
          <table:table-cell table:formula="of:=IF(OR(AND([.G361]=1;[.I361]=1);AND([.F361]=1;[.H361]=1));1;&quot;&quot;)" office:value-type="float" office:value="1">
            <text:p>1</text:p>
          </table:table-cell>
          <table:table-cell/>
          <table:table-cell table:formula="of:=([.D361]/[.E361]*100)-100" office:value-type="float" office:value="-0.572956455309395">
            <text:p>-0.5729564553</text:p>
          </table:table-cell>
          <table:table-cell table:formula="of:=IF(OR(AND([.B361]&gt;[.E361];[.C361]=0);AND([.B361]&lt;=[.E361];[.C361]=1));1;&quot;&quot;)" office:value-type="float" office:value="1">
            <text:p>1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37">
            <text:p>1437</text:p>
          </table:table-cell>
          <table:table-cell office:value-type="float" office:value="1">
            <text:p>1</text:p>
          </table:table-cell>
          <table:table-cell office:value-type="float" office:value="1464">
            <text:p>1464</text:p>
          </table:table-cell>
          <table:table-cell office:value-type="float" office:value="1453">
            <text:p>1453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 office:value-type="float" office:value="1">
            <text:p>1</text:p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 office:value-type="float" office:value="1">
            <text:p>1</text:p>
          </table:table-cell>
          <table:table-cell table:formula="of:=IF(OR(AND([.G362]=1;[.I362]=1);AND([.F362]=1;[.H362]=1));1;&quot;&quot;)" office:value-type="float" office:value="1">
            <text:p>1</text:p>
          </table:table-cell>
          <table:table-cell/>
          <table:table-cell table:formula="of:=([.D362]/[.E362]*100)-100" office:value-type="float" office:value="0.757054370268406">
            <text:p>0.7570543703</text:p>
          </table:table-cell>
          <table:table-cell table:formula="of:=IF(OR(AND([.B362]&gt;[.E362];[.C362]=0);AND([.B362]&lt;=[.E362];[.C362]=1));1;&quot;&quot;)" office:value-type="float" office:value="1">
            <text:p>1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541">
            <text:p>2541</text:p>
          </table:table-cell>
          <table:table-cell office:value-type="float" office:value="1">
            <text:p>1</text:p>
          </table:table-cell>
          <table:table-cell office:value-type="float" office:value="2597">
            <text:p>2597</text:p>
          </table:table-cell>
          <table:table-cell office:value-type="float" office:value="2587">
            <text:p>2587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 office:value-type="float" office:value="1">
            <text:p>1</text:p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 office:value-type="float" office:value="1">
            <text:p>1</text:p>
          </table:table-cell>
          <table:table-cell table:formula="of:=IF(OR(AND([.G363]=1;[.I363]=1);AND([.F363]=1;[.H363]=1));1;&quot;&quot;)" office:value-type="float" office:value="1">
            <text:p>1</text:p>
          </table:table-cell>
          <table:table-cell/>
          <table:table-cell table:formula="of:=([.D363]/[.E363]*100)-100" office:value-type="float" office:value="0.386548125241589">
            <text:p>0.3865481252</text:p>
          </table:table-cell>
          <table:table-cell table:formula="of:=IF(OR(AND([.B363]&gt;[.E363];[.C363]=0);AND([.B363]&lt;=[.E363];[.C363]=1));1;&quot;&quot;)" office:value-type="float" office:value="1">
            <text:p>1</text:p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2300">
            <text:p>12300</text:p>
          </table:table-cell>
          <table:table-cell office:value-type="float" office:value="0">
            <text:p>0</text:p>
          </table:table-cell>
          <table:table-cell office:value-type="float" office:value="12658">
            <text:p>12658</text:p>
          </table:table-cell>
          <table:table-cell office:value-type="float" office:value="12860">
            <text:p>12860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-1.57076205287714">
            <text:p>-1.5707620529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38">
            <text:p>938</text:p>
          </table:table-cell>
          <table:table-cell office:value-type="float" office:value="1">
            <text:p>1</text:p>
          </table:table-cell>
          <table:table-cell office:value-type="float" office:value="942">
            <text:p>942</text:p>
          </table:table-cell>
          <table:table-cell office:value-type="float" office:value="965">
            <text:p>965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 office:value-type="float" office:value="1">
            <text:p>1</text:p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 office:value-type="float" office:value="1">
            <text:p>1</text:p>
          </table:table-cell>
          <table:table-cell table:formula="of:=IF(OR(AND([.G365]=1;[.I365]=1);AND([.F365]=1;[.H365]=1));1;&quot;&quot;)" office:value-type="float" office:value="1">
            <text:p>1</text:p>
          </table:table-cell>
          <table:table-cell/>
          <table:table-cell table:formula="of:=([.D365]/[.E365]*100)-100" office:value-type="float" office:value="-2.38341968911917">
            <text:p>-2.3834196891</text:p>
          </table:table-cell>
          <table:table-cell table:formula="of:=IF(OR(AND([.B365]&gt;[.E365];[.C365]=0);AND([.B365]&lt;=[.E365];[.C365]=1));1;&quot;&quot;)" office:value-type="float" office:value="1">
            <text:p>1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099">
            <text:p>2099</text:p>
          </table:table-cell>
          <table:table-cell office:value-type="float" office:value="0">
            <text:p>0</text:p>
          </table:table-cell>
          <table:table-cell office:value-type="float" office:value="2154">
            <text:p>2154</text:p>
          </table:table-cell>
          <table:table-cell office:value-type="float" office:value="2165">
            <text:p>2165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-0.508083140877602">
            <text:p>-0.5080831409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96">
            <text:p>1796</text:p>
          </table:table-cell>
          <table:table-cell office:value-type="float" office:value="1">
            <text:p>1</text:p>
          </table:table-cell>
          <table:table-cell office:value-type="float" office:value="1817">
            <text:p>1817</text:p>
          </table:table-cell>
          <table:table-cell office:value-type="float" office:value="1855">
            <text:p>1855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 office:value-type="float" office:value="1">
            <text:p>1</text:p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 office:value-type="float" office:value="1">
            <text:p>1</text:p>
          </table:table-cell>
          <table:table-cell table:formula="of:=IF(OR(AND([.G367]=1;[.I367]=1);AND([.F367]=1;[.H367]=1));1;&quot;&quot;)" office:value-type="float" office:value="1">
            <text:p>1</text:p>
          </table:table-cell>
          <table:table-cell/>
          <table:table-cell table:formula="of:=([.D367]/[.E367]*100)-100" office:value-type="float" office:value="-2.04851752021563">
            <text:p>-2.0485175202</text:p>
          </table:table-cell>
          <table:table-cell table:formula="of:=IF(OR(AND([.B367]&gt;[.E367];[.C367]=0);AND([.B367]&lt;=[.E367];[.C367]=1));1;&quot;&quot;)" office:value-type="float" office:value="1">
            <text:p>1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752">
            <text:p>752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2.3936170212766">
            <text:p>-2.3936170213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615">
            <text:p>4615</text:p>
          </table:table-cell>
          <table:table-cell office:value-type="float" office:value="1">
            <text:p>1</text:p>
          </table:table-cell>
          <table:table-cell office:value-type="float" office:value="4762">
            <text:p>4762</text:p>
          </table:table-cell>
          <table:table-cell office:value-type="float" office:value="4835">
            <text:p>4835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 office:value-type="float" office:value="1">
            <text:p>1</text:p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 office:value-type="float" office:value="1">
            <text:p>1</text:p>
          </table:table-cell>
          <table:table-cell table:formula="of:=IF(OR(AND([.G369]=1;[.I369]=1);AND([.F369]=1;[.H369]=1));1;&quot;&quot;)" office:value-type="float" office:value="1">
            <text:p>1</text:p>
          </table:table-cell>
          <table:table-cell/>
          <table:table-cell table:formula="of:=([.D369]/[.E369]*100)-100" office:value-type="float" office:value="-1.50982419855222">
            <text:p>-1.5098241986</text:p>
          </table:table-cell>
          <table:table-cell table:formula="of:=IF(OR(AND([.B369]&gt;[.E369];[.C369]=0);AND([.B369]&lt;=[.E369];[.C369]=1));1;&quot;&quot;)" office:value-type="float" office:value="1">
            <text:p>1</text:p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787">
            <text:p>3787</text:p>
          </table:table-cell>
          <table:table-cell office:value-type="float" office:value="3750">
            <text:p>375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 office:value-type="float" office:value="1">
            <text:p>1</text:p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 office:value-type="float" office:value="1">
            <text:p>1</text:p>
          </table:table-cell>
          <table:table-cell table:formula="of:=IF(OR(AND([.G370]=1;[.I370]=1);AND([.F370]=1;[.H370]=1));1;&quot;&quot;)" office:value-type="float" office:value="1">
            <text:p>1</text:p>
          </table:table-cell>
          <table:table-cell/>
          <table:table-cell table:formula="of:=([.D370]/[.E370]*100)-100" office:value-type="float" office:value="0.986666666666665">
            <text:p>0.9866666667</text:p>
          </table:table-cell>
          <table:table-cell table:formula="of:=IF(OR(AND([.B370]&gt;[.E370];[.C370]=0);AND([.B370]&lt;=[.E370];[.C370]=1));1;&quot;&quot;)" office:value-type="float" office:value="1">
            <text:p>1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table:number-columns-repeated="2" office:value-type="float" office:value="245">
            <text:p>245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0">
            <text:p>0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414">
            <text:p>414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1.44927536231884">
            <text:p>1.4492753623</text:p>
          </table:table-cell>
          <table:table-cell table:formula="of:=IF(OR(AND([.B372]&gt;[.E372];[.C372]=0);AND([.B372]&lt;=[.E372];[.C372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office:value-type="float" office:value="720">
            <text:p>720</text:p>
          </table:table-cell>
          <table:table-cell office:value-type="float" office:value="716">
            <text:p>716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0.558659217877107">
            <text:p>0.5586592179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office:value-type="float" office:value="604">
            <text:p>604</text:p>
          </table:table-cell>
          <table:table-cell office:value-type="float" office:value="606">
            <text:p>606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 office:value-type="float" office:value="1">
            <text:p>1</text:p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 office:value-type="float" office:value="1">
            <text:p>1</text:p>
          </table:table-cell>
          <table:table-cell table:formula="of:=IF(OR(AND([.G374]=1;[.I374]=1);AND([.F374]=1;[.H374]=1));1;&quot;&quot;)" office:value-type="float" office:value="1">
            <text:p>1</text:p>
          </table:table-cell>
          <table:table-cell/>
          <table:table-cell table:formula="of:=([.D374]/[.E374]*100)-100" office:value-type="float" office:value="-0.330033003300329">
            <text:p>-0.3300330033</text:p>
          </table:table-cell>
          <table:table-cell table:formula="of:=IF(OR(AND([.B374]&gt;[.E374];[.C374]=0);AND([.B374]&lt;=[.E374];[.C374]=1));1;&quot;&quot;)" office:value-type="float" office:value="1">
            <text:p>1</text:p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437">
            <text:p>437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1.37299771167048">
            <text:p>-1.3729977117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540">
            <text:p>4540</text:p>
          </table:table-cell>
          <table:table-cell office:value-type="float" office:value="4512">
            <text:p>4512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0.620567375886509">
            <text:p>0.6205673759</text:p>
          </table:table-cell>
          <table:table-cell table:formula="of:=IF(OR(AND([.B376]&gt;[.E376];[.C376]=0);AND([.B376]&lt;=[.E376];[.C376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327">
            <text:p>327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3.97553516819572">
            <text:p>-3.9755351682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830">
            <text:p>830</text:p>
          </table:table-cell>
          <table:table-cell office:value-type="float" office:value="846">
            <text:p>846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1.89125295508275">
            <text:p>-1.8912529551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724">
            <text:p>724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-3.72928176795581">
            <text:p>-3.729281768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628">
            <text:p>628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-2.07006369426752">
            <text:p>-2.0700636943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763">
            <text:p>763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-1.8348623853211">
            <text:p>-1.8348623853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44">
            <text:p>544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office:value-type="float" office:value="567">
            <text:p>567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 office:value-type="float" office:value="1">
            <text:p>1</text:p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 office:value-type="float" office:value="1">
            <text:p>1</text:p>
          </table:table-cell>
          <table:table-cell table:formula="of:=IF(OR(AND([.G382]=1;[.I382]=1);AND([.F382]=1;[.H382]=1));1;&quot;&quot;)" office:value-type="float" office:value="1">
            <text:p>1</text:p>
          </table:table-cell>
          <table:table-cell/>
          <table:table-cell table:formula="of:=([.D382]/[.E382]*100)-100" office:value-type="float" office:value="-2.46913580246914">
            <text:p>-2.4691358025</text:p>
          </table:table-cell>
          <table:table-cell table:formula="of:=IF(OR(AND([.B382]&gt;[.E382];[.C382]=0);AND([.B382]&lt;=[.E382];[.C382]=1));1;&quot;&quot;)" office:value-type="float" office:value="1">
            <text:p>1</text:p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161">
            <text:p>1161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office:value-type="float" office:value="1196">
            <text:p>1196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1.42140468227426">
            <text:p>-1.4214046823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522">
            <text:p>522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1.72413793103449">
            <text:p>-1.724137931</text:p>
          </table:table-cell>
          <table:table-cell table:formula="of:=IF(OR(AND([.B384]&gt;[.E384];[.C384]=0);AND([.B384]&lt;=[.E384];[.C384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130">
            <text:p>2130</text:p>
          </table:table-cell>
          <table:table-cell office:value-type="float" office:value="1">
            <text:p>1</text:p>
          </table:table-cell>
          <table:table-cell office:value-type="float" office:value="2161">
            <text:p>2161</text:p>
          </table:table-cell>
          <table:table-cell office:value-type="float" office:value="2216">
            <text:p>2216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 office:value-type="float" office:value="1">
            <text:p>1</text:p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 office:value-type="float" office:value="1">
            <text:p>1</text:p>
          </table:table-cell>
          <table:table-cell table:formula="of:=IF(OR(AND([.G385]=1;[.I385]=1);AND([.F385]=1;[.H385]=1));1;&quot;&quot;)" office:value-type="float" office:value="1">
            <text:p>1</text:p>
          </table:table-cell>
          <table:table-cell/>
          <table:table-cell table:formula="of:=([.D385]/[.E385]*100)-100" office:value-type="float" office:value="-2.48194945848375">
            <text:p>-2.4819494585</text:p>
          </table:table-cell>
          <table:table-cell table:formula="of:=IF(OR(AND([.B385]&gt;[.E385];[.C385]=0);AND([.B385]&lt;=[.E385];[.C385]=1));1;&quot;&quot;)" office:value-type="float" office:value="1">
            <text:p>1</text:p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845">
            <text:p>845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-2.36686390532545">
            <text:p>-2.3668639053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273">
            <text:p>273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 office:value-type="float" office:value="1">
            <text:p>1</text:p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 office:value-type="float" office:value="1">
            <text:p>1</text:p>
          </table:table-cell>
          <table:table-cell table:formula="of:=IF(OR(AND([.G387]=1;[.I387]=1);AND([.F387]=1;[.H387]=1));1;&quot;&quot;)" office:value-type="float" office:value="1">
            <text:p>1</text:p>
          </table:table-cell>
          <table:table-cell/>
          <table:table-cell table:formula="of:=([.D387]/[.E387]*100)-100" office:value-type="float" office:value="-3.66300366300366">
            <text:p>-3.663003663</text:p>
          </table:table-cell>
          <table:table-cell table:formula="of:=IF(OR(AND([.B387]&gt;[.E387];[.C387]=0);AND([.B387]&lt;=[.E387];[.C387]=1));1;&quot;&quot;)" office:value-type="float" office:value="1">
            <text:p>1</text:p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51">
            <text:p>651</text:p>
          </table:table-cell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office:value-type="float" office:value="688">
            <text:p>688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 office:value-type="float" office:value="1">
            <text:p>1</text:p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 office:value-type="float" office:value="1">
            <text:p>1</text:p>
          </table:table-cell>
          <table:table-cell table:formula="of:=IF(OR(AND([.G388]=1;[.I388]=1);AND([.F388]=1;[.H388]=1));1;&quot;&quot;)" office:value-type="float" office:value="1">
            <text:p>1</text:p>
          </table:table-cell>
          <table:table-cell/>
          <table:table-cell table:formula="of:=([.D388]/[.E388]*100)-100" office:value-type="float" office:value="-3.34302325581395">
            <text:p>-3.3430232558</text:p>
          </table:table-cell>
          <table:table-cell table:formula="of:=IF(OR(AND([.B388]&gt;[.E388];[.C388]=0);AND([.B388]&lt;=[.E388];[.C388]=1));1;&quot;&quot;)" office:value-type="float" office:value="1">
            <text:p>1</text:p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697">
            <text:p>1697</text:p>
          </table:table-cell>
          <table:table-cell office:value-type="float" office:value="1">
            <text:p>1</text:p>
          </table:table-cell>
          <table:table-cell office:value-type="float" office:value="1736">
            <text:p>1736</text:p>
          </table:table-cell>
          <table:table-cell office:value-type="float" office:value="1769">
            <text:p>1769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 office:value-type="float" office:value="1">
            <text:p>1</text:p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 office:value-type="float" office:value="1">
            <text:p>1</text:p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  <table:table-cell table:formula="of:=([.D389]/[.E389]*100)-100" office:value-type="float" office:value="-1.86546071226682">
            <text:p>-1.8654607123</text:p>
          </table:table-cell>
          <table:table-cell table:formula="of:=IF(OR(AND([.B389]&gt;[.E389];[.C389]=0);AND([.B389]&lt;=[.E389];[.C389]=1));1;&quot;&quot;)" office:value-type="float" office:value="1">
            <text:p>1</text:p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292">
            <text:p>1292</text:p>
          </table:table-cell>
          <table:table-cell office:value-type="float" office:value="1">
            <text:p>1</text:p>
          </table:table-cell>
          <table:table-cell office:value-type="float" office:value="1320">
            <text:p>1320</text:p>
          </table:table-cell>
          <table:table-cell office:value-type="float" office:value="1369">
            <text:p>1369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 office:value-type="float" office:value="1">
            <text:p>1</text:p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 office:value-type="float" office:value="1">
            <text:p>1</text:p>
          </table:table-cell>
          <table:table-cell table:formula="of:=IF(OR(AND([.G390]=1;[.I390]=1);AND([.F390]=1;[.H390]=1));1;&quot;&quot;)" office:value-type="float" office:value="1">
            <text:p>1</text:p>
          </table:table-cell>
          <table:table-cell/>
          <table:table-cell table:formula="of:=([.D390]/[.E390]*100)-100" office:value-type="float" office:value="-3.57925493060628">
            <text:p>-3.5792549306</text:p>
          </table:table-cell>
          <table:table-cell table:formula="of:=IF(OR(AND([.B390]&gt;[.E390];[.C390]=0);AND([.B390]&lt;=[.E390];[.C390]=1));1;&quot;&quot;)" office:value-type="float" office:value="1">
            <text:p>1</text:p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499">
            <text:p>499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 office:value-type="float" office:value="1">
            <text:p>1</text:p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 office:value-type="float" office:value="1">
            <text:p>1</text:p>
          </table:table-cell>
          <table:table-cell table:formula="of:=IF(OR(AND([.G391]=1;[.I391]=1);AND([.F391]=1;[.H391]=1));1;&quot;&quot;)" office:value-type="float" office:value="1">
            <text:p>1</text:p>
          </table:table-cell>
          <table:table-cell/>
          <table:table-cell table:formula="of:=([.D391]/[.E391]*100)-100" office:value-type="float" office:value="-1.93798449612403">
            <text:p>-1.9379844961</text:p>
          </table:table-cell>
          <table:table-cell table:formula="of:=IF(OR(AND([.B391]&gt;[.E391];[.C391]=0);AND([.B391]&lt;=[.E391];[.C391]=1));1;&quot;&quot;)" office:value-type="float" office:value="1">
            <text:p>1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0.450450450450447">
            <text:p>0.4504504505</text:p>
          </table:table-cell>
          <table:table-cell table:formula="of:=IF(OR(AND([.B392]&gt;[.E392];[.C392]=0);AND([.B392]&lt;=[.E392];[.C392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21">
            <text:p>1421</text:p>
          </table:table-cell>
          <table:table-cell office:value-type="float" office:value="1">
            <text:p>1</text:p>
          </table:table-cell>
          <table:table-cell office:value-type="float" office:value="1444">
            <text:p>1444</text:p>
          </table:table-cell>
          <table:table-cell office:value-type="float" office:value="1462">
            <text:p>1462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 office:value-type="float" office:value="1">
            <text:p>1</text:p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 office:value-type="float" office:value="1">
            <text:p>1</text:p>
          </table:table-cell>
          <table:table-cell table:formula="of:=IF(OR(AND([.G393]=1;[.I393]=1);AND([.F393]=1;[.H393]=1));1;&quot;&quot;)" office:value-type="float" office:value="1">
            <text:p>1</text:p>
          </table:table-cell>
          <table:table-cell/>
          <table:table-cell table:formula="of:=([.D393]/[.E393]*100)-100" office:value-type="float" office:value="-1.2311901504788">
            <text:p>-1.2311901505</text:p>
          </table:table-cell>
          <table:table-cell table:formula="of:=IF(OR(AND([.B393]&gt;[.E393];[.C393]=0);AND([.B393]&lt;=[.E393];[.C393]=1));1;&quot;&quot;)" office:value-type="float" office:value="1">
            <text:p>1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40">
            <text:p>4440</text:p>
          </table:table-cell>
          <table:table-cell office:value-type="float" office:value="1">
            <text:p>1</text:p>
          </table:table-cell>
          <table:table-cell office:value-type="float" office:value="4497">
            <text:p>4497</text:p>
          </table:table-cell>
          <table:table-cell office:value-type="float" office:value="4575">
            <text:p>4575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 office:value-type="float" office:value="1">
            <text:p>1</text:p>
          </table:table-cell>
          <table:table-cell table:formula="of:=IF(OR(AND([.G394]=1;[.I394]=1);AND([.F394]=1;[.H394]=1));1;&quot;&quot;)" office:value-type="float" office:value="1">
            <text:p>1</text:p>
          </table:table-cell>
          <table:table-cell/>
          <table:table-cell table:formula="of:=([.D394]/[.E394]*100)-100" office:value-type="float" office:value="-1.70491803278688">
            <text:p>-1.7049180328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306">
            <text:p>2306</text:p>
          </table:table-cell>
          <table:table-cell office:value-type="float" office:value="0">
            <text:p>0</text:p>
          </table:table-cell>
          <table:table-cell office:value-type="float" office:value="2344">
            <text:p>2344</text:p>
          </table:table-cell>
          <table:table-cell office:value-type="float" office:value="2324">
            <text:p>2324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0.860585197934597">
            <text:p>0.8605851979</text:p>
          </table:table-cell>
          <table:table-cell table:formula="of:=IF(OR(AND([.B395]&gt;[.E395];[.C395]=0);AND([.B395]&lt;=[.E395];[.C395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315">
            <text:p>3315</text:p>
          </table:table-cell>
          <table:table-cell office:value-type="float" office:value="0">
            <text:p>0</text:p>
          </table:table-cell>
          <table:table-cell office:value-type="float" office:value="3389">
            <text:p>3389</text:p>
          </table:table-cell>
          <table:table-cell office:value-type="float" office:value="3445">
            <text:p>3445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1.6255442670537">
            <text:p>-1.6255442671</text:p>
          </table:table-cell>
          <table:table-cell table:formula="of:=IF(OR(AND([.B396]&gt;[.E396];[.C396]=0);AND([.B396]&lt;=[.E396];[.C396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299">
            <text:p>1299</text:p>
          </table:table-cell>
          <table:table-cell office:value-type="float" office:value="0">
            <text:p>0</text:p>
          </table:table-cell>
          <table:table-cell office:value-type="float" office:value="1331">
            <text:p>1331</text:p>
          </table:table-cell>
          <table:table-cell office:value-type="float" office:value="1341">
            <text:p>1341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0.745712155108123">
            <text:p>-0.7457121551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971">
            <text:p>971</text:p>
          </table:table-cell>
          <table:table-cell office:value-type="float" office:value="957">
            <text:p>957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1.46290491118077">
            <text:p>1.4629049112</text:p>
          </table:table-cell>
          <table:table-cell table:formula="of:=IF(OR(AND([.B398]&gt;[.E398];[.C398]=0);AND([.B398]&lt;=[.E398];[.C398]=1));1;&quot;&quot;)">
            <text:p/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432">
            <text:p>432</text:p>
          </table:table-cell>
          <table:table-cell office:value-type="float" office:value="442">
            <text:p>442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 office:value-type="float" office:value="1">
            <text:p>1</text:p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 office:value-type="float" office:value="1">
            <text:p>1</text:p>
          </table:table-cell>
          <table:table-cell table:formula="of:=IF(OR(AND([.G399]=1;[.I399]=1);AND([.F399]=1;[.H399]=1));1;&quot;&quot;)" office:value-type="float" office:value="1">
            <text:p>1</text:p>
          </table:table-cell>
          <table:table-cell/>
          <table:table-cell table:formula="of:=([.D399]/[.E399]*100)-100" office:value-type="float" office:value="-2.26244343891403">
            <text:p>-2.2624434389</text:p>
          </table:table-cell>
          <table:table-cell table:formula="of:=IF(OR(AND([.B399]&gt;[.E399];[.C399]=0);AND([.B399]&lt;=[.E399];[.C399]=1));1;&quot;&quot;)" office:value-type="float" office:value="1">
            <text:p>1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72">
            <text:p>472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-2.7542372881356">
            <text:p>-2.7542372881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17">
            <text:p>617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634">
            <text:p>634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 office:value-type="float" office:value="1">
            <text:p>1</text:p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 office:value-type="float" office:value="1">
            <text:p>1</text:p>
          </table:table-cell>
          <table:table-cell table:formula="of:=IF(OR(AND([.G401]=1;[.I401]=1);AND([.F401]=1;[.H401]=1));1;&quot;&quot;)" office:value-type="float" office:value="1">
            <text:p>1</text:p>
          </table:table-cell>
          <table:table-cell/>
          <table:table-cell table:formula="of:=([.D401]/[.E401]*100)-100" office:value-type="float" office:value="-1.89274447949526">
            <text:p>-1.8927444795</text:p>
          </table:table-cell>
          <table:table-cell table:formula="of:=IF(OR(AND([.B401]&gt;[.E401];[.C401]=0);AND([.B401]&lt;=[.E401];[.C401]=1));1;&quot;&quot;)" office:value-type="float" office:value="1">
            <text:p>1</text:p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3214">
            <text:p>3214</text:p>
          </table:table-cell>
          <table:table-cell office:value-type="float" office:value="3230">
            <text:p>3230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 office:value-type="float" office:value="1">
            <text:p>1</text:p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 office:value-type="float" office:value="1">
            <text:p>1</text:p>
          </table:table-cell>
          <table:table-cell table:formula="of:=IF(OR(AND([.G402]=1;[.I402]=1);AND([.F402]=1;[.H402]=1));1;&quot;&quot;)" office:value-type="float" office:value="1">
            <text:p>1</text:p>
          </table:table-cell>
          <table:table-cell/>
          <table:table-cell table:formula="of:=([.D402]/[.E402]*100)-100" office:value-type="float" office:value="-0.495356037151709">
            <text:p>-0.4953560372</text:p>
          </table:table-cell>
          <table:table-cell table:formula="of:=IF(OR(AND([.B402]&gt;[.E402];[.C402]=0);AND([.B402]&lt;=[.E402];[.C402]=1));1;&quot;&quot;)" office:value-type="float" office:value="1">
            <text:p>1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338">
            <text:p>2338</text:p>
          </table:table-cell>
          <table:table-cell office:value-type="float" office:value="0">
            <text:p>0</text:p>
          </table:table-cell>
          <table:table-cell office:value-type="float" office:value="2413">
            <text:p>2413</text:p>
          </table:table-cell>
          <table:table-cell office:value-type="float" office:value="2356">
            <text:p>2356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2.41935483870968">
            <text:p>2.4193548387</text:p>
          </table:table-cell>
          <table:table-cell table:formula="of:=IF(OR(AND([.B403]&gt;[.E403];[.C403]=0);AND([.B403]&lt;=[.E403];[.C403]=1));1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580">
            <text:p>580</text:p>
          </table:table-cell>
          <table:table-cell office:value-type="float" office:value="609">
            <text:p>609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 office:value-type="float" office:value="1">
            <text:p>1</text:p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 office:value-type="float" office:value="1">
            <text:p>1</text:p>
          </table:table-cell>
          <table:table-cell table:formula="of:=IF(OR(AND([.G404]=1;[.I404]=1);AND([.F404]=1;[.H404]=1));1;&quot;&quot;)" office:value-type="float" office:value="1">
            <text:p>1</text:p>
          </table:table-cell>
          <table:table-cell/>
          <table:table-cell table:formula="of:=([.D404]/[.E404]*100)-100" office:value-type="float" office:value="-4.76190476190477">
            <text:p>-4.7619047619</text:p>
          </table:table-cell>
          <table:table-cell table:formula="of:=IF(OR(AND([.B404]&gt;[.E404];[.C404]=0);AND([.B404]&lt;=[.E404];[.C404]=1));1;&quot;&quot;)" office:value-type="float" office:value="1">
            <text:p>1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53">
            <text:p>2853</text:p>
          </table:table-cell>
          <table:table-cell office:value-type="float" office:value="1">
            <text:p>1</text:p>
          </table:table-cell>
          <table:table-cell office:value-type="float" office:value="2911">
            <text:p>2911</text:p>
          </table:table-cell>
          <table:table-cell office:value-type="float" office:value="2906">
            <text:p>2906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 office:value-type="float" office:value="1">
            <text:p>1</text:p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 office:value-type="float" office:value="1">
            <text:p>1</text:p>
          </table:table-cell>
          <table:table-cell table:formula="of:=IF(OR(AND([.G405]=1;[.I405]=1);AND([.F405]=1;[.H405]=1));1;&quot;&quot;)" office:value-type="float" office:value="1">
            <text:p>1</text:p>
          </table:table-cell>
          <table:table-cell/>
          <table:table-cell table:formula="of:=([.D405]/[.E405]*100)-100" office:value-type="float" office:value="0.172057811424637">
            <text:p>0.1720578114</text:p>
          </table:table-cell>
          <table:table-cell table:formula="of:=IF(OR(AND([.B405]&gt;[.E405];[.C405]=0);AND([.B405]&lt;=[.E405];[.C405]=1));1;&quot;&quot;)" office:value-type="float" office:value="1">
            <text:p>1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475">
            <text:p>1475</text:p>
          </table:table-cell>
          <table:table-cell office:value-type="float" office:value="0">
            <text:p>0</text:p>
          </table:table-cell>
          <table:table-cell office:value-type="float" office:value="1518">
            <text:p>1518</text:p>
          </table:table-cell>
          <table:table-cell office:value-type="float" office:value="1532">
            <text:p>1532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-0.913838120104444">
            <text:p>-0.9138381201</text:p>
          </table:table-cell>
          <table:table-cell table:formula="of:=IF(OR(AND([.B406]&gt;[.E406];[.C406]=0);AND([.B406]&lt;=[.E406];[.C406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524">
            <text:p>524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0.572519083969468">
            <text:p>-0.572519084</text:p>
          </table:table-cell>
          <table:table-cell table:formula="of:=IF(OR(AND([.B407]&gt;[.E407];[.C407]=0);AND([.B407]&lt;=[.E407];[.C407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769">
            <text:p>769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1.17035110533161">
            <text:p>-1.1703511053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674">
            <text:p>674</text:p>
          </table:table-cell>
          <table:table-cell office:value-type="float" office:value="0">
            <text:p>0</text:p>
          </table:table-cell>
          <table:table-cell table:number-columns-repeated="2" office:value-type="float" office:value="688">
            <text:p>688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0">
            <text:p>0</text:p>
          </table:table-cell>
          <table:table-cell table:formula="of:=IF(OR(AND([.B409]&gt;[.E409];[.C409]=0);AND([.B409]&lt;=[.E409];[.C409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717">
            <text:p>717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2.78940027894002">
            <text:p>-2.7894002789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683">
            <text:p>683</text:p>
          </table:table-cell>
          <table:table-cell office:value-type="float" office:value="0">
            <text:p>0</text:p>
          </table:table-cell>
          <table:table-cell office:value-type="float" office:value="695">
            <text:p>695</text:p>
          </table:table-cell>
          <table:table-cell office:value-type="float" office:value="708">
            <text:p>708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1.83615819209039">
            <text:p>-1.8361581921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993">
            <text:p>993</text:p>
          </table:table-cell>
          <table:table-cell office:value-type="float" office:value="0">
            <text:p>0</text:p>
          </table:table-cell>
          <table:table-cell office:value-type="float" office:value="1009">
            <text:p>1009</text:p>
          </table:table-cell>
          <table:table-cell office:value-type="float" office:value="1032">
            <text:p>1032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2.22868217054264">
            <text:p>-2.2286821705</text:p>
          </table:table-cell>
          <table:table-cell table:formula="of:=IF(OR(AND([.B412]&gt;[.E412];[.C412]=0);AND([.B412]&lt;=[.E412];[.C412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405">
            <text:p>3405</text:p>
          </table:table-cell>
          <table:table-cell office:value-type="float" office:value="0">
            <text:p>0</text:p>
          </table:table-cell>
          <table:table-cell office:value-type="float" office:value="3355">
            <text:p>3355</text:p>
          </table:table-cell>
          <table:table-cell office:value-type="float" office:value="3405">
            <text:p>3405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 office:value-type="float" office:value="1">
            <text:p>1</text:p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1.46842878120411">
            <text:p>-1.4684287812</text:p>
          </table:table-cell>
          <table:table-cell table:formula="of:=IF(OR(AND([.B413]&gt;[.E413];[.C413]=0);AND([.B413]&lt;=[.E413];[.C413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1915">
            <text:p>1915</text:p>
          </table:table-cell>
          <table:table-cell office:value-type="float" office:value="0">
            <text:p>0</text:p>
          </table:table-cell>
          <table:table-cell office:value-type="float" office:value="1959">
            <text:p>1959</text:p>
          </table:table-cell>
          <table:table-cell office:value-type="float" office:value="1958">
            <text:p>1958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0.0510725229826363">
            <text:p>0.051072523</text:p>
          </table:table-cell>
          <table:table-cell table:formula="of:=IF(OR(AND([.B414]&gt;[.E414];[.C414]=0);AND([.B414]&lt;=[.E414];[.C414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1821">
            <text:p>1821</text:p>
          </table:table-cell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 office:value-type="float" office:value="1893">
            <text:p>1893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-2.06022187004754">
            <text:p>-2.06022187</text:p>
          </table:table-cell>
          <table:table-cell table:formula="of:=IF(OR(AND([.B415]&gt;[.E415];[.C415]=0);AND([.B415]&lt;=[.E415];[.C415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240">
            <text:p>4240</text:p>
          </table:table-cell>
          <table:table-cell office:value-type="float" office:value="0">
            <text:p>0</text:p>
          </table:table-cell>
          <table:table-cell office:value-type="float" office:value="4310">
            <text:p>4310</text:p>
          </table:table-cell>
          <table:table-cell office:value-type="float" office:value="4442">
            <text:p>4442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-2.97163439891941">
            <text:p>-2.9716343989</text:p>
          </table:table-cell>
          <table:table-cell table:formula="of:=IF(OR(AND([.B416]&gt;[.E416];[.C416]=0);AND([.B416]&lt;=[.E416];[.C416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366">
            <text:p>1366</text:p>
          </table:table-cell>
          <table:table-cell office:value-type="float" office:value="0">
            <text:p>0</text:p>
          </table:table-cell>
          <table:table-cell office:value-type="float" office:value="1392">
            <text:p>1392</text:p>
          </table:table-cell>
          <table:table-cell office:value-type="float" office:value="1404">
            <text:p>1404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0.854700854700852">
            <text:p>-0.8547008547</text:p>
          </table:table-cell>
          <table:table-cell table:formula="of:=IF(OR(AND([.B417]&gt;[.E417];[.C417]=0);AND([.B417]&lt;=[.E417];[.C417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10">
            <text:p>3210</text:p>
          </table:table-cell>
          <table:table-cell office:value-type="float" office:value="1">
            <text:p>1</text:p>
          </table:table-cell>
          <table:table-cell office:value-type="float" office:value="3264">
            <text:p>3264</text:p>
          </table:table-cell>
          <table:table-cell office:value-type="float" office:value="3263">
            <text:p>3263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 office:value-type="float" office:value="1">
            <text:p>1</text:p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 office:value-type="float" office:value="1">
            <text:p>1</text:p>
          </table:table-cell>
          <table:table-cell table:formula="of:=IF(OR(AND([.G418]=1;[.I418]=1);AND([.F418]=1;[.H418]=1));1;&quot;&quot;)" office:value-type="float" office:value="1">
            <text:p>1</text:p>
          </table:table-cell>
          <table:table-cell/>
          <table:table-cell table:formula="of:=([.D418]/[.E418]*100)-100" office:value-type="float" office:value="0.0306466441924584">
            <text:p>0.0306466442</text:p>
          </table:table-cell>
          <table:table-cell table:formula="of:=IF(OR(AND([.B418]&gt;[.E418];[.C418]=0);AND([.B418]&lt;=[.E418];[.C418]=1));1;&quot;&quot;)" office:value-type="float" office:value="1">
            <text:p>1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2438">
            <text:p>2438</text:p>
          </table:table-cell>
          <table:table-cell office:value-type="float" office:value="2435">
            <text:p>2435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0.123203285420942">
            <text:p>0.1232032854</text:p>
          </table:table-cell>
          <table:table-cell table:formula="of:=IF(OR(AND([.B419]&gt;[.E419];[.C419]=0);AND([.B419]&lt;=[.E419];[.C419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771">
            <text:p>3771</text:p>
          </table:table-cell>
          <table:table-cell office:value-type="float" office:value="1">
            <text:p>1</text:p>
          </table:table-cell>
          <table:table-cell office:value-type="float" office:value="3860">
            <text:p>3860</text:p>
          </table:table-cell>
          <table:table-cell office:value-type="float" office:value="3791">
            <text:p>3791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 office:value-type="float" office:value="1">
            <text:p>1</text:p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 office:value-type="float" office:value="1">
            <text:p>1</text:p>
          </table:table-cell>
          <table:table-cell table:formula="of:=IF(OR(AND([.G420]=1;[.I420]=1);AND([.F420]=1;[.H420]=1));1;&quot;&quot;)" office:value-type="float" office:value="1">
            <text:p>1</text:p>
          </table:table-cell>
          <table:table-cell/>
          <table:table-cell table:formula="of:=([.D420]/[.E420]*100)-100" office:value-type="float" office:value="1.82010023740438">
            <text:p>1.8201002374</text:p>
          </table:table-cell>
          <table:table-cell table:formula="of:=IF(OR(AND([.B420]&gt;[.E420];[.C420]=0);AND([.B420]&lt;=[.E420];[.C420]=1));1;&quot;&quot;)" office:value-type="float" office:value="1">
            <text:p>1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2" office:value-type="float" office:value="202">
            <text:p>202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 office:value-type="float" office:value="1">
            <text:p>1</text:p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 office:value-type="float" office:value="1">
            <text:p>1</text:p>
          </table:table-cell>
          <table:table-cell table:formula="of:=IF(OR(AND([.G421]=1;[.I421]=1);AND([.F421]=1;[.H421]=1));1;&quot;&quot;)" office:value-type="float" office:value="1">
            <text:p>1</text:p>
          </table:table-cell>
          <table:table-cell/>
          <table:table-cell table:formula="of:=([.D421]/[.E421]*100)-100" office:value-type="float" office:value="0">
            <text:p>0</text:p>
          </table:table-cell>
          <table:table-cell table:formula="of:=IF(OR(AND([.B421]&gt;[.E421];[.C421]=0);AND([.B421]&lt;=[.E421];[.C421]=1));1;&quot;&quot;)" office:value-type="float" office:value="1">
            <text:p>1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556">
            <text:p>556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0.539568345323744">
            <text:p>0.5395683453</text:p>
          </table:table-cell>
          <table:table-cell table:formula="of:=IF(OR(AND([.B422]&gt;[.E422];[.C422]=0);AND([.B422]&lt;=[.E422];[.C422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2980">
            <text:p>2980</text:p>
          </table:table-cell>
          <table:table-cell office:value-type="float" office:value="1">
            <text:p>1</text:p>
          </table:table-cell>
          <table:table-cell office:value-type="float" office:value="3057">
            <text:p>3057</text:p>
          </table:table-cell>
          <table:table-cell office:value-type="float" office:value="3050">
            <text:p>3050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 office:value-type="float" office:value="1">
            <text:p>1</text:p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 office:value-type="float" office:value="1">
            <text:p>1</text:p>
          </table:table-cell>
          <table:table-cell table:formula="of:=IF(OR(AND([.G423]=1;[.I423]=1);AND([.F423]=1;[.H423]=1));1;&quot;&quot;)" office:value-type="float" office:value="1">
            <text:p>1</text:p>
          </table:table-cell>
          <table:table-cell/>
          <table:table-cell table:formula="of:=([.D423]/[.E423]*100)-100" office:value-type="float" office:value="0.229508196721312">
            <text:p>0.2295081967</text:p>
          </table:table-cell>
          <table:table-cell table:formula="of:=IF(OR(AND([.B423]&gt;[.E423];[.C423]=0);AND([.B423]&lt;=[.E423];[.C423]=1));1;&quot;&quot;)" office:value-type="float" office:value="1">
            <text:p>1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320">
            <text:p>11320</text:p>
          </table:table-cell>
          <table:table-cell office:value-type="float" office:value="0">
            <text:p>0</text:p>
          </table:table-cell>
          <table:table-cell office:value-type="float" office:value="11522">
            <text:p>11522</text:p>
          </table:table-cell>
          <table:table-cell office:value-type="float" office:value="11660">
            <text:p>11660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1.1835334476844">
            <text:p>-1.1835334477</text:p>
          </table:table-cell>
          <table:table-cell table:formula="of:=IF(OR(AND([.B424]&gt;[.E424];[.C424]=0);AND([.B424]&lt;=[.E424];[.C424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84">
            <text:p>584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0.684931506849324">
            <text:p>-0.6849315068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826">
            <text:p>1826</text:p>
          </table:table-cell>
          <table:table-cell office:value-type="float" office:value="1">
            <text:p>1</text:p>
          </table:table-cell>
          <table:table-cell office:value-type="float" office:value="1857">
            <text:p>1857</text:p>
          </table:table-cell>
          <table:table-cell office:value-type="float" office:value="1831">
            <text:p>1831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 office:value-type="float" office:value="1">
            <text:p>1</text:p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 office:value-type="float" office:value="1">
            <text:p>1</text:p>
          </table:table-cell>
          <table:table-cell table:formula="of:=IF(OR(AND([.G426]=1;[.I426]=1);AND([.F426]=1;[.H426]=1));1;&quot;&quot;)" office:value-type="float" office:value="1">
            <text:p>1</text:p>
          </table:table-cell>
          <table:table-cell/>
          <table:table-cell table:formula="of:=([.D426]/[.E426]*100)-100" office:value-type="float" office:value="1.41998907700709">
            <text:p>1.419989077</text:p>
          </table:table-cell>
          <table:table-cell table:formula="of:=IF(OR(AND([.B426]&gt;[.E426];[.C426]=0);AND([.B426]&lt;=[.E426];[.C426]=1));1;&quot;&quot;)" office:value-type="float" office:value="1">
            <text:p>1</text:p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077">
            <text:p>1077</text:p>
          </table:table-cell>
          <table:table-cell office:value-type="float" office:value="0">
            <text:p>0</text:p>
          </table:table-cell>
          <table:table-cell office:value-type="float" office:value="1093">
            <text:p>1093</text:p>
          </table:table-cell>
          <table:table-cell office:value-type="float" office:value="1097">
            <text:p>1097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0.364630811303556">
            <text:p>-0.3646308113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13">
            <text:p>513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 office:value-type="float" office:value="1">
            <text:p>1</text:p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 office:value-type="float" office:value="1">
            <text:p>1</text:p>
          </table:table-cell>
          <table:table-cell table:formula="of:=IF(OR(AND([.G428]=1;[.I428]=1);AND([.F428]=1;[.H428]=1));1;&quot;&quot;)" office:value-type="float" office:value="1">
            <text:p>1</text:p>
          </table:table-cell>
          <table:table-cell/>
          <table:table-cell table:formula="of:=([.D428]/[.E428]*100)-100" office:value-type="float" office:value="1.16959064327486">
            <text:p>1.1695906433</text:p>
          </table:table-cell>
          <table:table-cell table:formula="of:=IF(OR(AND([.B428]&gt;[.E428];[.C428]=0);AND([.B428]&lt;=[.E428];[.C428]=1));1;&quot;&quot;)" office:value-type="float" office:value="1">
            <text:p>1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45">
            <text:p>645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653">
            <text:p>653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 office:value-type="float" office:value="1">
            <text:p>1</text:p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 office:value-type="float" office:value="1">
            <text:p>1</text:p>
          </table:table-cell>
          <table:table-cell table:formula="of:=IF(OR(AND([.G429]=1;[.I429]=1);AND([.F429]=1;[.H429]=1));1;&quot;&quot;)" office:value-type="float" office:value="1">
            <text:p>1</text:p>
          </table:table-cell>
          <table:table-cell/>
          <table:table-cell table:formula="of:=([.D429]/[.E429]*100)-100" office:value-type="float" office:value="0.459418070444102">
            <text:p>0.4594180704</text:p>
          </table:table-cell>
          <table:table-cell table:formula="of:=IF(OR(AND([.B429]&gt;[.E429];[.C429]=0);AND([.B429]&lt;=[.E429];[.C429]=1));1;&quot;&quot;)" office:value-type="float" office:value="1">
            <text:p>1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875">
            <text:p>87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 office:value-type="float" office:value="1">
            <text:p>1</text:p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 office:value-type="float" office:value="1">
            <text:p>1</text:p>
          </table:table-cell>
          <table:table-cell table:formula="of:=IF(OR(AND([.G430]=1;[.I430]=1);AND([.F430]=1;[.H430]=1));1;&quot;&quot;)" office:value-type="float" office:value="1">
            <text:p>1</text:p>
          </table:table-cell>
          <table:table-cell/>
          <table:table-cell table:formula="of:=([.D430]/[.E430]*100)-100" office:value-type="float" office:value="0.342857142857127">
            <text:p>0.3428571429</text:p>
          </table:table-cell>
          <table:table-cell table:formula="of:=IF(OR(AND([.B430]&gt;[.E430];[.C430]=0);AND([.B430]&lt;=[.E430];[.C430]=1));1;&quot;&quot;)" office:value-type="float" office:value="1">
            <text:p>1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71">
            <text:p>1071</text:p>
          </table:table-cell>
          <table:table-cell office:value-type="float" office:value="1">
            <text:p>1</text:p>
          </table:table-cell>
          <table:table-cell office:value-type="float" office:value="1093">
            <text:p>1093</text:p>
          </table:table-cell>
          <table:table-cell office:value-type="float" office:value="1074">
            <text:p>1074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 office:value-type="float" office:value="1">
            <text:p>1</text:p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 office:value-type="float" office:value="1">
            <text:p>1</text:p>
          </table:table-cell>
          <table:table-cell table:formula="of:=IF(OR(AND([.G431]=1;[.I431]=1);AND([.F431]=1;[.H431]=1));1;&quot;&quot;)" office:value-type="float" office:value="1">
            <text:p>1</text:p>
          </table:table-cell>
          <table:table-cell/>
          <table:table-cell table:formula="of:=([.D431]/[.E431]*100)-100" office:value-type="float" office:value="1.76908752327746">
            <text:p>1.7690875233</text:p>
          </table:table-cell>
          <table:table-cell table:formula="of:=IF(OR(AND([.B431]&gt;[.E431];[.C431]=0);AND([.B431]&lt;=[.E431];[.C431]=1));1;&quot;&quot;)" office:value-type="float" office:value="1">
            <text:p>1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table:number-columns-repeated="2" office:value-type="float" office:value="848">
            <text:p>848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 office:value-type="float" office:value="1">
            <text:p>1</text:p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 office:value-type="float" office:value="1">
            <text:p>1</text:p>
          </table:table-cell>
          <table:table-cell table:formula="of:=IF(OR(AND([.G432]=1;[.I432]=1);AND([.F432]=1;[.H432]=1));1;&quot;&quot;)" office:value-type="float" office:value="1">
            <text:p>1</text:p>
          </table:table-cell>
          <table:table-cell/>
          <table:table-cell table:formula="of:=([.D432]/[.E432]*100)-100" office:value-type="float" office:value="0">
            <text:p>0</text:p>
          </table:table-cell>
          <table:table-cell table:formula="of:=IF(OR(AND([.B432]&gt;[.E432];[.C432]=0);AND([.B432]&lt;=[.E432];[.C432]=1));1;&quot;&quot;)" office:value-type="float" office:value="1">
            <text:p>1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78">
            <text:p>1278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float" office:value="1309">
            <text:p>1309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 office:value-type="float" office:value="1">
            <text:p>1</text:p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 office:value-type="float" office:value="1">
            <text:p>1</text:p>
          </table:table-cell>
          <table:table-cell table:formula="of:=IF(OR(AND([.G433]=1;[.I433]=1);AND([.F433]=1;[.H433]=1));1;&quot;&quot;)" office:value-type="float" office:value="1">
            <text:p>1</text:p>
          </table:table-cell>
          <table:table-cell/>
          <table:table-cell table:formula="of:=([.D433]/[.E433]*100)-100" office:value-type="float" office:value="-0.763941940412522">
            <text:p>-0.7639419404</text:p>
          </table:table-cell>
          <table:table-cell table:formula="of:=IF(OR(AND([.B433]&gt;[.E433];[.C433]=0);AND([.B433]&lt;=[.E433];[.C433]=1));1;&quot;&quot;)" office:value-type="float" office:value="1">
            <text:p>1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9996">
            <text:p>9996</text:p>
          </table:table-cell>
          <table:table-cell office:value-type="float" office:value="0">
            <text:p>0</text:p>
          </table:table-cell>
          <table:table-cell office:value-type="float" office:value="10167">
            <text:p>10167</text:p>
          </table:table-cell>
          <table:table-cell office:value-type="float" office:value="10055">
            <text:p>10055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1.11387369467926">
            <text:p>1.1138736947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313">
            <text:p>7313</text:p>
          </table:table-cell>
          <table:table-cell office:value-type="float" office:value="0">
            <text:p>0</text:p>
          </table:table-cell>
          <table:table-cell office:value-type="float" office:value="7401">
            <text:p>7401</text:p>
          </table:table-cell>
          <table:table-cell office:value-type="float" office:value="7481">
            <text:p>7481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1.06937575190483">
            <text:p>-1.0693757519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8995">
            <text:p>18995</text:p>
          </table:table-cell>
          <table:table-cell office:value-type="float" office:value="1">
            <text:p>1</text:p>
          </table:table-cell>
          <table:table-cell office:value-type="float" office:value="19284">
            <text:p>19284</text:p>
          </table:table-cell>
          <table:table-cell office:value-type="float" office:value="19225">
            <text:p>19225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 office:value-type="float" office:value="1">
            <text:p>1</text:p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 office:value-type="float" office:value="1">
            <text:p>1</text:p>
          </table:table-cell>
          <table:table-cell table:formula="of:=IF(OR(AND([.G436]=1;[.I436]=1);AND([.F436]=1;[.H436]=1));1;&quot;&quot;)" office:value-type="float" office:value="1">
            <text:p>1</text:p>
          </table:table-cell>
          <table:table-cell/>
          <table:table-cell table:formula="of:=([.D436]/[.E436]*100)-100" office:value-type="float" office:value="0.306892067620296">
            <text:p>0.3068920676</text:p>
          </table:table-cell>
          <table:table-cell table:formula="of:=IF(OR(AND([.B436]&gt;[.E436];[.C436]=0);AND([.B436]&lt;=[.E436];[.C436]=1));1;&quot;&quot;)" office:value-type="float" office:value="1">
            <text:p>1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table:number-columns-repeated="2" office:value-type="float" office:value="585">
            <text:p>585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 office:value-type="float" office:value="1">
            <text:p>1</text:p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 office:value-type="float" office:value="1">
            <text:p>1</text:p>
          </table:table-cell>
          <table:table-cell table:formula="of:=IF(OR(AND([.G437]=1;[.I437]=1);AND([.F437]=1;[.H437]=1));1;&quot;&quot;)" office:value-type="float" office:value="1">
            <text:p>1</text:p>
          </table:table-cell>
          <table:table-cell/>
          <table:table-cell table:formula="of:=([.D437]/[.E437]*100)-100" office:value-type="float" office:value="0">
            <text:p>0</text:p>
          </table:table-cell>
          <table:table-cell table:formula="of:=IF(OR(AND([.B437]&gt;[.E437];[.C437]=0);AND([.B437]&lt;=[.E437];[.C437]=1));1;&quot;&quot;)" office:value-type="float" office:value="1">
            <text:p>1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429">
            <text:p>429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 office:value-type="float" office:value="1">
            <text:p>1</text:p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 office:value-type="float" office:value="1">
            <text:p>1</text:p>
          </table:table-cell>
          <table:table-cell table:formula="of:=IF(OR(AND([.G438]=1;[.I438]=1);AND([.F438]=1;[.H438]=1));1;&quot;&quot;)" office:value-type="float" office:value="1">
            <text:p>1</text:p>
          </table:table-cell>
          <table:table-cell/>
          <table:table-cell table:formula="of:=([.D438]/[.E438]*100)-100" office:value-type="float" office:value="1.3986013986014">
            <text:p>1.3986013986</text:p>
          </table:table-cell>
          <table:table-cell table:formula="of:=IF(OR(AND([.B438]&gt;[.E438];[.C438]=0);AND([.B438]&lt;=[.E438];[.C438]=1));1;&quot;&quot;)" office:value-type="float" office:value="1">
            <text:p>1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23">
            <text:p>723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office:value-type="float" office:value="730">
            <text:p>730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 office:value-type="float" office:value="1">
            <text:p>1</text:p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 office:value-type="float" office:value="1">
            <text:p>1</text:p>
          </table:table-cell>
          <table:table-cell table:formula="of:=IF(OR(AND([.G439]=1;[.I439]=1);AND([.F439]=1;[.H439]=1));1;&quot;&quot;)" office:value-type="float" office:value="1">
            <text:p>1</text:p>
          </table:table-cell>
          <table:table-cell/>
          <table:table-cell table:formula="of:=([.D439]/[.E439]*100)-100" office:value-type="float" office:value="1.0958904109589">
            <text:p>1.095890411</text:p>
          </table:table-cell>
          <table:table-cell table:formula="of:=IF(OR(AND([.B439]&gt;[.E439];[.C439]=0);AND([.B439]&lt;=[.E439];[.C439]=1));1;&quot;&quot;)" office:value-type="float" office:value="1">
            <text:p>1</text:p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1">
            <text:p>781</text:p>
          </table:table-cell>
          <table:table-cell office:value-type="float" office:value="1">
            <text:p>1</text:p>
          </table:table-cell>
          <table:table-cell office:value-type="float" office:value="792">
            <text:p>792</text:p>
          </table:table-cell>
          <table:table-cell office:value-type="float" office:value="796">
            <text:p>796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 office:value-type="float" office:value="1">
            <text:p>1</text:p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 office:value-type="float" office:value="1">
            <text:p>1</text:p>
          </table:table-cell>
          <table:table-cell table:formula="of:=IF(OR(AND([.G440]=1;[.I440]=1);AND([.F440]=1;[.H440]=1));1;&quot;&quot;)" office:value-type="float" office:value="1">
            <text:p>1</text:p>
          </table:table-cell>
          <table:table-cell/>
          <table:table-cell table:formula="of:=([.D440]/[.E440]*100)-100" office:value-type="float" office:value="-0.502512562814076">
            <text:p>-0.5025125628</text:p>
          </table:table-cell>
          <table:table-cell table:formula="of:=IF(OR(AND([.B440]&gt;[.E440];[.C440]=0);AND([.B440]&lt;=[.E440];[.C440]=1));1;&quot;&quot;)" office:value-type="float" office:value="1">
            <text:p>1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69">
            <text:p>469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 office:value-type="float" office:value="1">
            <text:p>1</text:p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 office:value-type="float" office:value="1">
            <text:p>1</text:p>
          </table:table-cell>
          <table:table-cell table:formula="of:=IF(OR(AND([.G441]=1;[.I441]=1);AND([.F441]=1;[.H441]=1));1;&quot;&quot;)" office:value-type="float" office:value="1">
            <text:p>1</text:p>
          </table:table-cell>
          <table:table-cell/>
          <table:table-cell table:formula="of:=([.D441]/[.E441]*100)-100" office:value-type="float" office:value="1.27931769722815">
            <text:p>1.2793176972</text:p>
          </table:table-cell>
          <table:table-cell table:formula="of:=IF(OR(AND([.B441]&gt;[.E441];[.C441]=0);AND([.B441]&lt;=[.E441];[.C441]=1));1;&quot;&quot;)" office:value-type="float" office:value="1">
            <text:p>1</text:p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569">
            <text:p>569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 office:value-type="float" office:value="1">
            <text:p>1</text:p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 office:value-type="float" office:value="1">
            <text:p>1</text:p>
          </table:table-cell>
          <table:table-cell table:formula="of:=IF(OR(AND([.G442]=1;[.I442]=1);AND([.F442]=1;[.H442]=1));1;&quot;&quot;)" office:value-type="float" office:value="1">
            <text:p>1</text:p>
          </table:table-cell>
          <table:table-cell/>
          <table:table-cell table:formula="of:=([.D442]/[.E442]*100)-100" office:value-type="float" office:value="0.878734622144123">
            <text:p>0.8787346221</text:p>
          </table:table-cell>
          <table:table-cell table:formula="of:=IF(OR(AND([.B442]&gt;[.E442];[.C442]=0);AND([.B442]&lt;=[.E442];[.C442]=1));1;&quot;&quot;)" office:value-type="float" office:value="1">
            <text:p>1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24">
            <text:p>2224</text:p>
          </table:table-cell>
          <table:table-cell office:value-type="float" office:value="0">
            <text:p>0</text:p>
          </table:table-cell>
          <table:table-cell office:value-type="float" office:value="2285">
            <text:p>2285</text:p>
          </table:table-cell>
          <table:table-cell office:value-type="float" office:value="2284">
            <text:p>2284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0.0437828371278499">
            <text:p>0.0437828371</text:p>
          </table:table-cell>
          <table:table-cell table:formula="of:=IF(OR(AND([.B443]&gt;[.E443];[.C443]=0);AND([.B443]&lt;=[.E443];[.C443]=1));1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44">
            <text:p>544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office:value-type="float" office:value="577">
            <text:p>577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 office:value-type="float" office:value="1">
            <text:p>1</text:p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 office:value-type="float" office:value="1">
            <text:p>1</text:p>
          </table:table-cell>
          <table:table-cell table:formula="of:=IF(OR(AND([.G444]=1;[.I444]=1);AND([.F444]=1;[.H444]=1));1;&quot;&quot;)" office:value-type="float" office:value="1">
            <text:p>1</text:p>
          </table:table-cell>
          <table:table-cell/>
          <table:table-cell table:formula="of:=([.D444]/[.E444]*100)-100" office:value-type="float" office:value="-4.15944540727902">
            <text:p>-4.1594454073</text:p>
          </table:table-cell>
          <table:table-cell table:formula="of:=IF(OR(AND([.B444]&gt;[.E444];[.C444]=0);AND([.B444]&lt;=[.E444];[.C444]=1));1;&quot;&quot;)" office:value-type="float" office:value="1">
            <text:p>1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840">
            <text:p>840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3.21428571428571">
            <text:p>-3.2142857143</text:p>
          </table:table-cell>
          <table:table-cell table:formula="of:=IF(OR(AND([.B445]&gt;[.E445];[.C445]=0);AND([.B445]&lt;=[.E445];[.C445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217">
            <text:p>1217</text:p>
          </table:table-cell>
          <table:table-cell office:value-type="float" office:value="1">
            <text:p>1</text:p>
          </table:table-cell>
          <table:table-cell office:value-type="float" office:value="1259">
            <text:p>1259</text:p>
          </table:table-cell>
          <table:table-cell office:value-type="float" office:value="1243">
            <text:p>1243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 office:value-type="float" office:value="1">
            <text:p>1</text:p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 office:value-type="float" office:value="1">
            <text:p>1</text:p>
          </table:table-cell>
          <table:table-cell table:formula="of:=IF(OR(AND([.G446]=1;[.I446]=1);AND([.F446]=1;[.H446]=1));1;&quot;&quot;)" office:value-type="float" office:value="1">
            <text:p>1</text:p>
          </table:table-cell>
          <table:table-cell/>
          <table:table-cell table:formula="of:=([.D446]/[.E446]*100)-100" office:value-type="float" office:value="1.28720836685439">
            <text:p>1.2872083669</text:p>
          </table:table-cell>
          <table:table-cell table:formula="of:=IF(OR(AND([.B446]&gt;[.E446];[.C446]=0);AND([.B446]&lt;=[.E446];[.C446]=1));1;&quot;&quot;)" office:value-type="float" office:value="1">
            <text:p>1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46">
            <text:p>1946</text:p>
          </table:table-cell>
          <table:table-cell office:value-type="float" office:value="1">
            <text:p>1</text:p>
          </table:table-cell>
          <table:table-cell office:value-type="float" office:value="1963">
            <text:p>1963</text:p>
          </table:table-cell>
          <table:table-cell office:value-type="float" office:value="1965">
            <text:p>1965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 office:value-type="float" office:value="1">
            <text:p>1</text:p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 office:value-type="float" office:value="1">
            <text:p>1</text:p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  <table:table-cell table:formula="of:=([.D447]/[.E447]*100)-100" office:value-type="float" office:value="-0.101781170483463">
            <text:p>-0.1017811705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33">
            <text:p>333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334">
            <text:p>334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 office:value-type="float" office:value="1">
            <text:p>1</text:p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 office:value-type="float" office:value="1">
            <text:p>1</text:p>
          </table:table-cell>
          <table:table-cell table:formula="of:=IF(OR(AND([.G448]=1;[.I448]=1);AND([.F448]=1;[.H448]=1));1;&quot;&quot;)" office:value-type="float" office:value="1">
            <text:p>1</text:p>
          </table:table-cell>
          <table:table-cell/>
          <table:table-cell table:formula="of:=([.D448]/[.E448]*100)-100" office:value-type="float" office:value="1.79640718562875">
            <text:p>1.7964071856</text:p>
          </table:table-cell>
          <table:table-cell table:formula="of:=IF(OR(AND([.B448]&gt;[.E448];[.C448]=0);AND([.B448]&lt;=[.E448];[.C448]=1));1;&quot;&quot;)" office:value-type="float" office:value="1">
            <text:p>1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377">
            <text:p>1377</text:p>
          </table:table-cell>
          <table:table-cell office:value-type="float" office:value="1">
            <text:p>1</text:p>
          </table:table-cell>
          <table:table-cell office:value-type="float" office:value="1412">
            <text:p>1412</text:p>
          </table:table-cell>
          <table:table-cell office:value-type="float" office:value="1382">
            <text:p>1382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 office:value-type="float" office:value="1">
            <text:p>1</text:p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 office:value-type="float" office:value="1">
            <text:p>1</text:p>
          </table:table-cell>
          <table:table-cell table:formula="of:=IF(OR(AND([.G449]=1;[.I449]=1);AND([.F449]=1;[.H449]=1));1;&quot;&quot;)" office:value-type="float" office:value="1">
            <text:p>1</text:p>
          </table:table-cell>
          <table:table-cell/>
          <table:table-cell table:formula="of:=([.D449]/[.E449]*100)-100" office:value-type="float" office:value="2.17076700434153">
            <text:p>2.1707670043</text:p>
          </table:table-cell>
          <table:table-cell table:formula="of:=IF(OR(AND([.B449]&gt;[.E449];[.C449]=0);AND([.B449]&lt;=[.E449];[.C449]=1));1;&quot;&quot;)" office:value-type="float" office:value="1">
            <text:p>1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973">
            <text:p>973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976">
            <text:p>976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 office:value-type="float" office:value="1">
            <text:p>1</text:p>
          </table:table-cell>
          <table:table-cell table:formula="of:=IF(OR(AND([.G450]=1;[.I450]=1);AND([.F450]=1;[.H450]=1));1;&quot;&quot;)" office:value-type="float" office:value="1">
            <text:p>1</text:p>
          </table:table-cell>
          <table:table-cell/>
          <table:table-cell table:formula="of:=([.D450]/[.E450]*100)-100" office:value-type="float" office:value="1.12704918032787">
            <text:p>1.1270491803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260">
            <text:p>4260</text:p>
          </table:table-cell>
          <table:table-cell office:value-type="float" office:value="0">
            <text:p>0</text:p>
          </table:table-cell>
          <table:table-cell office:value-type="float" office:value="4217">
            <text:p>4217</text:p>
          </table:table-cell>
          <table:table-cell office:value-type="float" office:value="4260">
            <text:p>426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 office:value-type="float" office:value="1">
            <text:p>1</text:p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-1.0093896713615">
            <text:p>-1.0093896714</text:p>
          </table:table-cell>
          <table:table-cell table:formula="of:=IF(OR(AND([.B451]&gt;[.E451];[.C451]=0);AND([.B451]&lt;=[.E451];[.C451]=1));1;&quot;&quot;)">
            <text:p/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38">
            <text:p>1938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926">
            <text:p>1926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 office:value-type="float" office:value="1">
            <text:p>1</text:p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4.51713395638629">
            <text:p>4.5171339564</text:p>
          </table:table-cell>
          <table:table-cell table:formula="of:=IF(OR(AND([.B452]&gt;[.E452];[.C452]=0);AND([.B452]&lt;=[.E452];[.C452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172">
            <text:p>1172</text:p>
          </table:table-cell>
          <table:table-cell office:value-type="float" office:value="0">
            <text:p>0</text:p>
          </table:table-cell>
          <table:table-cell office:value-type="float" office:value="1168">
            <text:p>1168</text:p>
          </table:table-cell>
          <table:table-cell office:value-type="float" office:value="1150">
            <text:p>1150</text:p>
          </table:table-cell>
          <table:table-cell table:formula="of:=IF(AND([.B453]&gt;[.E453];[.H453]=1);1;&quot;&quot;)" office:value-type="float" office:value="1">
            <text:p>1</text:p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 office:value-type="float" office:value="1">
            <text:p>1</text:p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  <table:table-cell table:formula="of:=([.D453]/[.E453]*100)-100" office:value-type="float" office:value="1.56521739130436">
            <text:p>1.5652173913</text:p>
          </table:table-cell>
          <table:table-cell table:formula="of:=IF(OR(AND([.B453]&gt;[.E453];[.C453]=0);AND([.B453]&lt;=[.E453];[.C453]=1));1;&quot;&quot;)" office:value-type="float" office:value="1">
            <text:p>1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1">
            <text:p>8821</text:p>
          </table:table-cell>
          <table:table-cell office:value-type="float" office:value="9075">
            <text:p>907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79889807162534">
            <text:p>-2.7988980716</text:p>
          </table:table-cell>
          <table:table-cell table:formula="of:=IF(OR(AND([.B454]&gt;[.E454];[.C454]=0);AND([.B454]&lt;=[.E454];[.C454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8104">
            <text:p>8104</text:p>
          </table:table-cell>
          <table:table-cell office:value-type="float" office:value="8350">
            <text:p>8350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-2.94610778443113">
            <text:p>-2.9461077844</text:p>
          </table:table-cell>
          <table:table-cell table:formula="of:=IF(OR(AND([.B455]&gt;[.E455];[.C455]=0);AND([.B455]&lt;=[.E455];[.C455]=1));1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1961">
            <text:p>1961</text:p>
          </table:table-cell>
          <table:table-cell office:value-type="float" office:value="0">
            <text:p>0</text:p>
          </table:table-cell>
          <table:table-cell office:value-type="float" office:value="2018">
            <text:p>2018</text:p>
          </table:table-cell>
          <table:table-cell office:value-type="float" office:value="1993">
            <text:p>1993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1.25439036628198">
            <text:p>1.2543903663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467">
            <text:p>1467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  <table:table-cell office:value-type="float" office:value="1544">
            <text:p>1544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 office:value-type="float" office:value="1">
            <text:p>1</text:p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 office:value-type="float" office:value="1">
            <text:p>1</text:p>
          </table:table-cell>
          <table:table-cell table:formula="of:=IF(OR(AND([.G457]=1;[.I457]=1);AND([.F457]=1;[.H457]=1));1;&quot;&quot;)" office:value-type="float" office:value="1">
            <text:p>1</text:p>
          </table:table-cell>
          <table:table-cell/>
          <table:table-cell table:formula="of:=([.D457]/[.E457]*100)-100" office:value-type="float" office:value="-2.84974093264249">
            <text:p>-2.8497409326</text:p>
          </table:table-cell>
          <table:table-cell table:formula="of:=IF(OR(AND([.B457]&gt;[.E457];[.C457]=0);AND([.B457]&lt;=[.E457];[.C457]=1));1;&quot;&quot;)" office:value-type="float" office:value="1">
            <text:p>1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541">
            <text:p>1541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office:value-type="float" office:value="1587">
            <text:p>1587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 office:value-type="float" office:value="1">
            <text:p>1</text:p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 office:value-type="float" office:value="1">
            <text:p>1</text:p>
          </table:table-cell>
          <table:table-cell table:formula="of:=IF(OR(AND([.G458]=1;[.I458]=1);AND([.F458]=1;[.H458]=1));1;&quot;&quot;)" office:value-type="float" office:value="1">
            <text:p>1</text:p>
          </table:table-cell>
          <table:table-cell/>
          <table:table-cell table:formula="of:=([.D458]/[.E458]*100)-100" office:value-type="float" office:value="-1.26023944549465">
            <text:p>-1.2602394455</text:p>
          </table:table-cell>
          <table:table-cell table:formula="of:=IF(OR(AND([.B458]&gt;[.E458];[.C458]=0);AND([.B458]&lt;=[.E458];[.C458]=1));1;&quot;&quot;)" office:value-type="float" office:value="1">
            <text:p>1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office:value-type="float" office:value="806">
            <text:p>806</text:p>
          </table:table-cell>
          <table:table-cell office:value-type="float" office:value="797">
            <text:p>797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1.12923462986198">
            <text:p>1.1292346299</text:p>
          </table:table-cell>
          <table:table-cell table:formula="of:=IF(OR(AND([.B459]&gt;[.E459];[.C459]=0);AND([.B459]&lt;=[.E459];[.C459]=1));1;&quot;&quot;)">
            <text:p/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288">
            <text:p>1288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327">
            <text:p>1327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0.376789751318768">
            <text:p>-0.3767897513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555">
            <text:p>3555</text:p>
          </table:table-cell>
          <table:table-cell office:value-type="float" office:value="0">
            <text:p>0</text:p>
          </table:table-cell>
          <table:table-cell office:value-type="float" office:value="3614">
            <text:p>3614</text:p>
          </table:table-cell>
          <table:table-cell office:value-type="float" office:value="3645">
            <text:p>3645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-0.850480109739365">
            <text:p>-0.8504801097</text:p>
          </table:table-cell>
          <table:table-cell table:formula="of:=IF(OR(AND([.B461]&gt;[.E461];[.C461]=0);AND([.B461]&lt;=[.E461];[.C461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577">
            <text:p>577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1.21317157712303">
            <text:p>1.2131715771</text:p>
          </table:table-cell>
          <table:table-cell table:formula="of:=IF(OR(AND([.B462]&gt;[.E462];[.C462]=0);AND([.B462]&lt;=[.E462];[.C462]=1));1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453">
            <text:p>453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0.220750551876378">
            <text:p>-0.2207505519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01">
            <text:p>1201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1240">
            <text:p>1240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 office:value-type="float" office:value="1">
            <text:p>1</text:p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 office:value-type="float" office:value="1">
            <text:p>1</text:p>
          </table:table-cell>
          <table:table-cell table:formula="of:=IF(OR(AND([.G464]=1;[.I464]=1);AND([.F464]=1;[.H464]=1));1;&quot;&quot;)" office:value-type="float" office:value="1">
            <text:p>1</text:p>
          </table:table-cell>
          <table:table-cell/>
          <table:table-cell table:formula="of:=([.D464]/[.E464]*100)-100" office:value-type="float" office:value="-1.04838709677419">
            <text:p>-1.0483870968</text:p>
          </table:table-cell>
          <table:table-cell table:formula="of:=IF(OR(AND([.B464]&gt;[.E464];[.C464]=0);AND([.B464]&lt;=[.E464];[.C464]=1));1;&quot;&quot;)" office:value-type="float" office:value="1">
            <text:p>1</text:p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62">
            <text:p>2662</text:p>
          </table:table-cell>
          <table:table-cell office:value-type="float" office:value="1">
            <text:p>1</text:p>
          </table:table-cell>
          <table:table-cell office:value-type="float" office:value="2721">
            <text:p>2721</text:p>
          </table:table-cell>
          <table:table-cell office:value-type="float" office:value="2723">
            <text:p>2723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 office:value-type="float" office:value="1">
            <text:p>1</text:p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 office:value-type="float" office:value="1">
            <text:p>1</text:p>
          </table:table-cell>
          <table:table-cell table:formula="of:=IF(OR(AND([.G465]=1;[.I465]=1);AND([.F465]=1;[.H465]=1));1;&quot;&quot;)" office:value-type="float" office:value="1">
            <text:p>1</text:p>
          </table:table-cell>
          <table:table-cell/>
          <table:table-cell table:formula="of:=([.D465]/[.E465]*100)-100" office:value-type="float" office:value="-0.0734484024972488">
            <text:p>-0.0734484025</text:p>
          </table:table-cell>
          <table:table-cell table:formula="of:=IF(OR(AND([.B465]&gt;[.E465];[.C465]=0);AND([.B465]&lt;=[.E465];[.C465]=1));1;&quot;&quot;)" office:value-type="float" office:value="1">
            <text:p>1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745">
            <text:p>3745</text:p>
          </table:table-cell>
          <table:table-cell office:value-type="float" office:value="1">
            <text:p>1</text:p>
          </table:table-cell>
          <table:table-cell office:value-type="float" office:value="3797">
            <text:p>3797</text:p>
          </table:table-cell>
          <table:table-cell office:value-type="float" office:value="3895">
            <text:p>389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 office:value-type="float" office:value="1">
            <text:p>1</text:p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 office:value-type="float" office:value="1">
            <text:p>1</text:p>
          </table:table-cell>
          <table:table-cell table:formula="of:=IF(OR(AND([.G466]=1;[.I466]=1);AND([.F466]=1;[.H466]=1));1;&quot;&quot;)" office:value-type="float" office:value="1">
            <text:p>1</text:p>
          </table:table-cell>
          <table:table-cell/>
          <table:table-cell table:formula="of:=([.D466]/[.E466]*100)-100" office:value-type="float" office:value="-2.51604621309372">
            <text:p>-2.5160462131</text:p>
          </table:table-cell>
          <table:table-cell table:formula="of:=IF(OR(AND([.B466]&gt;[.E466];[.C466]=0);AND([.B466]&lt;=[.E466];[.C466]=1));1;&quot;&quot;)" office:value-type="float" office:value="1">
            <text:p>1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850">
            <text:p>5850</text:p>
          </table:table-cell>
          <table:table-cell office:value-type="float" office:value="1">
            <text:p>1</text:p>
          </table:table-cell>
          <table:table-cell office:value-type="float" office:value="5989">
            <text:p>5989</text:p>
          </table:table-cell>
          <table:table-cell office:value-type="float" office:value="6010">
            <text:p>601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 office:value-type="float" office:value="1">
            <text:p>1</text:p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 office:value-type="float" office:value="1">
            <text:p>1</text:p>
          </table:table-cell>
          <table:table-cell table:formula="of:=IF(OR(AND([.G467]=1;[.I467]=1);AND([.F467]=1;[.H467]=1));1;&quot;&quot;)" office:value-type="float" office:value="1">
            <text:p>1</text:p>
          </table:table-cell>
          <table:table-cell/>
          <table:table-cell table:formula="of:=([.D467]/[.E467]*100)-100" office:value-type="float" office:value="-0.349417637271216">
            <text:p>-0.3494176373</text:p>
          </table:table-cell>
          <table:table-cell table:formula="of:=IF(OR(AND([.B467]&gt;[.E467];[.C467]=0);AND([.B467]&lt;=[.E467];[.C467]=1));1;&quot;&quot;)" office:value-type="float" office:value="1">
            <text:p>1</text:p>
          </table:table-cell>
        </table:table-row>
        <table:table-row table:style-name="ro2">
          <table:table-cell office:value-type="float" office:value="9627">
            <text:p>9627</text:p>
          </table:table-cell>
          <table:table-cell office:value-type="float" office:value="5950">
            <text:p>5950</text:p>
          </table:table-cell>
          <table:table-cell office:value-type="float" office:value="1">
            <text:p>1</text:p>
          </table:table-cell>
          <table:table-cell office:value-type="float" office:value="5945">
            <text:p>5945</text:p>
          </table:table-cell>
          <table:table-cell office:value-type="float" office:value="6090">
            <text:p>6090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2.38095238095238">
            <text:p>-2.380952381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193">
            <text:p>1193</text:p>
          </table:table-cell>
          <table:table-cell office:value-type="float" office:value="0">
            <text:p>0</text:p>
          </table:table-cell>
          <table:table-cell office:value-type="float" office:value="1192">
            <text:p>1192</text:p>
          </table:table-cell>
          <table:table-cell office:value-type="float" office:value="1196">
            <text:p>1196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 office:value-type="float" office:value="1">
            <text:p>1</text:p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0.334448160535118">
            <text:p>-0.3344481605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764">
            <text:p>2764</text:p>
          </table:table-cell>
          <table:table-cell office:value-type="float" office:value="1">
            <text:p>1</text:p>
          </table:table-cell>
          <table:table-cell office:value-type="float" office:value="2794">
            <text:p>2794</text:p>
          </table:table-cell>
          <table:table-cell office:value-type="float" office:value="2819">
            <text:p>2819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 office:value-type="float" office:value="1">
            <text:p>1</text:p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 office:value-type="float" office:value="1">
            <text:p>1</text:p>
          </table:table-cell>
          <table:table-cell table:formula="of:=IF(OR(AND([.G470]=1;[.I470]=1);AND([.F470]=1;[.H470]=1));1;&quot;&quot;)" office:value-type="float" office:value="1">
            <text:p>1</text:p>
          </table:table-cell>
          <table:table-cell/>
          <table:table-cell table:formula="of:=([.D470]/[.E470]*100)-100" office:value-type="float" office:value="-0.886839304717995">
            <text:p>-0.8868393047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878">
            <text:p>2878</text:p>
          </table:table-cell>
          <table:table-cell office:value-type="float" office:value="0">
            <text:p>0</text:p>
          </table:table-cell>
          <table:table-cell office:value-type="float" office:value="2898">
            <text:p>2898</text:p>
          </table:table-cell>
          <table:table-cell office:value-type="float" office:value="2961">
            <text:p>2961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2.12765957446808">
            <text:p>-2.1276595745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290">
            <text:p>4290</text:p>
          </table:table-cell>
          <table:table-cell office:value-type="float" office:value="1">
            <text:p>1</text:p>
          </table:table-cell>
          <table:table-cell office:value-type="float" office:value="4337">
            <text:p>4337</text:p>
          </table:table-cell>
          <table:table-cell office:value-type="float" office:value="4475">
            <text:p>4475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 office:value-type="float" office:value="1">
            <text:p>1</text:p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 office:value-type="float" office:value="1">
            <text:p>1</text:p>
          </table:table-cell>
          <table:table-cell table:formula="of:=IF(OR(AND([.G472]=1;[.I472]=1);AND([.F472]=1;[.H472]=1));1;&quot;&quot;)" office:value-type="float" office:value="1">
            <text:p>1</text:p>
          </table:table-cell>
          <table:table-cell/>
          <table:table-cell table:formula="of:=([.D472]/[.E472]*100)-100" office:value-type="float" office:value="-3.08379888268156">
            <text:p>-3.0837988827</text:p>
          </table:table-cell>
          <table:table-cell table:formula="of:=IF(OR(AND([.B472]&gt;[.E472];[.C472]=0);AND([.B472]&lt;=[.E472];[.C472]=1));1;&quot;&quot;)" office:value-type="float" office:value="1">
            <text:p>1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079">
            <text:p>7079</text:p>
          </table:table-cell>
          <table:table-cell office:value-type="float" office:value="0">
            <text:p>0</text:p>
          </table:table-cell>
          <table:table-cell office:value-type="float" office:value="7179">
            <text:p>7179</text:p>
          </table:table-cell>
          <table:table-cell office:value-type="float" office:value="7169">
            <text:p>7169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0.139489468545122">
            <text:p>0.1394894685</text:p>
          </table:table-cell>
          <table:table-cell table:formula="of:=IF(OR(AND([.B473]&gt;[.E473];[.C473]=0);AND([.B473]&lt;=[.E473];[.C473]=1));1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office:value-type="float" office:value="894">
            <text:p>894</text:p>
          </table:table-cell>
          <table:table-cell office:value-type="float" office:value="900">
            <text:p>900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-0.666666666666671">
            <text:p>-0.6666666667</text:p>
          </table:table-cell>
          <table:table-cell table:formula="of:=IF(OR(AND([.B474]&gt;[.E474];[.C474]=0);AND([.B474]&lt;=[.E474];[.C474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1052">
            <text:p>1052</text:p>
          </table:table-cell>
          <table:table-cell office:value-type="float" office:value="1079">
            <text:p>1079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 office:value-type="float" office:value="1">
            <text:p>1</text:p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 office:value-type="float" office:value="1">
            <text:p>1</text:p>
          </table:table-cell>
          <table:table-cell table:formula="of:=IF(OR(AND([.G475]=1;[.I475]=1);AND([.F475]=1;[.H475]=1));1;&quot;&quot;)" office:value-type="float" office:value="1">
            <text:p>1</text:p>
          </table:table-cell>
          <table:table-cell/>
          <table:table-cell table:formula="of:=([.D475]/[.E475]*100)-100" office:value-type="float" office:value="-2.50231696014829">
            <text:p>-2.5023169601</text:p>
          </table:table-cell>
          <table:table-cell table:formula="of:=IF(OR(AND([.B475]&gt;[.E475];[.C475]=0);AND([.B475]&lt;=[.E475];[.C475]=1));1;&quot;&quot;)" office:value-type="float" office:value="1">
            <text:p>1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492">
            <text:p>2492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2583">
            <text:p>2583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-1.66473093302362">
            <text:p>-1.664730933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055">
            <text:p>3055</text:p>
          </table:table-cell>
          <table:table-cell office:value-type="float" office:value="0">
            <text:p>0</text:p>
          </table:table-cell>
          <table:table-cell office:value-type="float" office:value="3129">
            <text:p>3129</text:p>
          </table:table-cell>
          <table:table-cell office:value-type="float" office:value="3195">
            <text:p>319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2.06572769953051">
            <text:p>-2.0657276995</text:p>
          </table:table-cell>
          <table:table-cell table:formula="of:=IF(OR(AND([.B477]&gt;[.E477];[.C477]=0);AND([.B477]&lt;=[.E477];[.C477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335">
            <text:p>3335</text:p>
          </table:table-cell>
          <table:table-cell office:value-type="float" office:value="0">
            <text:p>0</text:p>
          </table:table-cell>
          <table:table-cell office:value-type="float" office:value="3330">
            <text:p>3330</text:p>
          </table:table-cell>
          <table:table-cell office:value-type="float" office:value="3450">
            <text:p>345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 office:value-type="float" office:value="1">
            <text:p>1</text:p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-3.47826086956522">
            <text:p>-3.4782608696</text:p>
          </table:table-cell>
          <table:table-cell table:formula="of:=IF(OR(AND([.B478]&gt;[.E478];[.C478]=0);AND([.B478]&lt;=[.E478];[.C478]=1));1;&quot;&quot;)">
            <text:p/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float" office:value="353">
            <text:p>353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5.38243626062322">
            <text:p>5.3824362606</text:p>
          </table:table-cell>
          <table:table-cell table:formula="of:=IF(OR(AND([.B479]&gt;[.E479];[.C479]=0);AND([.B479]&lt;=[.E479];[.C479]=1));1;&quot;&quot;)" office:value-type="float" office:value="1">
            <text:p>1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77">
            <text:p>477</text:p>
          </table:table-cell>
          <table:table-cell office:value-type="float" office:value="1">
            <text:p>1</text:p>
          </table:table-cell>
          <table:table-cell office:value-type="float" office:value="483">
            <text:p>483</text:p>
          </table:table-cell>
          <table:table-cell office:value-type="float" office:value="482">
            <text:p>482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 office:value-type="float" office:value="1">
            <text:p>1</text:p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  <table:table-cell table:formula="of:=([.D480]/[.E480]*100)-100" office:value-type="float" office:value="0.207468879668056">
            <text:p>0.2074688797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130">
            <text:p>9130</text:p>
          </table:table-cell>
          <table:table-cell office:value-type="float" office:value="1">
            <text:p>1</text:p>
          </table:table-cell>
          <table:table-cell office:value-type="float" office:value="9483">
            <text:p>9483</text:p>
          </table:table-cell>
          <table:table-cell office:value-type="float" office:value="9350">
            <text:p>935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 office:value-type="float" office:value="1">
            <text:p>1</text:p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 office:value-type="float" office:value="1">
            <text:p>1</text:p>
          </table:table-cell>
          <table:table-cell table:formula="of:=IF(OR(AND([.G481]=1;[.I481]=1);AND([.F481]=1;[.H481]=1));1;&quot;&quot;)" office:value-type="float" office:value="1">
            <text:p>1</text:p>
          </table:table-cell>
          <table:table-cell/>
          <table:table-cell table:formula="of:=([.D481]/[.E481]*100)-100" office:value-type="float" office:value="1.42245989304813">
            <text:p>1.422459893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520">
            <text:p>3520</text:p>
          </table:table-cell>
          <table:table-cell office:value-type="float" office:value="0">
            <text:p>0</text:p>
          </table:table-cell>
          <table:table-cell office:value-type="float" office:value="3577">
            <text:p>3577</text:p>
          </table:table-cell>
          <table:table-cell office:value-type="float" office:value="3600">
            <text:p>360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-0.638888888888886">
            <text:p>-0.6388888889</text:p>
          </table:table-cell>
          <table:table-cell table:formula="of:=IF(OR(AND([.B482]&gt;[.E482];[.C482]=0);AND([.B482]&lt;=[.E482];[.C482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3917">
            <text:p>3917</text:p>
          </table:table-cell>
          <table:table-cell office:value-type="float" office:value="3960">
            <text:p>3960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1.08585858585859">
            <text:p>-1.0858585859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170">
            <text:p>2170</text:p>
          </table:table-cell>
          <table:table-cell office:value-type="float" office:value="1">
            <text:p>1</text:p>
          </table:table-cell>
          <table:table-cell office:value-type="float" office:value="2198">
            <text:p>2198</text:p>
          </table:table-cell>
          <table:table-cell office:value-type="float" office:value="2250">
            <text:p>225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 office:value-type="float" office:value="1">
            <text:p>1</text:p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  <table:table-cell table:formula="of:=([.D484]/[.E484]*100)-100" office:value-type="float" office:value="-2.3111111111111">
            <text:p>-2.3111111111</text:p>
          </table:table-cell>
          <table:table-cell table:formula="of:=IF(OR(AND([.B484]&gt;[.E484];[.C484]=0);AND([.B484]&lt;=[.E484];[.C484]=1));1;&quot;&quot;)" office:value-type="float" office:value="1">
            <text:p>1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2831">
            <text:p>2831</text:p>
          </table:table-cell>
          <table:table-cell office:value-type="float" office:value="1">
            <text:p>1</text:p>
          </table:table-cell>
          <table:table-cell office:value-type="float" office:value="2900">
            <text:p>2900</text:p>
          </table:table-cell>
          <table:table-cell office:value-type="float" office:value="2999">
            <text:p>2999</text:p>
          </table:table-cell>
          <table:table-cell table:formula="of:=IF(AND([.B485]&gt;[.E485];[.H485]=1);1;&quot;&quot;)">
            <text:p/>
          </table:table-cell>
          <table:table-cell table:formula="of:=IF(AND([.B485]&lt;=[.E485];[.I485]=1);1;&quot;&quot;)" office:value-type="float" office:value="1">
            <text:p>1</text:p>
          </table:table-cell>
          <table:table-cell table:formula="of:=IF(AND([.B485]&gt;[.D485];[.C485]=0);1;&quot;&quot;)">
            <text:p/>
          </table:table-cell>
          <table:table-cell table:formula="of:=IF(AND([.B485]&lt;=[.D485];[.C485]=1);1;&quot;&quot;)" office:value-type="float" office:value="1">
            <text:p>1</text:p>
          </table:table-cell>
          <table:table-cell table:formula="of:=IF(OR(AND([.G485]=1;[.I485]=1);AND([.F485]=1;[.H485]=1));1;&quot;&quot;)" office:value-type="float" office:value="1">
            <text:p>1</text:p>
          </table:table-cell>
          <table:table-cell/>
          <table:table-cell table:formula="of:=([.D485]/[.E485]*100)-100" office:value-type="float" office:value="-3.30110036678893">
            <text:p>-3.3011003668</text:p>
          </table:table-cell>
          <table:table-cell table:formula="of:=IF(OR(AND([.B485]&gt;[.E485];[.C485]=0);AND([.B485]&lt;=[.E485];[.C485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6]&gt;[.E486];[.H486]=1);1;&quot;&quot;)">
            <text:p/>
          </table:table-cell>
          <table:table-cell table:formula="of:=IF(AND([.B486]&lt;=[.E486];[.I486]=1);1;&quot;&quot;)">
            <text:p/>
          </table:table-cell>
          <table:table-cell table:formula="of:=IF(AND([.B486]&gt;[.D486];[.C486]=0);1;&quot;&quot;)">
            <text:p/>
          </table:table-cell>
          <table:table-cell table:formula="of:=IF(AND([.B486]&lt;=[.D486];[.C486]=1);1;&quot;&quot;)">
            <text:p/>
          </table:table-cell>
          <table:table-cell table:formula="of:=IF(OR(AND([.G486]=1;[.I486]=1);AND([.F486]=1;[.H486]=1));1;&quot;&quot;)">
            <text:p/>
          </table:table-cell>
          <table:table-cell/>
          <table:table-cell table:formula="of:=([.D486]/[.E486]*100)-100" office:value-type="float" office:value="-0.091240875912419">
            <text:p>-0.0912408759</text:p>
          </table:table-cell>
          <table:table-cell table:formula="of:=IF(OR(AND([.B486]&gt;[.E486];[.C486]=0);AND([.B486]&lt;=[.E486];[.C486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7150">
            <text:p>47150</text:p>
          </table:table-cell>
          <table:table-cell office:value-type="float" office:value="1">
            <text:p>1</text:p>
          </table:table-cell>
          <table:table-cell office:value-type="float" office:value="47320">
            <text:p>47320</text:p>
          </table:table-cell>
          <table:table-cell office:value-type="float" office:value="48490">
            <text:p>48490</text:p>
          </table:table-cell>
          <table:table-cell table:formula="of:=IF(AND([.B487]&gt;[.E487];[.H487]=1);1;&quot;&quot;)">
            <text:p/>
          </table:table-cell>
          <table:table-cell table:formula="of:=IF(AND([.B487]&lt;=[.E487];[.I487]=1);1;&quot;&quot;)" office:value-type="float" office:value="1">
            <text:p>1</text:p>
          </table:table-cell>
          <table:table-cell table:formula="of:=IF(AND([.B487]&gt;[.D487];[.C487]=0);1;&quot;&quot;)">
            <text:p/>
          </table:table-cell>
          <table:table-cell table:formula="of:=IF(AND([.B487]&lt;=[.D487];[.C487]=1);1;&quot;&quot;)" office:value-type="float" office:value="1">
            <text:p>1</text:p>
          </table:table-cell>
          <table:table-cell table:formula="of:=IF(OR(AND([.G487]=1;[.I487]=1);AND([.F487]=1;[.H487]=1));1;&quot;&quot;)" office:value-type="float" office:value="1">
            <text:p>1</text:p>
          </table:table-cell>
          <table:table-cell/>
          <table:table-cell table:formula="of:=([.D487]/[.E487]*100)-100" office:value-type="float" office:value="-2.41286863270777">
            <text:p>-2.4128686327</text:p>
          </table:table-cell>
          <table:table-cell table:formula="of:=IF(OR(AND([.B487]&gt;[.E487];[.C487]=0);AND([.B487]&lt;=[.E487];[.C487]=1));1;&quot;&quot;)" office:value-type="float" office:value="1">
            <text:p>1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5401">
            <text:p>5401</text:p>
          </table:table-cell>
          <table:table-cell office:value-type="float" office:value="0">
            <text:p>0</text:p>
          </table:table-cell>
          <table:table-cell office:value-type="float" office:value="5585">
            <text:p>5585</text:p>
          </table:table-cell>
          <table:table-cell office:value-type="float" office:value="5477">
            <text:p>5477</text:p>
          </table:table-cell>
          <table:table-cell table:formula="of:=IF(AND([.B488]&gt;[.E488];[.H488]=1);1;&quot;&quot;)">
            <text:p/>
          </table:table-cell>
          <table:table-cell table:formula="of:=IF(AND([.B488]&lt;=[.E488];[.I488]=1);1;&quot;&quot;)">
            <text:p/>
          </table:table-cell>
          <table:table-cell table:formula="of:=IF(AND([.B488]&gt;[.D488];[.C488]=0);1;&quot;&quot;)">
            <text:p/>
          </table:table-cell>
          <table:table-cell table:formula="of:=IF(AND([.B488]&lt;=[.D488];[.C488]=1);1;&quot;&quot;)">
            <text:p/>
          </table:table-cell>
          <table:table-cell table:formula="of:=IF(OR(AND([.G488]=1;[.I488]=1);AND([.F488]=1;[.H488]=1));1;&quot;&quot;)">
            <text:p/>
          </table:table-cell>
          <table:table-cell/>
          <table:table-cell table:formula="of:=([.D488]/[.E488]*100)-100" office:value-type="float" office:value="1.97188241738178">
            <text:p>1.9718824174</text:p>
          </table:table-cell>
          <table:table-cell table:formula="of:=IF(OR(AND([.B488]&gt;[.E488];[.C488]=0);AND([.B488]&lt;=[.E488];[.C488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250">
            <text:p>6250</text:p>
          </table:table-cell>
          <table:table-cell office:value-type="float" office:value="1">
            <text:p>1</text:p>
          </table:table-cell>
          <table:table-cell office:value-type="float" office:value="6364">
            <text:p>6364</text:p>
          </table:table-cell>
          <table:table-cell office:value-type="float" office:value="6280">
            <text:p>6280</text:p>
          </table:table-cell>
          <table:table-cell table:formula="of:=IF(AND([.B489]&gt;[.E489];[.H489]=1);1;&quot;&quot;)">
            <text:p/>
          </table:table-cell>
          <table:table-cell table:formula="of:=IF(AND([.B489]&lt;=[.E489];[.I489]=1);1;&quot;&quot;)" office:value-type="float" office:value="1">
            <text:p>1</text:p>
          </table:table-cell>
          <table:table-cell table:formula="of:=IF(AND([.B489]&gt;[.D489];[.C489]=0);1;&quot;&quot;)">
            <text:p/>
          </table:table-cell>
          <table:table-cell table:formula="of:=IF(AND([.B489]&lt;=[.D489];[.C489]=1);1;&quot;&quot;)" office:value-type="float" office:value="1">
            <text:p>1</text:p>
          </table:table-cell>
          <table:table-cell table:formula="of:=IF(OR(AND([.G489]=1;[.I489]=1);AND([.F489]=1;[.H489]=1));1;&quot;&quot;)" office:value-type="float" office:value="1">
            <text:p>1</text:p>
          </table:table-cell>
          <table:table-cell/>
          <table:table-cell table:formula="of:=([.D489]/[.E489]*100)-100" office:value-type="float" office:value="1.33757961783441">
            <text:p>1.3375796178</text:p>
          </table:table-cell>
          <table:table-cell table:formula="of:=IF(OR(AND([.B489]&gt;[.E489];[.C489]=0);AND([.B489]&lt;=[.E489];[.C489]=1));1;&quot;&quot;)" office:value-type="float" office:value="1">
            <text:p>1</text:p>
          </table:table-cell>
        </table:table-row>
        <table:table-row table:style-name="ro2">
          <table:table-cell table:number-columns-repeated="5"/>
          <table:table-cell table:formula="of:=SUM([.F2:.F489])" office:value-type="float" office:value="2">
            <text:p>2</text:p>
          </table:table-cell>
          <table:table-cell table:formula="of:=SUM([.G2:.G489])" office:value-type="float" office:value="179">
            <text:p>179</text:p>
          </table:table-cell>
          <table:table-cell table:formula="of:=SUM([.H2:.H489])" office:value-type="float" office:value="14">
            <text:p>14</text:p>
          </table:table-cell>
          <table:table-cell table:formula="of:=SUM([.I2:.I489])" office:value-type="float" office:value="187">
            <text:p>187</text:p>
          </table:table-cell>
          <table:table-cell table:formula="of:=SUM([.J2:.J489])" office:value-type="float" office:value="181">
            <text:p>181</text:p>
          </table:table-cell>
          <table:table-cell table:formula="of:=([.J490]/([.H490]+[.I490]))*100" office:value-type="float" office:value="90.0497512437811">
            <text:p>90.0497512438</text:p>
          </table:table-cell>
          <table:table-cell table:formula="of:=AVERAGE([.L2:.L489])" office:value-type="float" office:value="-0.528050762651523">
            <text:p>-0.5280507627</text:p>
          </table:table-cell>
          <table:table-cell table:formula="of:=SUM([.M2:.M489])" office:value-type="float" office:value="201">
            <text:p>201</text:p>
          </table:table-cell>
        </table:table-row>
        <table:table-row table:style-name="ro2">
          <table:table-cell table:number-columns-repeated="11"/>
          <table:table-cell table:formula="of:=MIN([.L2:.L489])" office:value-type="float" office:value="-7.00440528634361">
            <text:p>-7.0044052863</text:p>
          </table:table-cell>
          <table:table-cell table:formula="of:=[.M490]/488" office:value-type="float" office:value="0.411885245901639">
            <text:p>0.4118852459</text:p>
          </table:table-cell>
        </table:table-row>
        <table:table-row table:style-name="ro2">
          <table:table-cell table:number-columns-repeated="11"/>
          <table:table-cell table:formula="of:=MAX([.L2:.L489])" office:value-type="float" office:value="9.39106901217861">
            <text:p>9.3910690122</text:p>
          </table:table-cell>
          <table:table-cell table:formula="of:=SUM([.C2:.C489])" office:value-type="float" office:value="196">
            <text:p>196</text:p>
          </table:table-cell>
        </table:table-row>
        <table:table-row table:style-name="ro2" table:number-rows-repeated="104808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6T11:09:24</dc:date>
    <dc:creator>debian </dc:creator>
    <meta:document-statistic meta:table-count="1" meta:cell-count="5881" meta:object-count="0"/>
    <meta:generator>LibreOffice/3.5$Linux_x86 LibreOffice_project/350m1$Build-2</meta:generator>
  </office:meta>
</office:document-meta>
</file>